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1136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চার অধ্যায়</text:p>
      <text:p text:style-name="P1"/>
      <text:p text:style-name="Subtitle">রবীন্দ্রনাথ ঠাকুর</text:p>
      <text:h text:style-name="Heading_20_3" text:outline-level="3"/>
      <text:h text:style-name="Heading_20_3" text:outline-level="3">ভূমিকা</text:h>
      <text:p text:style-name="Text_20_body"/>
      <text:p text:style-name="Text_20_body">এলার মনে পড়ে তার জীবনের প্রথম সূচনা বিদ্রোহের মধ্যে। তার মা মায়াময়ীর ছিল বাতিকের ধাত, তাঁর ব্যবহারটা বিচার-বিবেচনার প্রশস্ত পথ ধরে চলতে পারত না। বেহিসাবি মেজাজের অসংযত ঝাপটায় সংসারকে তিনি যখন-তখন ক্ষুব্ধ করে তুলতেন, শাসন করতেন অন্যায় করে, সন্দেহ করতেন অকারণে। মেয়ে যখন অপরাধ অস্বীকার করত, ফস করে বলতেন, মিথ্যে কথা বলছিস। অথচ অবিমিশ্র সত্যকথা বলা মেয়ের একটা ব্যসন বললেই হয়। এজন্যেই সে শাস্তি পেয়েছে সব-চেয়ে বেশি। সকল রকম অবিচারের বিরুদ্ধে অসহিষ্ণুতা তার স্বভাবে প্রবল হয়ে উঠেছে। তার মার কাছে মনে হয়েছে, এইটেই স্ত্রীধর্মনীতির বিরুদ্ধ।</text:p>
      <text:p text:style-name="Text_20_body"><text:s/></text:p>
      <text:p text:style-name="Text_20_body">একটা কথা সে বাল্যকাল থেকে বুঝেছে যে, দুর্বলতা অত্যাচারের প্রধান বাহন। ওদের পরিবারে যে-সকল আশ্রিত অন্নজীবী ছিল, যারা পরের অনুগ্রহ-নিগ্রহের সংকীর্ণ বেড়া-দেওয়া ক্ষেত্রের মধ্যে নিঃসহায়ভাবে আবদ্ধ তারাই কলুষিত করেছে ওদের পরিবারের আবহাওয়াকে, তারাই ওর মায়ের অন্ধ প্রভুত্বচর্চাকে বাধাবিহীন করে তুলেছে। এই অস্বাস্থ্যকর অবস্থার প্রতিক্রিয়ারূপেই ওর মনে অল্পবয়স থেকেই স্বাধীনতার আকাঙক্ষা এত দুর্দাম হয়ে উঠেছিল।</text:p>
      <text:p text:style-name="Text_20_body"><text:s/></text:p>
      <text:p text:style-name="Text_20_body">এলার বাপ নরেশ দাশগুপ্ত সাইকলজিতে বিলিতি বিশ্ববিদ্যালয়ে ডিগ্রি নিয়ে এসেছেন। তীক্ষ্ণ তাঁর বৈজ্ঞানিক বিচারশক্তি, অধ্যাপনায় তিনি বিশেষভাবে যশম্বী। প্রাদেশিক প্রাইভেট কলেজে তিনি স্থান নিয়েছেন যেহেতু সেই প্রদেশে তাঁর জন্ম, সাংসারিক উন্নতির দিকে তাঁর লোভ কম, সে-সম্বন্ধে দক্ষতাও সামান্য। ভুল করে লোককে বিশ্বাস করা ও বিশ্বাস করে নিজের ক্ষতি করা বারবারকার অভিজ্ঞতাতেও তাঁর শোধন হয় নি। ঠকিয়ে কিংবা অনায়াসে যারা উপকার আদায় করে তাদের কৃতঘ্নতা সব-চেয়ে অকরুণ। যখন সেটা প্রকাশ পেত সেটাকে মনস্তত্ত্বের বিশেষ তথ্য বলে মানুষটি অনায়াসে স্বীকার করে নিতেন, মনে বা মুখে নালিশ করতেন না। বিষয়বুদ্ধির ত্রুটি নিয়ে স্ত্রীর কাছে কখনো তিনি ক্ষমা পান নি, খোঁটা খেয়েছেন প্রতিদিন। নালিশের কারণ অতীতকালবর্তী হলেও তাঁর স্ত্রী কখনো ভুলতে পারতেন না, যখন-তখন তীক্ষ্ণ খোঁচায় উসকিয়ে দিয়ে তার দাহকে ঠাণ্ডা হতে দেওয়া অসাধ্য করে তুলতেন। বিশ্বাসপরায়ণ ঔদার্যগুণেই তার বাপকে কেবলই ঠকতে ও দুঃখ পেতে দেখে বাপের উপর এলার ছিল সদাব্যথিত স্নেহ--যেমন সকরুণ স্নেহ মায়ের থাকে অবুঝ বালকের 'পরে। সব-চেয়ে তাকে আঘাত করত যখন মায়ের কলহের ভাষায় তীব্র ইঙ্গিত থাকত যে, বুদ্ধিবিবেচনায় তিনি তাঁর স্বামীর চেয়ে শ্রেষ্ঠ। এলা নানা উপলক্ষ্যে মায়ের কাছে তার বাবার অসম্মান দেখতে পেয়েছে, তা নিয়ে নিষ্ফল আক্রোশে চোখের জলে রাত্রে তার বালিশ গেছে ভিজে। এ-রকম অতিমাত্র ধৈর্য অন্যায় বলে এলা অনেক সময় তার বাবাকে মনে মনে অপরাধী না করে থাকতে পারে নি।</text:p>
      <text:p text:style-name="Text_20_body"><text:s/></text:p>
      <text:p text:style-name="Text_20_body"><text:soft-page-break/>অত্যন্ত পীড়িত হয়ে একদিন এলা বাবাকে বলেছিল, "এ-রকম অন্যায় চুপ করে সহ্য করাই অন্যায়।"</text:p>
      <text:p text:style-name="Text_20_body"><text:s/></text:p>
      <text:p text:style-name="Text_20_body">নরেশ বললেন, "স্বভাবের প্রতিবাদ করাও যা আর তপ্ত লোহায় হাত বুলিয়ে তাকে ঠাণ্ডা করতে যাওয়াও তাই, তাতে বীরত্ব থাকতে পারে কিন্তু আরাম নেই।"</text:p>
      <text:p text:style-name="Text_20_body"><text:s/></text:p>
      <text:p text:style-name="Text_20_body">"চুপ করে থাকাতে আরাম আরও কম"-- বলে এলা দ্রুত চলে গেল।</text:p>
      <text:p text:style-name="Text_20_body"><text:s/></text:p>
      <text:p text:style-name="Text_20_body">এদিকে সংসারে এলা দেখতে পায়, যারা মায়ের মন জুগিয়ে চলবার কৌশল জানে তাদের চক্রান্তে নিষ্ঠুর অন্যায় ঘটে অপরাধহীনের প্রতি। এলা সইতে পারে না, উত্তেজিত হয়ে সত্য প্রমাণ উপস্থিত করে বিচারকর্ত্রীর সামনে। কিন্তু কর্তৃত্বের অহমিকার কাছে অকাট্য যুক্তিই দুঃসহ স্পর্ধা। অনুকূল ঝ'ড়ো হাওয়ার মতো তাতে বিচারের নৌকো এগিয়ে দেয় না, নৌকো দেয় কাত করে।</text:p>
      <text:p text:style-name="Text_20_body"><text:s/></text:p>
      <text:p text:style-name="Text_20_body">এই পরিবারে আরও একটি উপসর্গ ছিল যা এলার মনকে নিয়ত আঘাত করেছে। সে তার মায়ের শুচিবায়ু। একদিন কোনো মুসলমান অভ্যাগতকে বসবার জন্যে এলা মাদুর পেতে দিয়েছিল-- সে মাদুর মা ফেলে দিলেন, গালচে দিলে দোষ হত না। এলার তার্কিক মন, তর্ক না করে থাকতে পারে না। বাবাকে একদিন জিজ্ঞাসা করলে, "আচ্ছা এই সব ছোঁয়াছুঁয়ি নাওয়াখাওয়া নিয়ে কটকেনা মেয়েদেরই কেন এত পেয়ে বসে? এতে হৃদয়ের তো স্থান নেই, বরং বিরুদ্ধতা আছে; এ তো কেবল যন্ত্রের মতো অন্ধভাবে মেনে চলা।" সাইকলজিস্ট বাবা বললেন, "মেয়েদের হাজার বছরের হাতকড়ি-লাগানো মন; তারা মানবে, প্রশ্ন করবে না,--এইটেতেই সমাজ-মনিবের কাছে বকশিশ পেয়েছে, সেইজন্যে মানাটা যত অন্ধ হয় তার দাম তাদের কাছে তত বড়ো হয়ে ওঠে। মেয়েলি পুরুষদেরও এই দশা।" আচারের নিরর্থকতা সম্বন্ধে এলা বারবার মাকে প্রশ্ন না করে থাকতে পারে নি, বারবার তার উত্তর পেয়েছে ভর্ৎসনায়। নিয়ত এই ধাক্কায় এলার মন অবাধ্যতার দিকে ঝুঁকে পড়েছে।</text:p>
      <text:p text:style-name="Text_20_body"><text:s/></text:p>
      <text:p text:style-name="Text_20_body">নরেশ দেখলেন পরিবারিক এই সব দ্বন্দ্বে মেয়ের শরীর খারাপ হয়ে উঠেছে, সেটা তাঁকে অত্যন্ত বাজল। এমন সময় একদিন এলা একটা বিশেষ অবিচারে কঠোরভাবে আহত হয়ে নরেশের কাছে এসে জানাল, "বাবা, আমাকে কলকাতায় বোর্ডিঙে পাঠাও। প্রস্তাবটা তাদের দুজনের পক্ষেই দুঃখকর, কিন্তু বাপ অবস্থা বুঝলেন, এবং মায়াময়ীর দিক থেকে প্রতিকূল ঝঞ্ঝাঘাতের মধ্যেও এলাকে পাঠিয়ে দিলেন দূরে। আপন নিষ্করুণ সংসারে নিমগ্ন হয়ে রইলেন অধ্যয়ন-অধ্যাপনায়।</text:p>
      <text:p text:style-name="Text_20_body"><text:s/></text:p>
      <text:p text:style-name="Text_20_body">মা বললেন, "শহরে পাঠিয়ে মেয়েকে মেমসাহেব বানাতে চাও তো বানাও কিন্তু ওই তোমার আদুরে মেয়েকে প্রাণান্ত ভুগতে হবে শ্বশুরঘর করবার দিনে। তখন আমাকে দোষ দিয়ো না।" মেয়ের ব্যবহারে কলিকালোচিত স্বাতন্ত্র৻ের দুর্লক্ষণ দেখে এই আশঙ্কা তার মা বারবার প্রকাশ করেছেন। এলা তার ভাবী শাশুড়ীর হাড় জ্বালাতন করবে সেই সম্ভাবনা নিশ্চিত জেনে সেই কাল্পনিক গৃহিণীর প্রতি তাঁর অনুকম্পা মুখর হয়ে উঠত। এর থেকে মেয়ের মনে ধারণা দৃঢ় হয়েছিল যে, বিয়ের জন্যে মেয়েদের প্রস্তুত হতে হয় আত্মসম্মানকে পঙ্গু করে, ন্যায়-অন্যায়বোধকে অসাড় করে দিয়ে।</text:p>
      <text:p text:style-name="Text_20_body"><text:s/></text:p>
      <text:p text:style-name="Text_20_body"><text:soft-page-break/>এলা যখন ম্যাট্‌রিক পার হয়ে কলেজে প্রবেশ করেছে তখন মায়ের মৃত্যু হল। নরেশ মাঝে মাঝে বিয়ের প্রস্তাবে মেয়েকে রাজি করতে চেষ্টা করেছেন। এলা অপূর্ব-সুন্দরী, পাত্রের তরফে প্রার্থীর অভাব ছিল না, কিন্তু বিবাহের প্রতি বিমুখতা তার সংস্কারগত। মেয়ে পরীক্ষাগুলো পাস করলে, তাকে অবিবাহিত রেখেই বাপ গেলেন মারা।</text:p>
      <text:p text:style-name="Text_20_body"><text:s/></text:p>
      <text:p text:style-name="Text_20_body">সুরেশ ছিল তাঁর কনিষ্ঠ ভাই। নরেশ এই ভাইকে মানুষ করেছেন, শেষ পর্যন্ত পড়িয়েছেন খরচ দিয়ে। দু-বছরের মতো তাঁকে বিলেতে পাঠিয়ে স্ত্রীর কাছে লাঞ্ছিত এবং মহাজনের কাছে ঋণী হয়েছেন। সুরেশ এখন ডাকবিভাগের উচ্চপদস্থ কর্মচারী। কর্ম উপলক্ষ্যে ঘুরতে হয় নানা প্রদেশে। তাঁরই উপর পড়ল এলার ভার। একান্ত যত্ন করেই ভার নিলেন।</text:p>
      <text:p text:style-name="Text_20_body"><text:s/></text:p>
      <text:p text:style-name="Text_20_body">সুরেশের স্ত্রীর নাম মাধবী। তিনি যে-পরিবারের মেয়ে সে-পরিবারে স্ত্রীলোকদের পরিমিত পড়াশুনোই ছিল প্রচলিত; তার পরিমাণ মাঝারি মাপের চেয়ে কম বই বেশি নয়। স্বামী বিলেত থেকে ফিরে এসে উচ্চপদ নিয়ে দূরে দূরে যখন ঘুরতেন তখন তাঁকে বাইরের নানা লোকের সঙ্গে সামাজিকতা করতে হত। কিছুদিন অভ্যাসের পরে মাধবী নিমন্ত্রণ-আমন্ত্রণে বিজাতীয় লৌকিকতা পালন করতে অভ্যস্ত হয়েছিলেন। এমন-কি, গোরাদের ক্লাবে ও পঙ্গু ইংরেজি ভাষাকে সকারণ ও অকারণ হাসির দ্বারা পূরণ করে কাজ চালিয়ে আসতে পারতেন।</text:p>
      <text:p text:style-name="Text_20_body"><text:s/></text:p>
      <text:p text:style-name="Text_20_body">এমন সময় সুরেশ কোনো প্রদেশের বড়ো শহরে যখন আছেন এলা এল তাঁর ঘরে; রূপে গুণে বিদ্যায় কাকার মনে গর্ব জাগিয়ে তুললে। ওঁর উপরিওআলা বা সহকর্মী এবং দেশী ও বিলিতি আলাপী-পরিচিতদের কাছে নানা উপলক্ষ্যে এলাকে প্রকাশিত করবার জন্যে তিনি ব্যগ্র হয়ে উঠলেন। এলার স্ত্রীবুদ্ধিতে বুঝতে বাকি রইল না যে, এর ফল ভালো হচ্ছে না। মাধবী মিথ্যা আরামের ভান করে ক্ষণে ক্ষণে বলতে লাগলেন, "বাঁচা গেল-- বিলিতি কায়দার সামাজিকতার দায় আমার ঘাড়ে চাপানো কেন বাপু। আমার না আছে বিদ্যে, না আছে বুদ্ধি।" ভাবগতিক দেখে এলা নিজের চারিদিকে প্রায় একটা জেনানা খাড়া করে তুললে। সুরেশের মেয়ে সুরমার পড়াবার ভার সে অতিরিক্ত উৎসাহের সঙ্গে নিলে। একটা থীসিস লিখতে লাগিয়ে দিলে তার বাকি সময়টুকু। বিষয়টা বাংলা মঙ্গলকাব্য ও চসারের কাব্যের তুলনা। এই নিয়ে সুরেশ মহা উৎসাহিত। এই সংবাদটা চারদিকে প্রচার করে দিলেন। মাধবী মুখ বাঁকা করে বললেন, "বাড়াবাড়ি।"</text:p>
      <text:p text:style-name="Text_20_body"><text:s/></text:p>
      <text:p text:style-name="Text_20_body">স্বামীকে বললেন, "এলার কাছে ফস করে মেয়েকে পড়তে দিলে! কেন, অধর মাস্টার কী দোষ করেছে? যাই বল না আমি কিন্তু--"</text:p>
      <text:p text:style-name="Text_20_body"><text:s/></text:p>
      <text:p text:style-name="Text_20_body">সুরেশ অবাক হয়ে বললেন, "কী বল তুমি! এলার সঙ্গে অধরের তুলনা!"</text:p>
      <text:p text:style-name="Text_20_body"><text:s/></text:p>
      <text:p text:style-name="Text_20_body">"দুটো নোটবই মুখস্থ করে পাস করলেই বিদ্যে হয় না,"-- বলে ঘাড় বেঁকিয়ে গৃহিণী ঘর থেকে বেরিয়ে চলে গেলেন।</text:p>
      <text:p text:style-name="Text_20_body"><text:s/></text:p>
      <text:p text:style-name="Text_20_body">একটা কথা স্বামীকে বলতেও তাঁর মুখে বাধে--"সুরমার বয়স তেরো পেরোতে চলল, আজ বাদে কাল পাত্র খুঁজতে দেশ ঝেঁটিয়ে বেড়াতে হবে, তখন এলা সুরমার কাছে থাকলে-- ছেলেগুলোর চোখে যে ফ্যাঁকাসে কটা রঙের নেশা-- ওরা কি জানে কাকে বলে সুন্দর?" দীর্ঘনিশ্বাস ফেলেন আর ভাবেন, এ-সব কর্তাকে জানিয়ে ফল নেই, পুরুষরা যে সংসার-কানা।</text:p>
      <text:p text:style-name="Text_20_body"><text:soft-page-break/><text:s/></text:p>
      <text:p text:style-name="Text_20_body">যত শীঘ্র হয় এলার বিয়ে হয়ে যাক এই চেষ্টায় উঠে পড়ে লাগলেন গৃহিণী। বেশি চেষ্টা করতে হয় না, ভালো ভালো পাত্র আপনি এসে জোটে-- এমন সব পাত্র, সুরমার সঙ্গে যাদের সম্বন্ধ ঘটাবার জন্য মাধবী লুব্ধ হয়ে ওঠেন। অথচ এলা তাদের বারে বারে নিরাশ করে ফিরিয়ে দেয়।</text:p>
      <text:p text:style-name="Text_20_body"><text:s/></text:p>
      <text:p text:style-name="Text_20_body">ভাইঝির একগুঁয়ে অবিবেচনায় উদ্বিগ্ন হলেন সুরেশ, কাকী হলেন অত্যন্ত অসহিষ্ণু। তিনি জানেন সৎপাত্রকে উপেক্ষা করা সমর্থবয়সের বাঙালি মেয়ের পক্ষে অপরাধ। নানারকম বয়সোচিত দুর্যোগের আশঙ্কা করতে লাগলেন, এবং দায়িত্ববোধে অভিভূত হল তাঁর অন্তঃকরণ। এলা স্পষ্টই বুঝতে পারলে যে, সে তার কাকার স্নেহের সঙ্গে কাকার সংসারের দ্বন্দ্ব ঘটাতে বসেছে।</text:p>
      <text:p text:style-name="Text_20_body"><text:s/></text:p>
      <text:p text:style-name="Text_20_body">এমন সময় ইন্দ্রনাথ এলেন সেই শহরে। দেশের ছাত্রেরা তাঁকে মানত রাজচক্রবর্তীর মতো। অসাধারণ তাঁর তেজ, আর বিদ্যার খ্যাতিও প্রভূত। একদিন সুরেশের ওখানে তাঁর নিমন্ত্রণ। সেদিন কোনো এক সুযোগে এলা অপরিচয়সত্ত্বেও অসংকোচে তাঁর কাছে এসে বললে "আমাকে আপনার কোনো একটা কাজ দিতে পারেন না?"</text:p>
      <text:p text:style-name="Text_20_body"><text:s/></text:p>
      <text:p text:style-name="Text_20_body">আজকালকার দিনে এ-রকম আবেদন বিশেষ আশ্চর্যের নয় কিন্তু তবু মেয়েটির দীপ্তি দেখে চমক লাগল ইন্দ্রনাথের। তিনি বললেন, "কলকাতায় সম্প্রতি নারায়ণী হাই স্কুল মেয়েদের জন্যে খোলা হয়েছে। তোমাকে তার কর্ত্রীপদ দিতে পারি, প্রস্তুত আছ?"</text:p>
      <text:p text:style-name="Text_20_body"><text:s/></text:p>
      <text:p text:style-name="Text_20_body">"প্রস্তুত আছি যদি আমাকে বিশ্বাস করেন।"</text:p>
      <text:p text:style-name="Text_20_body"><text:s/></text:p>
      <text:p text:style-name="Text_20_body">ইন্দ্রনাথ এলার মুখের দিকে তাঁর উজ্জ্বল দৃষ্টি রেখে বললেন, "আমি লোক চিনি। তোমাকে বিশ্বাস করতে আমার মুহূর্তকাল বিলম্ব হয় নি। তোমাকে দেখবামাত্রই মনে হয়েছে, তুমি নবযুগের দূতী, নবযুগের আহ্বান তোমার মধ্যে!"</text:p>
      <text:p text:style-name="Text_20_body"><text:s/></text:p>
      <text:p text:style-name="Text_20_body">হঠাৎ ইন্দ্রনাথের মুখে এমন কথা শুনে এলার বুকের মধ্যে কেঁপে উঠল।</text:p>
      <text:p text:style-name="Text_20_body"><text:s/></text:p>
      <text:p text:style-name="Text_20_body">সে বললে, "আপনার কথায় আমার ভয় হয়। ভুল করে আমাকে বাড়াবেন না। আপনার ধারণার যোগ্য হবার জন্যে দুঃসাধ্য চেষ্টা করতে গেলে ভেঙে পড়ব। আমার শক্তির সীমার মধ্যে যতটা পারি বাঁচিয়ে চলব আপনার আদর্শ, কিন্তু ভান করতে পারব না।"</text:p>
      <text:p text:style-name="Text_20_body"><text:s/></text:p>
      <text:p text:style-name="Text_20_body">ইন্দ্রনাথ বললেন, "সংসারের বন্ধনে কোনোদিন বদ্ধ হবে না এই প্রতিজ্ঞা তোমাকে স্বীকার করতে হবে। তুমি সমাজের নও তুমি দেশের।"</text:p>
      <text:p text:style-name="Text_20_body"><text:s/></text:p>
      <text:p text:style-name="Text_20_body"><text:soft-page-break/>এলা মাথা তুলে বললে "এই প্রতিজ্ঞাই আমার।"</text:p>
      <text:p text:style-name="Text_20_body"><text:s/></text:p>
      <text:p text:style-name="Text_20_body">কাকা গমনোদ্যত এলাকে বললেন "তোকে আর কোনোদিন বিয়ের কথা বলব না। তুই আমার কাছেই থাক্‌। এখানেই পাড়ার মেয়েদের পড়াবার ভার নিয়ে একটা ছোটোখাটো ক্লাস খুললে দোষ কী।"</text:p>
      <text:p text:style-name="Text_20_body"><text:s/></text:p>
      <text:p text:style-name="Text_20_body">কাকী স্নেহার্দ্র স্বামীর অবিবেচনায় বিরক্ত হয়ে বললেন, "ওর বয়স হয়েছে, ও নিজের দায় নিজেই নিতে চায়, সে ভালোই তো। তুমি কেন বাধা দিতে যাও মাঝের থেকে। তুমি যা-ই মনে কর না কেন, আমি বলে রাখছি ওর ভাবনা আমি ভাবতে পারব না।"</text:p>
      <text:p text:style-name="Text_20_body"><text:s/></text:p>
      <text:p text:style-name="Text_20_body">এলা খুব জোর করেই বললে, "আমি কাজ পেয়েছি, কাজ করতেই যাব।"</text:p>
      <text:p text:style-name="Text_20_body"><text:s/></text:p>
      <text:p text:style-name="Text_20_body">এলা কাজ করতেই গেল।</text:p>
      <text:p text:style-name="Text_20_body"><text:s/></text:p>
      <text:p text:style-name="Text_20_body">এই ভূমিকার পরে পাঁচ বছর উত্তীর্ণ হল, এখন কাহিনী অনেক দূর অগ্রসর হয়েছে।</text:p>
      <text:p text:style-name="Text_20_body"><text:s/></text:p>
      <text:h text:style-name="Heading_20_3" text:outline-level="3">প্রথম অধ্যায়</text:h>
      <text:p text:style-name="Text_20_body"/>
      <text:p text:style-name="Text_20_body">দৃশ্য--চায়ের দোকান। তারই একপাশে একটি ছোটো ঘর। সেই ঘরে বিক্রির জন্যে সাজানো কিছু স্কুলকলেজপাঠ্য বই, অনেকগুলিই সেকেন্ডহ্যান্ড। কিছু আছে য়ুরোপীয় আধুনিক গল্প-নাটকের ইংরেজি তর্জমা। সেগুলো অল্পবিত্ত ছেলেরা পাত উলটিয়ে পড়ে চলে যায়, দোকানদার আপত্তি করে না। স্বত্বাধিকারী কানাই গুপ্ত, পুলিসের পেনশনভোগী সাবেক সাব-ইনস্পেক্টর।</text:p>
      <text:p text:style-name="Text_20_body"><text:s/></text:p>
      <text:p text:style-name="Text_20_body">সামনে সদর রাস্তা, বাঁ পাশ দিয়ে গেছে গলি। যাঁরা নিভৃতে চা খেতে চায় তাদের জন্যে ঘরের এক অংশ ছিন্নপ্রায় চটের পর্দা দিয়ে ভাগ করা। আজ সেইদিকটাতে একটা বিশেষ আয়োজনের লক্ষণ। যথেষ্ট পরিমাণ টুলচৌকির অসদ্ভাব পূরণ করেছে দার্জিলিং চা কোম্পানির মার্কা-মারা প্যাকবাক্স। চায়ের পাত্রেও অগত্যা বৈসাদৃশ্য, তাদের কতকগুলি নীলরঙের এনামেলের, কতকগুলি সাদা চীনামাটির। টেবিলে হাতলভাঙা দুধের জগে ফুলের তোড়া। বেলা প্রায় তিনটে। ছেলেরা এলালতাকে নিমন্ত্রণের সময় নির্দেশ করে দিয়েছিল ঠিক আড়াইটায়। বলেছিল, এক মিনিট পিছিয়ে এলে চলবে না। অসময়ে নিমন্ত্রণ, যেহেতু ঐ সময়টাতেই দোকান শূন্য থাকে। চা-পিপাসুর ভিড় লাগে সাড়ে চারটার পর থেকে। এলা ঠিক সময়েই উপস্থিত। কোথাও ছেলেদের একজনেরও দেখা নেই। একলা বসে তাই ভাবছিল--তবে কি শুনতে তারিখের ভুল হয়েছে। এমন সময় ইন্দ্রনাথকে ঘরে ঢুকতে দেখে চমকে উঠল। এ-জায়গায় তাঁকে কোনোমতেই আশা করা যায় না।</text:p>
      <text:p text:style-name="Text_20_body"><text:s/></text:p>
      <text:p text:style-name="Text_20_body"><text:soft-page-break/>ইন্দ্রনাথ য়ুরোপে কাটিয়েছেন অনেক দিন, বিশেষ খ্যাতি পেয়েছেন সায়ান্সে। যথেষ্ট উঁচুপদে প্রবেশের অধিকার তাঁর ছিল; য়ুরোপীয় অধ্যাপকদের প্রশংসাপত্র ছিল উদার ভাষায়। য়ুরোপে থাকতে ভারতীয় কোনো একজন পোলিটিক্যাল বদনামির সঙ্গে তাঁর কদাচিৎ দেখাসাক্ষাৎ হয়েছিল, দেশে ফিরে এলে তারই লাঞ্ছনা তাঁকে সকল কর্মে বাধা দিলে লাগল। অবশেষে ইংলণ্ডের খ্যাতনামা কোনো বিজ্ঞান-আচার্যের বিশেষ সুপারিশে অধ্যাপনার কাজ পেয়েছিলেন, কিন্তু সে কাজ অযোগ্য অধিনায়কের অধীনে। অযোগ্যতার সঙ্গে ঈর্ষা থাকে প্রখর, তাই তাঁর বৈজ্ঞানিক গবেষণার চেষ্টা উপরওআলার হাত থেকে ব্যাঘাত পেতে লাগল পদে পদে। শেষে এমন জায়গায় তাঁকে বদলি হতে হল যেখানে ল্যাবরেটরি নেই। বুঝতে পারলেন এদেশে তাঁর জীবনে সর্বোচ্চ অধ্যবসায়ের পথ অবরুদ্ধ। একই প্রদক্ষিণপথে অধ্যাপনার চিরাভ্যস্ত চাকা ঘুরিয়ে অবশেষে কিঞ্চিৎ পেনশন ভোগ করে জীবলীলা সংবরণ করবেন, নিজেই এই দুর্গতির আশঙ্কা তিনি কিছুতেই স্বীকার করতে পারলেন না। তিনি নিশ্চিত জানতেন অন্য যে-কোনো দেশে সম্মানলাভের শক্তি তাঁর প্রচুর ছিল।</text:p>
      <text:p text:style-name="Text_20_body"><text:s/></text:p>
      <text:p text:style-name="Text_20_body">একদা ইন্দ্রনাথ জার্মান ফরাসি ভাষা শেখাবার একটা প্রাইভেট ক্লাস খুললেন, সেই সঙ্গে ভার নিলেন বটানি ও জিয়লজিতে কালেজের ছাত্রদের সাহায্য করবার। ক্রমে এই ক্ষুদ্র অনুষ্ঠানের গোপন তলদেশ বেয়ে একটা অপ্রকাশ্য সাধনার জটিল শিকড় জেলখানার প্রাঙ্গণের মাঝখান দিয়ে ছড়িয়ে পড়ল বহুদূরে।</text:p>
      <text:p text:style-name="Text_20_body"><text:s/></text:p>
      <text:p text:style-name="Text_20_body">ইন্দ্রনাথ জিজ্ঞাসা করলেন, "এলা, তুমি যে এখানে?"</text:p>
      <text:p text:style-name="Text_20_body"><text:s/></text:p>
      <text:p text:style-name="Text_20_body">এলা বললে, "আপনি আমার বাড়িতে ওদের নিষেধ করেছেন সেইজন্যে ছেলেরা এখানেই আমাকে ডেকেছে।"</text:p>
      <text:p text:style-name="Text_20_body"><text:s/></text:p>
      <text:p text:style-name="Text_20_body">"সে খবর আগেই পেয়েছি। পেয়েই জরুর তাদের অন্যত্র কাজে লাগিয়ে দিলুম। ওদের সকলের হয়ে অ্যাপলজি করতে এসেছি। বিলও শোধ করে দেব।"</text:p>
      <text:p text:style-name="Text_20_body"><text:s/></text:p>
      <text:p text:style-name="Text_20_body">"কেন আপনি আমার নিমন্ত্রণ ভেঙে দিলেন?"</text:p>
      <text:p text:style-name="Text_20_body"><text:s/></text:p>
      <text:p text:style-name="Text_20_body">"ছেলেদের সঙ্গে তোমার সহৃদয়তার সম্পর্ক আছে সেই কথাটা চাপা দেবার জন্যে। কাল দেখতে পাবে তোমার নাম করে একটা প্রবন্ধ কাগজে পাঠিয়ে দিয়েছি।"</text:p>
      <text:p text:style-name="Text_20_body"><text:s/></text:p>
      <text:p text:style-name="Text_20_body">"আপনি লিখেছেন? আপনার কলমে বেনামি চলে না; লোকে ওটাকে অকৃত্রিম বলে বিশ্বাস করবে না।"</text:p>
      <text:p text:style-name="Text_20_body"><text:s/></text:p>
      <text:p text:style-name="Text_20_body">"বাঁ হাত দিয়ে কাঁচা করে লেখা; বুদ্ধির পরিচয় নেই, সদুপদেশ আছে।"</text:p>
      <text:p text:style-name="Text_20_body"><text:s/></text:p>
      <text:p text:style-name="Text_20_body">"কী রকম?"</text:p>
      <text:p text:style-name="Text_20_body"><text:soft-page-break/><text:s/></text:p>
      <text:p text:style-name="Text_20_body">"তুমি লিখছ-- ছেলেরা অকালবোধনে দেশকে মারতে বসেছে। বঙ্গনারীদের কাছে তোমার সকরুণ আপিল এই যে, তারা যেন লক্ষ্ণীছাড়াদের মাথা ঠাণ্ডা করে। বলেছ--দূর থেকে ভর্ৎসনা করলে কানে পৌঁছোবে না। ওদের মাঝখানে গিয়ে পড়তে হবে, যেখানে ওদের নেশার আড্ডা। শাসনকর্তাদের সন্দেহ হতে পারে, তা হ'ক। বলেছ-- তোমরা মায়ের জাত; ওদের শাস্তি নিজে নিয়েও যদি ওদের বাঁচাতে পার, মরণ সার্থক হবে। আজকাল সর্বদাই বলে থাক-- তোমরা মায়ের জাত, ওই কথাটাকে লবণাম্বুতে ভিজিয়ে লেখার মধ্যে বসিয়ে দিয়েছি। মাতৃবৎসল পাঠকের চোখে জল আসবে। যদি তুমি পুরুষ হতে, এর পরে রায়বাহাদুর পদবী পাওয়া অসম্ভব হত না।"</text:p>
      <text:p text:style-name="Text_20_body"><text:s/></text:p>
      <text:p text:style-name="Text_20_body">"আপনি যা লিখেছেন সেটা যে একেবারেই আমার কথা হতে পারে না তা আমি বলব না। এই সর্বনেশে ছেলেগুলোকে আমি ভালোবাসি-- অমন ছেলে আছে কোথায়! একদিন ওদের সঙ্গে কালেজে পড়েছি। প্রথম প্রথম ওরা আমার নামে বোর্ডে লিখেছে যা-তা--পিছন থেকে ছোটো এলাচ বলে চেঁচিয়ে ডেকেই ভালোমানুষের মতো আকাশের দিকে তাকিয়েছে। ফোর্থ ইয়ারে পড়ত আমার বন্ধু ইন্দ্রাণী-- তাকে বলত বড়ো এলাচ, সে-বেচারার বহরে কিছু বাহুল্য ছিল, রঙটাও উজ্জ্বল ছিল না। এই সব ছোটোখাটো উৎপাত নিয়ে অনেক মেয়ে রাগারাগি করত, আমি কিন্তু ছেলেদের পক্ষ নিয়েছি। আমি জানতুম, আমরা ওদের চোখে অনভ্যস্ত তাই ওদের ব্যবহারটা হয়ে পড়ে এলোমেলো--কদর্যও হয় কখনো কখনো, কিন্তু সেটা ওদের স্বাভাবিক নয়। যখন অভ্যেস হয়ে গেল, সুর আপনি এল সহজ হয়ে। ছোটো এলাচ হল এলাদি। মাঝে মাঝে কারও সুরে মধুর রস লেগেছে--কেনই বা লাগবে না? আমি কখনো ভয় করি নি তা নিয়ে। আমার অভিজ্ঞতায় দেখেছি ছেলেদের সঙ্গে ব্যবহার করা খুবই সহজ, মেয়েরা জ্ঞাত বা অজ্ঞাতসারে যদি ওদের মৃগয়া করবার দিকে ঝোঁক না দেয়। তার পরে একে একে দেখলুম ওদের মধ্যে সব-চেয়ে ভালো যারা, যাদের ইতরতা নেই, মেয়েদের 'পরে সম্মান যাদের পুরুষের যোগ্য--"</text:p>
      <text:p text:style-name="Text_20_body"><text:s/></text:p>
      <text:p text:style-name="Text_20_body">"অর্থাৎ কলকাতার রসিক ছেলেদের মতো যাদের রস গাঁজিয়ে-ওঠা নয়--"</text:p>
      <text:p text:style-name="Text_20_body"><text:s/></text:p>
      <text:p text:style-name="Text_20_body">"হাঁ তারাই, ছুটল মৃত্যুদূতের পিছন পিছন মরিয়া হয়ে, তারা প্রায় সবাই আমারই মতো বাঙাল। ওরাই যদি মরতে ছোটে আমি চাই নে ঘরের কোণে বেঁচে থাকতে। কিন্তু দেখুন মাস্টারমশায়, সত্যি কথা বলব। যতই দিন যাচ্ছে, আমাদের উদ্দেশ্যটা উদ্দেশ্য না হয়ে নেশা হয়ে উঠছে। আমাদের কাজের পদ্ধতি চলেছে যেন নিজের বেতালা ঝোঁকে বিচারশক্তির বাইরে। ভালো লাগছে না। অমন সব ছেলেদের কোন্‌ অন্ধশক্তির কাছে বলি দেওয়া হচ্ছে! আমার বুক ফেটে যায়।"</text:p>
      <text:p text:style-name="Text_20_body"><text:s/></text:p>
      <text:p text:style-name="Text_20_body">"বৎসে, এই যে ধিক্‌কার এটাই কুরুক্ষেত্রের উপক্রমণিকা। অর্জুনের মনেও ক্ষোভ লেগেছিল। ডাক্তারি শেখবার গোড়ায় মড়া কাটবার সময় ঘৃণায় প্রায় মূর্ছা গিয়েছিলুম। ওই ঘৃণাটাই ঘৃণ্য। শক্তির গোড়ায় নিষ্ঠুরের সাধনা, শেষে হয়তো ক্ষমা। তোমরা বলে থাক-- মেয়েরা মায়ের জাত, কথাটা গৌরবের নয়। মা তো প্রকৃতির হাতে স্বতই বানানো। জন্তুজানোয়াররাও বাদ যায় না। তার চেয়ে বড়ো কথা তোমারা শক্তিরূপিণী, এইটেকেই প্রমাণ করতে হবে দয়মায়ার জলাজমি পেরিয়ে গিয়ে শক্ত ডাঙায়। শক্তি দাও, পুরুষকে শক্তি দাও।"</text:p>
      <text:p text:style-name="Text_20_body"><text:s/></text:p>
      <text:p text:style-name="Text_20_body">"এ-সব মস্ত কথা বলে আপনি ভোলাচ্ছেন আমাদের। আমরা আসলে যা, তার চেয়ে দাবি করছেন অনেক বেশি। এতটা সইবে না।"</text:p>
      <text:p text:style-name="Text_20_body"><text:soft-page-break/><text:s/></text:p>
      <text:p text:style-name="Text_20_body">"দাবির জোরেই দাবি সত্য হয়। তোমাদের আমরা যা বিশ্বাস করতে থাকব তোমরা তাই হয়ে উঠবে। তোমরাও তেমনি করে আমাদের বিশ্বাস করো যাতে আমাদের সাধনা সত্য হয়।"</text:p>
      <text:p text:style-name="Text_20_body"><text:s/></text:p>
      <text:p text:style-name="Text_20_body">"আপনাকে কথা কওয়াতে ভালোবাসি কিন্তু এখন সে নয়। আমি নিজে কিছু বলতে ইচ্ছে করি।"</text:p>
      <text:p text:style-name="Text_20_body"><text:s/></text:p>
      <text:p text:style-name="Text_20_body">"আচ্ছা। তাহলে এখানে নয়, চলো ওই পিছনের ঘরটাতে।"</text:p>
      <text:p text:style-name="Text_20_body"><text:s/></text:p>
      <text:p text:style-name="Text_20_body">পর্দাটানা আধা অন্ধকার ঘরে গেল ওরা। সেখানে একখানা পুরোনো টেবিল, তার দুধারে দুখানা বেঞ্চ, দেয়ালে একটা বড়ো সাইজের ভারতবর্ষের ম্যাপ।</text:p>
      <text:p text:style-name="Text_20_body"><text:s/></text:p>
      <text:p text:style-name="Text_20_body">"আপনি একটা অন্যায় করছেন--এ-কথা না বলে থাকতে পারলুম না।"</text:p>
      <text:p text:style-name="Text_20_body"><text:s/></text:p>
      <text:p text:style-name="Text_20_body">ইন্দ্রনাথকে এমন করে বলতে একমাত্র এলাই পারে। তবু তার পক্ষেও বলা সহজ নয়, তাই অস্বাভাবিক জোর লাগল গলায়।</text:p>
      <text:p text:style-name="Text_20_body"><text:s/></text:p>
      <text:p text:style-name="Text_20_body">ইন্দ্রনাথকে ভালো দেখতে বললে সবটা বলা হয় না। ওর চেহারায় আছে একটা কঠিন আকর্ষণশক্তি। যেন একটা বজ্র বাঁধা আছে সুদূরে ওর অন্তরে, তার গর্জন কানে আসে না, তার নিষ্ঠুর দীপ্তি মাঝে মাঝে ছুটে বেরিয়ে পড়ে। মুখের ভাবে মাজাঘষা ভদ্রতা, শান-দেওয়া ছুরির মতো। কড়া কথা বলতে বাধে না কিন্তু হেসে বলে; গলার সুর রাগের বেগেও চড়ে না, রাগ প্রকাশ পায় হাসিতে। যতটুকু পরিচ্ছন্নতায় মর্যাদা রক্ষা হয় ততটুকু কখনো ভোলে না এবং অতিক্রমও করে না। চুল অনতি-পরিমাণে ছাঁটা, যত্ন না করলেও এলোমেলো হবার আশঙ্কা নেই। মুখের রঙ বাদামি, লালের আভাস দেওয়া। ভুরুর উপর দুইপাশে প্রশস্ত টানা কপাল, দৃষ্টিতে কঠিন বুদ্ধির তীক্ষ্ণতা, ঠোঁটে অবিচলিত সংকল্প এবং প্রভুত্বের গৌরব। অত্যন্ত দুঃসাধ্য রকমের দাবি সে অনায়াসে করতে পারে, জানে সেই দাবি সহজে অগ্রাহ্য হবে না। কেউ জানে তার বুদ্ধি অসামান্য, কেউ জানে তার শক্তি অলৌকিক। তার 'পরে কারও আছে সীমাহীন শ্রদ্ধা, কারও কাছে অকারণ ভয়।</text:p>
      <text:p text:style-name="Text_20_body"><text:s/></text:p>
      <text:p text:style-name="Text_20_body">ইন্দ্রনাথ হাসিমুখে বললে, "কী অন্যায়?"</text:p>
      <text:p text:style-name="Text_20_body"><text:s/></text:p>
      <text:p text:style-name="Text_20_body">"আপনি উমাকে বিয়ে করতে হুকুম করেছেন, সে তো বিয়ে করতে চায় না।"</text:p>
      <text:p text:style-name="Text_20_body"><text:s/></text:p>
      <text:p text:style-name="Text_20_body">"কে বললে চায় না?"</text:p>
      <text:p text:style-name="Text_20_body"><text:s/></text:p>
      <text:p text:style-name="Text_20_body"><text:soft-page-break/>"সে নিজেই বলে।"</text:p>
      <text:p text:style-name="Text_20_body"><text:s/></text:p>
      <text:p text:style-name="Text_20_body">"হয়তো সে নিজে ঠিক জানে না, কিংবা নিজে ঠিক বলে না।"</text:p>
      <text:p text:style-name="Text_20_body"><text:s/></text:p>
      <text:p text:style-name="Text_20_body">"সে আপনার সামনে প্রতিজ্ঞা করেছিল বিয়ে করবে না।"</text:p>
      <text:p text:style-name="Text_20_body"><text:s/></text:p>
      <text:p text:style-name="Text_20_body">"তখন সেটা ছিল সত্য, এখন সেটা সত্য নেই। মুখের কথায় সত্য সৃষ্টি করা যায় না। প্রতিজ্ঞা উমা আপনিই ভাঙত, আমি ভাঙালুম, ওর অপরাধ বাঁচিয়ে দিলুম।"</text:p>
      <text:p text:style-name="Text_20_body"><text:s/></text:p>
      <text:p text:style-name="Text_20_body">"প্রতিজ্ঞা রাখা না-রাখার দায়িত্ব ওরই, না হয় ভাঙত, না হয় করত অপরাধ।"</text:p>
      <text:p text:style-name="Text_20_body"><text:s/></text:p>
      <text:p text:style-name="Text_20_body">"ভাঙতে ভাঙতে আশেপাশে ভাঙচুর করত বিস্তর, লোকসান হত আমাদের সকলেরই।"</text:p>
      <text:p text:style-name="Text_20_body"><text:s/></text:p>
      <text:p text:style-name="Text_20_body">"ও কিন্তু বড়ো কান্নাকাটি করছে।"</text:p>
      <text:p text:style-name="Text_20_body"><text:s/></text:p>
      <text:p text:style-name="Text_20_body">"তাহলে কান্নাকাটির দিন আর বাড়তে দেব না-- কাল-পরশুর মধ্যেই বিয়ে চুকিয়ে দেওয়া যাবে।"</text:p>
      <text:p text:style-name="Text_20_body"><text:s/></text:p>
      <text:p text:style-name="Text_20_body">"কাল-পরশুর পরেও তো ওর সমস্ত জীবনটাই আছে।"</text:p>
      <text:p text:style-name="Text_20_body"><text:s/></text:p>
      <text:p text:style-name="Text_20_body">"মেয়েদের বিয়ের আগেকার কান্না প্রভাতে মেঘডম্বরং।"</text:p>
      <text:p text:style-name="Text_20_body"><text:s/></text:p>
      <text:p text:style-name="Text_20_body">"আপনি নিষ্ঠুর!"</text:p>
      <text:p text:style-name="Text_20_body"><text:s/></text:p>
      <text:p text:style-name="Text_20_body">"কেননা, মানুষকে যে-বিধাতা ভালোবাসেন তিনি নিষ্ঠুর, জন্তুকেই তিনি প্রশ্রয় দেন।"</text:p>
      <text:p text:style-name="Text_20_body"><text:s/></text:p>
      <text:p text:style-name="Text_20_body">"আপনি জানেন উমা সুকুমারকে ভালোবাসে।"</text:p>
      <text:p text:style-name="Text_20_body"><text:s/></text:p>
      <text:p text:style-name="Text_20_body">"সেইজন্যেই ওকে তফাত করতে চাই।"</text:p>
      <text:p text:style-name="Text_20_body"><text:s/></text:p>
      <text:p text:style-name="Text_20_body"><text:soft-page-break/>"ভালোবাসার শাস্তি?"</text:p>
      <text:p text:style-name="Text_20_body"><text:s/></text:p>
      <text:p text:style-name="Text_20_body">"ভালোবাসার শাস্তির কোনো মানে নেই। তাহলে বসন্ত রোগ হয়েছে বলেও শাস্তি দিতে হয়। কিন্তু গুটি বেরোলে ঘর থেকে বের করে রোগীকে হাসপাতালে পাঠানোই শ্রেয়।"</text:p>
      <text:p text:style-name="Text_20_body"><text:s/></text:p>
      <text:p text:style-name="Text_20_body">"সুকুমারের সঙ্গে বিয়ে দিলেই তো হয়।"</text:p>
      <text:p text:style-name="Text_20_body"><text:s/></text:p>
      <text:p text:style-name="Text_20_body">"সুকুমার তো কোনো অপরাধ করে নি। ওর মতো ছেলে আমাদের মধ্যে কজন আছে?"</text:p>
      <text:p text:style-name="Text_20_body"><text:s/></text:p>
      <text:p text:style-name="Text_20_body">"ও যদি নিজেই উমাকে বিয়ে করতে রাজি হয়?"</text:p>
      <text:p text:style-name="Text_20_body"><text:s/></text:p>
      <text:p text:style-name="Text_20_body">"অসম্ভব নয়। সেইজন্যেই এত তাড়া। ওর মতো উঁচুদরের পুরুষের মনে বিভ্রম ঘটানো মেয়েদের পক্ষে সহজ;--সৌজন্যকে প্রশ্রয় বলে সুকুমারের কাছে প্রমাণ করা দুই-এক ফোঁটা চোখের জলেই সম্ভব হতে পারে। রাগ করছ শুনে?"</text:p>
      <text:p text:style-name="Text_20_body"><text:s/></text:p>
      <text:p text:style-name="Text_20_body">"রাগ করব কেন? মেয়েরা নিঃশব্দ নৈপুণ্যে প্রশ্রয় ঘটিয়েছে আর তার দায় মানতে হয়েছে পুরুষকে, আমার অভিজ্ঞতায় এমন ঘটনার অভাব নেই। সময় হয়েছে সত্যের অনুরোধে ন্যায়বিচার করবার। আমি সেটা করে থাকি বলেই মেয়েরা আমাকে দেখতে পারে না। যার সঙ্গে উমার বিয়ের হুকুম সেই ভোগীলালের মত কী?"</text:p>
      <text:p text:style-name="Text_20_body"><text:s/></text:p>
      <text:p text:style-name="Text_20_body">"সেই নিষ্কণ্টক ভালোমানুষের মতামত বলে কোনো উপসর্গ নেই। বাঙালির মেয়েমাত্রকেই সে বিধাতার অপূর্ব সৃষ্টি বলে জানে। ও-রকম মুগ্ধ স্বভাবের ছেলেকে দলের বাইরের আঙিনায় সরিয়ে ফেলা দরকার। জঞ্জাল ফেলার সব-চেয়ে ভালো ঝুড়ি বিবাহ।"</text:p>
      <text:p text:style-name="Text_20_body"><text:s/></text:p>
      <text:p text:style-name="Text_20_body">"এই সমস্ত উৎপাতের আশঙ্কা সত্ত্বেও আপনি মেয়ে-পুরুষকে একত্র করেছেন কেন?"</text:p>
      <text:p text:style-name="Text_20_body"><text:s/></text:p>
      <text:p text:style-name="Text_20_body">"শরীরটাতে ছাই দিয়েছে যে-সন্ন্যাসী, আর প্রবৃত্তিকে ছাই করেছে যে-ভস্মকুণ্ড সেই ক্লীবদের নিয়ে কাজ হবে না বলে। যখন দেখব আমাদের দলের কোনো অগ্নি-উপাসক অসাবধানে নিজের মধ্যেই অগ্নিকাণ্ড করতে বসেছে--দেব তাদের সরিয়ে। আমাদের অগ্নিকাণ্ড দেশ জুড়ে, নেবানো মন দিয়ে তা হবে না, আর হবে না তাদের দিয়ে আগুন যারা চাপতে জানে না।"</text:p>
      <text:p text:style-name="Text_20_body"><text:s/></text:p>
      <text:p text:style-name="Text_20_body">গম্ভীর মুখে এলা বলে রইল। কিছুক্ষণ বাদে চোখ নামিয়ে বললে, "আমাকে আপনি তবে ছেড়ে দিন।"</text:p>
      <text:p text:style-name="Text_20_body"><text:s/></text:p>
      <text:p text:style-name="Text_20_body"><text:soft-page-break/>"এতখানি ক্ষতি করতে বল কেন?"</text:p>
      <text:p text:style-name="Text_20_body"><text:s/></text:p>
      <text:p text:style-name="Text_20_body">"আপনি জানেন না।"</text:p>
      <text:p text:style-name="Text_20_body"><text:s/></text:p>
      <text:p text:style-name="Text_20_body">"জানি নে কে বললে? দেখা গেল একদিন তোমার খদ্দরে একটুখানি রঙ লেগেছে। জানা গেল অন্তরে অরুণোদয়। বুঝতে পারি একটা কোন্‌ পায়ের শব্দের প্রত্যাশায় তোমার কান পাতা থাকে। গেল শুক্রবারে যখন এলুম তোমার ঘরে, তুমি ভেবেছিলে আর-কেউ বা। দেখলুম মনটা ঠিক করে নিতে কিছু সময় লাগল। লজ্জা করো না তুমি, এতে অসংগত কিছুই নেই।"</text:p>
      <text:p text:style-name="Text_20_body"><text:s/></text:p>
      <text:p text:style-name="Text_20_body">কর্ণমূল লাল করে চুপ করে রইল এলা।</text:p>
      <text:p text:style-name="Text_20_body"><text:s/></text:p>
      <text:p text:style-name="Text_20_body">ইন্দ্রনাথ বললে, "তুমি একজনকে ভালোবেসেছ, এই তো? তোমার মন তো জড় পাষাণে গড়া নয়। যাকে ভালোবাস তাকেও জানি। অনুশোচনার কারণ কিছুই দেখছি নে।"</text:p>
      <text:p text:style-name="Text_20_body"><text:s/></text:p>
      <text:p text:style-name="Text_20_body">"আপনি বলেছিলেন একমনা হয়ে কাজ করতে হবে। সকল অবস্থায় তা সম্ভব না হতে পারে।"</text:p>
      <text:p text:style-name="Text_20_body"><text:s/></text:p>
      <text:p text:style-name="Text_20_body">"সকলের পক্ষে নয়। কিন্তু ভালোবাসার গুরুভারে তোমার ব্রত ডোবাতে পারে তুমি তেমন মেয়ে নও।"</text:p>
      <text:p text:style-name="Text_20_body"><text:s/></text:p>
      <text:p text:style-name="Text_20_body">"কিন্তু--"</text:p>
      <text:p text:style-name="Text_20_body"><text:s/></text:p>
      <text:p text:style-name="Text_20_body">"এর মধ্যে কিন্তু কিছুই নেই--তুমি কিছুতেই নিষ্কৃতি পাবে না।"</text:p>
      <text:p text:style-name="Text_20_body"><text:s/></text:p>
      <text:p text:style-name="Text_20_body">"আমি তো আপনাদের কোনো কাজে লাগি নে, সে আপনি জানেন।"</text:p>
      <text:p text:style-name="Text_20_body"><text:s/></text:p>
      <text:p text:style-name="Text_20_body">"তোমার কাছ থেকে কাজ চাই নে, কাজের কথা সব জানাইও নে তোমাকে। কেমন করে তুমি নিজে বুঝবে তোমার হাতের রক্তচন্দনের ফোঁটা ছেলেদের মনে কী আগুন জ্বালিয়ে দেয়। সেটুকু বাদ দিয়ে কেবল শুখো মাইনের কাজ করতে গেলে পুরো কাজ পাব না। আমরা কামিনীকাঞ্চনত্যাগী নই। যেখানে কাঞ্চনের প্রভাব সেখানে কাঞ্চনকে অবজ্ঞা করি নে, যেখানে কামিনীর প্রভাব সেখানে কামিনীকে বেদীতে বসিয়েছি।"</text:p>
      <text:p text:style-name="Text_20_body"><text:s/></text:p>
      <text:p text:style-name="Text_20_body">"আপনার কাছে মিথ্যে বলব না, বুঝতে পারছি আমার ভালোবাসা দিনে দিনেই আমার অন্য সকল ভালোবাসাকে ছাড়িয়ে যাচ্ছে।"</text:p>
      <text:p text:style-name="Text_20_body"><text:soft-page-break/><text:s/></text:p>
      <text:p text:style-name="Text_20_body">"কোনো ভয় নেই, খুব ভালোবাসো। শুধু মা মা স্বরে দেশকে যারা ডাকাডাকি করে, তারা চিরশিশু। দেশ বৃদ্ধ শিশুদের মা নয়, দেশ অর্ধনারীশ্বর--মেয়ে-পুরুষের মিলনে তার উপলব্ধি। এই মিলনকে নিস্তেজ করো না সংসার-পিঁজরেয় বেঁধে।"</text:p>
      <text:p text:style-name="Text_20_body"><text:s/></text:p>
      <text:p text:style-name="Text_20_body">"কিন্তু তবে আপনি যে ওই উমা--"</text:p>
      <text:p text:style-name="Text_20_body"><text:s/></text:p>
      <text:p text:style-name="Text_20_body">"উমা! কালু!-- ভালোবাসার শুষ্ক রুদ্ররূপ ওরা সইতে পারবে কী করে? যে দাম্পত্যের ঘাটে ওদের সকল সাধনার অন্ত্যেষ্টিসৎকার, সময় থাকতে সেখানেই দুজনকে গঙ্গাযাত্রায় পাঠাচ্ছি।--সে-কথা থাক্‌। শোনা গেল তোমার ঘরে ডাকাত ঢুকেছিল পরশু রাত্রে।"</text:p>
      <text:p text:style-name="Text_20_body"><text:s/></text:p>
      <text:p text:style-name="Text_20_body">"হা, ঢুকেছিল।"</text:p>
      <text:p text:style-name="Text_20_body"><text:s/></text:p>
      <text:p text:style-name="Text_20_body">"তোমার জুজুৎসু শিক্ষায় ফল পেয়েছিলে কি?"</text:p>
      <text:p text:style-name="Text_20_body"><text:s/></text:p>
      <text:p text:style-name="Text_20_body">"আমার বিশ্বাস ডাকাতের কবজি দিয়েছি ভেঙে।"</text:p>
      <text:p text:style-name="Text_20_body"><text:s/></text:p>
      <text:p text:style-name="Text_20_body">"মনটার ভিতর আহা উহু করে ওঠে নি?"</text:p>
      <text:p text:style-name="Text_20_body"><text:s/></text:p>
      <text:p text:style-name="Text_20_body">"করত কিন্তু ভয় ছিল ও আমাকে অপমান করবে। ও যদি যন্ত্রণায় হার মানত আমি শেষ পর্যন্ত মোচড় দিতে পারতুম না।"</text:p>
      <text:p text:style-name="Text_20_body"><text:s/></text:p>
      <text:p text:style-name="Text_20_body">"চিনতে পেরেছিলে সে কে?"</text:p>
      <text:p text:style-name="Text_20_body"><text:s/></text:p>
      <text:p text:style-name="Text_20_body">"অন্ধকারে দেখতে পাই নি।"</text:p>
      <text:p text:style-name="Text_20_body"><text:s/></text:p>
      <text:p text:style-name="Text_20_body">"যদি পেতে তাহলে জানতে, সে অনাদি।"</text:p>
      <text:p text:style-name="Text_20_body"><text:s/></text:p>
      <text:p text:style-name="Text_20_body">"আহা সে কী কথা। আমাদের অনাদি! সে যে ছেলেমানুষ।"</text:p>
      <text:p text:style-name="Text_20_body"><text:s/></text:p>
      <text:p text:style-name="Text_20_body"><text:soft-page-break/>"আমিই তাকে পাঠিয়েছিলুম।"</text:p>
      <text:p text:style-name="Text_20_body"><text:s/></text:p>
      <text:p text:style-name="Text_20_body">"আপনিই! কেন এমন কাজ করলেন?"</text:p>
      <text:p text:style-name="Text_20_body"><text:s/></text:p>
      <text:p text:style-name="Text_20_body">"তোমারও পরীক্ষা হল, তারও।"</text:p>
      <text:p text:style-name="Text_20_body"><text:s/></text:p>
      <text:p text:style-name="Text_20_body">"কী নিষ্ঠুর।"</text:p>
      <text:p text:style-name="Text_20_body"><text:s/></text:p>
      <text:p text:style-name="Text_20_body">"ছিলুম নিচের ঘরে, তখনই হাড় ঠিক করে দিয়েছি। তুমি নিজেকে মনে কর ব্যথাকাতর। বোঝাতে চেয়েছিলুম বিপদের মুখে কাতরতা স্বাভাবিক নয়। সেদিন তোমাকে বললুম, ছাগলছানাটাকে পিস্তল করে মারতে। তুমি বললে, কিছুতেই পারবে না। তোমার পিসতুত বোন বাহাদুরি করে মারলে গুলি। যখন দেখলে জন্তুটা পা ভেঙে পড়ে গেল, কাঠিন্যের ভান করে হা হা করে হেসে উঠল। হিস্টিরিয়ার হাসি, সেদিন রাত্তিরে তার ঘুম হয় নি। কিন্তু তোমাকে যদি বাঘে খেতে আসত আর তুমি যদি ভীতু না হতে তাহলে তখনই তাকে মারতে, দ্বিধা করতে না। আমরা সেই বাঘটাকে মনের সামনে স্পষ্ট দেখছি, দয়ামায়া দিয়েছি বিসর্জন, নইলে নিজেকে সেন্টিমেন্টাল বলে ঘৃণা করতুম। শ্রীকৃষ্ণ অর্জুনকে এই কথাটাই বুঝিয়েছিলেন। নির্দয় হবে না কিন্তু কর্তব্যের বেলা নির্মম হতে হবে। বুঝতে পেরেছ?"</text:p>
      <text:p text:style-name="Text_20_body"><text:s/></text:p>
      <text:p text:style-name="Text_20_body">"পেরেছি।"</text:p>
      <text:p text:style-name="Text_20_body"><text:s/></text:p>
      <text:p text:style-name="Text_20_body">"যদি বুঝে থাক একটা প্রশ্ন করব। তুমি অতীনকে ভালোবাস?"</text:p>
      <text:p text:style-name="Text_20_body"><text:s/></text:p>
      <text:p text:style-name="Text_20_body">কোনো উত্তর না দিয়ে এলা চুপ করে রইল।</text:p>
      <text:p text:style-name="Text_20_body"><text:s/></text:p>
      <text:p text:style-name="Text_20_body">"যদি কখনো সে আমাদের সকলকে বিপদে ফেলে, তাকে নিজের হাতে মারতে পার না?"</text:p>
      <text:p text:style-name="Text_20_body"><text:s/></text:p>
      <text:p text:style-name="Text_20_body">"তার পক্ষে এতই অসম্ভব যে হাঁ বলতে আমার মুখে বাধবে না।"</text:p>
      <text:p text:style-name="Text_20_body"><text:s/></text:p>
      <text:p text:style-name="Text_20_body">"যদিই সম্ভব হয়?"</text:p>
      <text:p text:style-name="Text_20_body"><text:s/></text:p>
      <text:p text:style-name="Text_20_body">"মুখে যা-ই বলি না কেন, নিজেকে কি শেষ পর্যন্ত জানি?"</text:p>
      <text:p text:style-name="Text_20_body"><text:s/></text:p>
      <text:p text:style-name="Text_20_body"><text:soft-page-break/>"জানতেই হবে নিজেকে। সমস্ত নিদারুণ সম্ভাবনা প্রত্যহ কল্পনা করে নিজেকে প্রস্তুত রাখতে হবে।"</text:p>
      <text:p text:style-name="Text_20_body"><text:s/></text:p>
      <text:p text:style-name="Text_20_body">"আমি নিশ্চিত বলছি, আপনি আমাকে ভুল করে বেছে নিয়েছেন।"</text:p>
      <text:p text:style-name="Text_20_body"><text:s/></text:p>
      <text:p text:style-name="Text_20_body">"আমি নিশ্চিত জানি আমি ভুল করি নি।"</text:p>
      <text:p text:style-name="Text_20_body"><text:s/></text:p>
      <text:p text:style-name="Text_20_body">"মাস্টারমশায়, আপনার পায়ে পড়ি, দিন অতীনকে নিষ্কৃতি।"</text:p>
      <text:p text:style-name="Text_20_body"><text:s/></text:p>
      <text:p text:style-name="Text_20_body">আমি নিষ্কৃতি দেবার কে? ও বাঁধা পড়েছে নিজেরই সংকল্পের বন্ধনে। ওর মন থেকে দ্বিধা কোনো কালেই মিটবে না, রুচিতে ঘা লাগবে প্রতিমুহূর্তে, তবু ওর আত্মসম্মান ওকে নিয়ে যাবে শেষ পর্যন্ত।"</text:p>
      <text:p text:style-name="Text_20_body"><text:s/></text:p>
      <text:p text:style-name="Text_20_body">"লোক চিনতে আপনি কি কখনো ভুল করেন না?"</text:p>
      <text:p text:style-name="Text_20_body"><text:s/></text:p>
      <text:p text:style-name="Text_20_body">"করি। অনেক মানুষ আছে যাদের স্বভাবে দু-রকম বুনোনির কাজ। দুটোর মধ্যে মিল নেই। অথচ দুটোই সত্য। তারা নিজেকেও নিজে ভুল করে।"</text:p>
      <text:p text:style-name="Text_20_body"><text:s/></text:p>
      <text:p text:style-name="Text_20_body">ভারি গলায় আওয়াজ এল, "কী হে ভায়া।"</text:p>
      <text:p text:style-name="Text_20_body"><text:s/></text:p>
      <text:p text:style-name="Text_20_body">"কানাই বুঝি? এস এস।"</text:p>
      <text:p text:style-name="Text_20_body"><text:s/></text:p>
      <text:p text:style-name="Text_20_body">কানাইগুপ্ত এল ঘরে। বেঁটে মোটা মানুষটি আধবুড়ো। সপ্তাহখানেক দাড়িগোঁফ কামাবার অবকাশ ছিল না, কণ্টকিত হয়ে উঠেছে মুখমণ্ডল। সামনের মাথায় টাক; ধুতির উপর মোটা খদ্দরের চাদর, ধোবার প্রসাদ-বঞ্চিত, জামা নেই। হাত দুটো দেহের পরিমাণে খাটো, মনে হয়, সর্বদা কাজে উদ্যত, দলের লোকের যথাসম্ভব অন্নসংস্থানের জন্যই কানাইয়ের চায়ের দোকান।</text:p>
      <text:p text:style-name="Text_20_body"><text:s/></text:p>
      <text:p text:style-name="Text_20_body">কানাই তার স্বভাবিক চাপা ভাঙা গলায় বললে, "ভায়া, তোমার খ্যাতি আছে বাক্‌সংযমে, তুমি মুনি বললেই হয়। এলাদি তোমার সেই খ্যাতি বুঝি দিলে মাটি করে।"</text:p>
      <text:p text:style-name="Text_20_body"><text:s/></text:p>
      <text:p text:style-name="Text_20_body">ইন্দ্রনাথ হেসে বললে, "কথা না-বলারই সাধনা আমাদের। নিয়মটাকে রক্ষা করবার জন্যেই ব্যতিক্রমের দরকার। এই মেয়েটি নিজে কথা বলে না, অন্যকে কথা বলবার ফাঁক দেয়, বাক্যের 'পরে এ একটি বহুমূল্য আতিথ্য।"</text:p>
      <text:p text:style-name="Text_20_body"><text:s/></text:p>
      <text:p text:style-name="Text_20_body"><text:soft-page-break/>"কী বল তুমি ভায়া। এলাদি কথা বলে না! তোমার কাছে চুপ, কিন্তু যেখানে মুখ খোলে সেখানে বাণীর বন্যা। আমি তো মাথাপাকা মানুষ, সাড়া পেলেই খাতাপত্র ফেলে আড়াল থেকে ওর কথা শুনতে আসি। এখন আমার প্রতি একটু মনোযোগ দিতে হবে। এলাদির মতো কণ্ঠ নয় আমার, কিন্তু সংক্ষেপে যেটুকু বলব তা মর্মে প্রবেশ করবে।"</text:p>
      <text:p text:style-name="Text_20_body"><text:s/></text:p>
      <text:p text:style-name="Text_20_body">এলা তাড়াতাড়ি উঠে পড়ল। ইন্দ্রনাথ বললে, "যাবার আগে একটা কথা তোমাকে জানিয়ে রাখি। দলের লোকের কাছে আমি তোমাকে নিন্দে করে থাকি। এমন-কি, এমন কথাও বলেছি, যে, একদিন তোমাকে হয়তো একেবারে নিশ্চিহ্ন সরিয়ে দিতে হবে। বলেছি, অতীনকে তুমি ভাঙিয়ে নিচ্ছ, সেই ভাঙনে আরও কিছু ভাঙবে।"</text:p>
      <text:p text:style-name="Text_20_body"><text:s/></text:p>
      <text:p text:style-name="Text_20_body">"বলতে বলতে কথাটাকে সত্য করে তুলছেন কেন? কী জানি, এখানকার সঙ্গে হয়তো আমার একটা অসামঞ্জস্য আছে।"</text:p>
      <text:p text:style-name="Text_20_body"><text:s/></text:p>
      <text:p text:style-name="Text_20_body">"থাকা সত্ত্বেও তোমাকে সন্দেহ করি নে। কিন্তু তবু ওদের কাছে তোমার নিন্দে করি। তোমার শত্রু কেউ নেই এই জনপ্রবাদ, কিন্তু দেখতে পাই তোমার বারো-আনা অনুরক্তের বাংলাদেশী মন নিন্দা বিশ্বাস করবার আগ্রহে লালায়িত হয়ে ওঠে। এই নিন্দাবিলাসীরা নিষ্ঠাহীন। এদের নাম খাতায় টুকে রাখি। অনেকগুলো পাতা ভরতি হয়।"</text:p>
      <text:p text:style-name="Text_20_body"><text:s/></text:p>
      <text:p text:style-name="Text_20_body">"মাস্টারমশায়, ওরা নিন্দে ভালোবাসে বলেই নিন্দে করে, আমার উপর রাগ আছে বলে নয়।"</text:p>
      <text:p text:style-name="Text_20_body"><text:s/></text:p>
      <text:p text:style-name="Text_20_body">"অজাতশত্রু নাম শুনেছ এলা। এরা সবাই জাতশত্রু। জন্মকাল থেকে এদের অহৈতুক শত্রুতা বাংলাদেশের অভ্যুত্থানের সমস্ত চেষ্টাকে কেবলই ধূলিসাৎ করছে।"</text:p>
      <text:p text:style-name="Text_20_body"><text:s/></text:p>
      <text:p text:style-name="Text_20_body">"ভায়া, আজ এই পর্যন্ত, বিষয়টা আগামীবারে সমাপ্য। এলাদি, তোমার চায়ের নিমন্ত্রণ ভাঙবার মূলে যদি গোপনে আমি থাকি, কিছু মনে করো না। আমার চায়ের দোকানটাতে কুলুপ পড়বার সময় আসন্ন। বোধ হয় মাইল শ-তিন তফাতে গিয়ে এবার নাপিতের দোকান খুলতে হবে। ইতিমধ্যে অলকানন্দা তৈল পাঁচ পিপে তৈরি করে রেখেছি। মহাদেবের জটা নিংড়ে বের-করা। একটা সার্টিফিকেট দিয়ো বৎসে, বলো, অলকা তেল মাখার পর থেকে চুল-বাঁধা একটা আপদ হয়েছে, দীর্ঘায়মানা বেণী সামলে তোলা স্বয়ং দশভুজা দেবীর দুঃসাধ্য।"</text:p>
      <text:p text:style-name="Text_20_body"><text:s/></text:p>
      <text:p text:style-name="Text_20_body">যাবার সময় এলা দরজার কাছে এসে মুখ ফিরিয়ে বললে, "মাস্টারমশায়, মনে রইল আপনার কথা, প্রস্তুত থাকব। আমাকে সরাবার দিন হয়তো আসবে, নিঃশব্দেই মিলিয়ে যাব।"</text:p>
      <text:p text:style-name="Text_20_body"><text:s/></text:p>
      <text:p text:style-name="Text_20_body">এলা চলে গেলে ইন্দ্রনাথ বললে, "তোমাকে চঞ্চল দেখছি কেন হে কানাই?"</text:p>
      <text:p text:style-name="Text_20_body"><text:s/></text:p>
      <text:p text:style-name="Text_20_body">"সম্প্রতি রাস্তার ধারে আমার ওই সামনের টেবিলেই বসে গোটাতিনেক গুণ্ডা ছেলে বীররস প্রচার করছিল। আওয়াজে বোঝা যায় জন বৃষভেরই পুষ্যি বাছুর। আমি সিডিশনের নমুনা সুদ্ধ ওদের নামে পুলিসে রিপোর্ট করে দিয়েছি।"</text:p>
      <text:p text:style-name="Text_20_body"><text:soft-page-break/><text:s/></text:p>
      <text:p text:style-name="Text_20_body">"আন্দাজ করতে ভুল কর নি তো কানাই?"</text:p>
      <text:p text:style-name="Text_20_body"><text:s/></text:p>
      <text:p text:style-name="Text_20_body">"বরং ভুল করে সন্দেহ করা ভালো, কিন্তু সন্দেহ না করে ভুল করা সাংঘাতিক। খাঁটি বোকাই যদি হয় তাহলে কেউ ওদের বাঁচাতে পারবে না, আর যদি হয় খাঁটি দুশমন তাহলে ওদের মারবে কে? আমার রিপোর্টে উন্নতিই হবে। সেদিন চড়া গলায় শয়তানি শাসনপ্রণালীর উপর দিয়ে রক্তগঙ্গা বওয়াবার প্রস্তাব তুলেছিল। নিশ্চিত অভয়চরণ রক্ষিত এদের উপাধি। একদিন সন্ধ্যাবেলায় ক্যাশবাক্স নিয়ে হিসেব মেলাতে বসেছিলুম। হঠাৎ একটা ধুলোমাখা ছেঁড়াকাপড়-পরা ছেলে এসে চুপি চুপি বললে, টাকা চাই পঁচিশটা, যেতে হবে দিনাজপুরে। আমাদের মথুর মামার নাম করলে। আমি লাফ দিয়ে উঠে চীৎকার করে বলে উঠলুম, শয়তান, এতবড়ো আস্পর্ধা তোমার। এখনই ধরিয়ে দেব পুলিসের হাতে।--সময় হাতে একটুও ছিল না, নইলে প্রহসনটা শেষ করতুম, নিয়ে যেতুম থানায়। তোমার ছেলেরা যারা পাশের ঘরে বসে চা খাচ্ছিল তারা আমার উপর অগ্নিশর্মা; ওকে দেবে বলে চাঁদা তোলবার চেষ্টা করতে গিয়ে দেখলে, সবার পকেট কুড়িয়ে তেরো আনার বেশি ফণ্ড উঠল না। ছেলেটা আমার মূর্তি দেখে সরে পড়েছে।"</text:p>
      <text:p text:style-name="Text_20_body"><text:s/></text:p>
      <text:p text:style-name="Text_20_body">"তবে তো দেখছি তোমার ঢাকনির ফুটো দিয়ে গন্ধ বেরিয়ে পড়েছে--মাছির আমদানি শুরু হল।"</text:p>
      <text:p text:style-name="Text_20_body"><text:s/></text:p>
      <text:p text:style-name="Text_20_body">"সন্দেহ নেই। ভায়া, এখনই ছড়িয়ে ফেলো তোমার ছেলেগুলো দূরে দূরে--ওদের একজনও যেন বেকার না থাকে। Ostensible means of livelihoodপ্রত্যেকেরই থাকা চাই।"</text:p>
      <text:p text:style-name="Text_20_body"><text:s/></text:p>
      <text:p text:style-name="Text_20_body">"চাই নিশ্চয়ই। কিন্তু উপায় ঠাউরেছ?"</text:p>
      <text:p text:style-name="Text_20_body"><text:s/></text:p>
      <text:p text:style-name="Text_20_body">"অনেকদিন থেকে। হাত খোলসা ছিল না, নিজে করতে পারি নি। ভেবে রেখেছি, উপকরণও জমিয়েছি ধীরে ধীরে। মাধব কবিরাজ বিক্রি করে জ্বরাশনি বটিকা, তার বারো-আনা কুইনীন। সেগুলো তার কাছ থেকে নিয়ে লেবেল বদলে নাম দেব ম্যালেরিয়ারি গুটিকা, কুইনীনের পিছনে অনেকখানি মিথ্যে কথা জুড়তে হবে। প্রতুল সেনকে লাগানো যাবে ক্যাম্বিসের ব্যাগ হাতে ওই গুটিকা প্রচার করবার কাজে। তোমার নিবারণ ফাস্ট ক্লাস এম| এসসি লজ্জা ত্যাগ করে পড়ুক ভৈরবী কবচ নিয়ে, এই কবচে সপ্তধাতুর উপরে নব্য রসায়নের আরও গোটাকতক নূতন ধাতুর নাম জড়িয়ে প্রাচীন ঋষিদের সঙ্গে আধুনিক বিজ্ঞানের অভূতপূর্ব সম্মিলন সাধনা করা যেতে পারে। জগবন্ধু সংস্কৃত শ্লোকের উপর ব্যাকরণের ভেলকি লাগিয়ে উচ্চস্বরে প্রমাণ করতে থাকুক যে, চাণক্য জন্মেছিলেন বাংলাদেশে নেত্রকোণায়, আমারও জন্মস্থান ওই সাবডিবিশনে । এই নিয়ে সাংঘাতিক কথা-কাটাকাটি চলুক সাহিত্যে, অবশেষে চাণক্য-জয়ন্তী করা যাবে আমারই প্রপিতামহের প'ড়ো ভিটের 'পরে। তোমাদের ক্যাম্বেলি ডাক্তার তারিণী সাণ্ডেল মা শীতলার মন্দির নির্মাণের জন্যে চাঁদা চেয়ে পাড়া অস্থির করে বেড়াক। আসল কথা হচ্ছে, তোমার সব-চেয়ে মাথা উঁচু গ্রেনেডিয়ার ছেলের দলকে কিছুদিন বাজে ব্যবসায়ে ঢাকা দিয়ে রাখতে হবে-- কেউ বা ওদের বোকা বলুক, কেউ বা বলুক ওরা চতুর বিষয়ী লোক।"</text:p>
      <text:p text:style-name="Text_20_body"><text:s/></text:p>
      <text:p text:style-name="Text_20_body">ইন্দ্রনাথ হেসে বললে, "তোমার কথা শুনে আমার ইচ্ছে হচ্ছে একটা ব্যবসায়ে লাগি। আর-কিছুর জন্যে না, কেবল দেউলে হবার কার্যপ্রণালী এবং সাইকোলজি অনুশীলন করবার জন্যে।"</text:p>
      <text:p text:style-name="Text_20_body"><text:soft-page-break/><text:s/></text:p>
      <text:p text:style-name="Text_20_body">কানাই বললে, "তুমি যে-ব্যবসায়ে লেগেছ ভায়া, সেটা আজ হোক বা কাল হোক নিশ্চিত দেউলে হবারই মুখে আছে। যারা দেউলে হয় তারা বোঝে না বলে হয় তা নয়, তারা লোকসানের রাস্তা কোনোমতে ছাড়তে পারে না বলেই হয়--দেউলে হওয়ার মরণটান একটা সাব্লাইম আকর্ষণ। ও-বিষয়টা বর্তমানে আলোচনা করে ফল নেই; একটা প্রশ্ন মনে আছে সেটা তোমাকে জিজ্ঞাসা করে নিই। এলার মতো সুন্দরী সর্বদা দেখতে পাওয়া যায় না--এ-কথা মান কি না?"</text:p>
      <text:p text:style-name="Text_20_body"><text:s/></text:p>
      <text:p text:style-name="Text_20_body">"মানি বৈকি।"</text:p>
      <text:p text:style-name="Text_20_body"><text:s/></text:p>
      <text:p text:style-name="Text_20_body">"তাহলে ওকে তোমাদের মধ্যে রেখেছ কোন্‌ সাহসে?</text:p>
      <text:p text:style-name="Text_20_body"><text:s/></text:p>
      <text:p text:style-name="Text_20_body">"কানাই, এতদিন আমাকে তোমার বোঝা উচিত ছিল। আগুনকে যে ভয় করে সে আগুনকে ব্যবহার করতে পারে না। আমার কাজে আমি আগুনকে বাদ দিতে চাই নে।"</text:p>
      <text:p text:style-name="Text_20_body"><text:s/></text:p>
      <text:p text:style-name="Text_20_body">"অর্থাৎ তাতে কাজ নষ্ট হোক বা না হোক, তুমি কেয়ার কর না।"</text:p>
      <text:p text:style-name="Text_20_body"><text:s/></text:p>
      <text:p text:style-name="Text_20_body">"সৃষ্টিকর্তা আগুন নিয়ে খেলা করে। নিশ্চিত ফলের হিসেব করে সৃষ্টির কাজ চলে না; অনিশ্চিতের প্রত্যাশাতেই তার বিরাট প্রবর্তনা। ঠাণ্ডা মালমসলা নিয়ে বুড়ো আঙুলে টিপে টিপে যে পুতুল গড়া হয় তার বাজারদর খতিয়ে লোভ করবার মন আমার নয়। ওই যে অতীন ছেলেটা এসেছে এলার টানে, ওর মধ্যে বিপদ ঘটাবার ডাইনামাইট আছে,-- ওর প্রতি তাই আমার এত ঔৎসুক্য।"</text:p>
      <text:p text:style-name="Text_20_body"><text:s/></text:p>
      <text:p text:style-name="Text_20_body">"ভায়া, তোমার এই ভীষণ ল্যাবরেটরিতে আমরা ঝাড়ন কাঁধে বেহারার কাজ করি মাত্র। খেপে ওঠে যদি কোনো গ্যাস, যদি কোনো যন্ত্র ফেটে ফুটে ছিটকে পড়ে তাহলে আমাদের কপাল ভাঙবে সাতখানা হয়ে। সেটা নিয়ে গর্ব করবার মতো জোর আমাদের খুলির তলায় নেই।"</text:p>
      <text:p text:style-name="Text_20_body"><text:s/></text:p>
      <text:p text:style-name="Text_20_body">"জবাব দিয়ে বিদায় নেও না কেন?"</text:p>
      <text:p text:style-name="Text_20_body"><text:s/></text:p>
      <text:p text:style-name="Text_20_body">"ফলের লোভ যে আছে আমাদের, তোমার না থাকতে পারে। তোমারই দালালদের মুখে একদা শুনেছিলুম Elixir of lifeহয়তো মিলতে পারে। তোমার এই সর্বনেশে রিসর্চের চক্রান্তে গরিব আমরা ধরা দিয়েছি নিশ্চিত আশারই টানে, অনিশ্চিতের কুহকে নয়। তুমি এটাকে দেখছ জুয়োখেলার দিক থেকে, আমরা দেখছি ব্যবসার সাদা চোখে। অবশেষে খতেনের খাতায় আগুন লাগিয়ে আমাদের সঙ্গে ঠাট্টা করো না, ভায়া। ওর প্রত্যেক সিকি পয়সায় আছে আমাদের বুকের রক্ত।"</text:p>
      <text:p text:style-name="Text_20_body"><text:s/></text:p>
      <text:p text:style-name="Text_20_body"><text:soft-page-break/>"আমার মনে কোনো অন্ধ বিশ্বাস নেই কানাই। হারজিতের কথা ভাবা একেবারে ছেড়ে দিয়েছি। প্রকাণ্ড কর্মের ক্ষেত্রে আমি কর্তা, এইখানেই আমাকে মানায় বলেই আমি আছি,--এখানে হারও বড়ো জিতও বড়ো। ওরা চারদিকের দরজা বন্ধ করে আমাকে ছোটো করতে চেয়েছিল, মরতে মরতে প্রমাণ করতে চাই আমি বড়ো। আমার ডাক শুনে কত মানুষের মতো মানুষ মৃত্যুকে অবজ্ঞা করে চারিদিকে এসে জুটল; সে তো তুমি দেখতে পাচ্ছ কানাই। কেন? আমি ডাকতে পারি বলেই। সেই কথাটা ভালো করে জেনে এবং জানিয়ে যাব, তার পরে যা হয় হোক। তোমাকে তো বাইরে থেকে একদিন দেখতে ছিল সামান্য কিন্তু তোমার অসামান্যকে আমি প্রকাশিত করেছি। রসিয়ে তুললুম তোমাদের, মানুষ নিয়ে এই আমার রসায়নের সাধনা। আর বেশি কী চাই? ঐতিহাসিক মহাকাব্যের সমাপ্তি হতে পারে পরাজয়ের মহাশ্মশানে। কিন্তু মহাকাব্য তো বটে। গোলামি-চাপা এই খর্ব মানুষ্যত্বের দেশে মরার মতো মরতে পারাও যে একটা সুযোগ।"</text:p>
      <text:p text:style-name="Text_20_body"><text:s/></text:p>
      <text:p text:style-name="Text_20_body">"ভায়া, আমার মতো অকাল্পনিক প্রাক্‌টিক্যাল লোককেও তুমি টান মেরে এনেছ ঘোরতর পাগলামির তাণ্ডব নৃত্যমঞ্চে। ভাবি যখন, এ রহস্যের অন্ত পাই নে আমি।"</text:p>
      <text:p text:style-name="Text_20_body"><text:s/></text:p>
      <text:p text:style-name="Text_20_body">"আমি কাঙালের মতো করে কিছুই চাই নে বলেই তোমাদের 'পরে আমার এত জোর। মায়া দিয়ে ভুলিয়ে লোভ দেখিয়ে ডাকি নে কাউকে। ডাক দিই অসাধ্যের মধ্যে, ফলের জন্যে নয়, বীর্য প্রমাণের জন্যে। আমার স্বভাবটা ইম্পার্সোন্যাল। যা অনিবার্য তাকে আমি অক্ষুব্ধমনে স্বীকার করে নিতে পারি। ইতিহাস তো পড়েছি, দেখেছি কত মহা মহা সাম্রাজ্য গৌরবের অভ্রভেদী শিখরে উঠেছিল আজ তারা ধুলোয় মিলিয়ে গেছে,--তাদের হিসাবের খাতায় কোথায় মস্ত একটা দেনা জমে উঠেছিল যা তারা শোধ করে নি। আর এই দেশ যেহেতু এ আমারই দেশ, সৌভাগ্যের চিরস্বত্ব নিয়ে ইতিহাসের উঁচু গদিতে গদিয়ান হয়ে বসে থাকবে পরাভবের সমস্ত কারণগুলোর গায়ে সিঁদুরচন্দন মাখিয়ে ঘণ্টা নেড়ে পুজো করতে করতে, বোকার মতো এমন আবদার করব কার কাছে? আমি তা কখনোই করি নে। বৈজ্ঞানিকের নির্মোহ মন নিয়ে মেনে নিই যার মরণদশা সে মরবেই।"</text:p>
      <text:p text:style-name="Text_20_body"><text:s/></text:p>
      <text:p text:style-name="Text_20_body">"তবে!"</text:p>
      <text:p text:style-name="Text_20_body"><text:s/></text:p>
      <text:p text:style-name="Text_20_body">"তবে! দেশের চরম দুরবস্থা আমার মাথা হেঁট করতে পারবে না, আমি তারও অনেক ঊর্ধ্বে--আত্মার অবসাদ ঘটতে দেব না মরবার সমস্ত লক্ষণ দেখেও।"</text:p>
      <text:p text:style-name="Text_20_body"><text:s/></text:p>
      <text:p text:style-name="Text_20_body">"আর আমরা!"</text:p>
      <text:p text:style-name="Text_20_body"><text:s/></text:p>
      <text:p text:style-name="Text_20_body">"তোমরা কি খোকা! মাঝদরিয়ায় যে-জাহাজের তলা গিয়েছে সাত জায়গায় ফাঁক হয়ে, কেঁদে কেটে মন্ত্র পড়ে কর্তার দোহাই পেড়ে তাকে বাঁচাতে পারবে?"</text:p>
      <text:p text:style-name="Text_20_body"><text:s/></text:p>
      <text:p text:style-name="Text_20_body">"না যদি পারি তবে?"</text:p>
      <text:p text:style-name="Text_20_body"><text:s/></text:p>
      <text:p text:style-name="Text_20_body"><text:soft-page-break/>"তবে কী। তোমরা কজনে জেনে শুনে সেই ডুবোজাহাজেই ঝড়ের মুখে সাংঘাতিক পাল তুলে দিয়েছ, তোমাদের পাঁজর কাঁপে নি। এমন যে-কজনকে পাই ডুবতে ডুবতে তাদের নিয়েই আমাদের জিত। রসাতলে যাবার জন্য যে-দেশ অন্ধভাবে প্রস্তুত তারি মাস্তুলে তোমরা শেষ পর্যন্ত জয়ধ্বজা উড়িয়েছ, তোমরা না করেছ মিথ্যে আশা, না করেছ কাঙালপনা, না কেঁদেছ নৈরাশ্যে হাউ হাউ করে। তোমরা তবু হাল ছাড় নি যখন জলে ভরেছে জাহাজের খোল। হাল ছাড়াতেই কাপুরুষতা-- বাস, আমার কাজ হয়ে গেছে তোমাদের যে-কজনকে পেয়েছি তাদেরই নিয়ে। তার পরে? কর্মণ্যেবাধিকারস্তে মা ফলেষু কদাচন।"</text:p>
      <text:p text:style-name="Text_20_body"><text:s/></text:p>
      <text:p text:style-name="Text_20_body">"তুমি যা বলছ তার মধ্যে থেকে একটা প্রধান কথা বাদ গেছে বলে বোধ হয়।"</text:p>
      <text:p text:style-name="Text_20_body"><text:s/></text:p>
      <text:p text:style-name="Text_20_body">"কোন্‌ কথাটা?"</text:p>
      <text:p text:style-name="Text_20_body"><text:s/></text:p>
      <text:p text:style-name="Text_20_body">"তোমার মনে কি রাগও নেই? এত ইম্পার্সোন্যাল তুমি!"</text:p>
      <text:p text:style-name="Text_20_body"><text:s/></text:p>
      <text:p text:style-name="Text_20_body">"রাগ কার 'পরে?"</text:p>
      <text:p text:style-name="Text_20_body"><text:s/></text:p>
      <text:p text:style-name="Text_20_body">"ইংরেজের 'পরে।"</text:p>
      <text:p text:style-name="Text_20_body"><text:s/></text:p>
      <text:p text:style-name="Text_20_body">"যে জোয়ান মদ খেয়ে চোখ লাল না করলে লড়তে পারেই না, সেই গ্রাম্যকে আমি অবজ্ঞা করি। রাগের মাথায় কর্তব্য করতে গেলে অকর্তব্য করার সম্ভাবনাই বেশি।"</text:p>
      <text:p text:style-name="Text_20_body"><text:s/></text:p>
      <text:p text:style-name="Text_20_body">"তা হোক, কিন্তু রাগের কারণ থাকলে রাগ না করাটা অমানবিক।"</text:p>
      <text:p text:style-name="Text_20_body"><text:s/></text:p>
      <text:p text:style-name="Text_20_body">"সমস্ত য়ুরোপের সঙ্গে আমার পরিচয় আছে, আমি ইংরেজকেও জানি। যত পশ্চিমী জাত আছে তার মধ্যে ওরা সব-চেয়ে বড়ো জাত। রিপুর তাড়ায় ওরা যে মারতে পারে না তা নয় কিন্তু পুরোপুরি পারে না--লজ্জা পায়। ওদের নিজেদের মধ্যে যারা বড়ো তাদেরই কাছে জবাবদিহি করতে ওদের সব-চেয়ে ভয়;-- ওরা নিজেকে ভোলায় তাদেরও ভোলায়। ওদের উপরে যতটা রাগ করলে ফুল স্টীম বানিয়ে তোলা যায় ততটা রাগ করা আমার দ্বারা সম্ভব হয় না।"</text:p>
      <text:p text:style-name="Text_20_body"><text:s/></text:p>
      <text:p text:style-name="Text_20_body">"অদ্ভুত তুমি।"</text:p>
      <text:p text:style-name="Text_20_body"><text:s/></text:p>
      <text:p text:style-name="Text_20_body">"ষোলো-আনা মারের চোটে আমাদের মেরুদণ্ড ওরা চিরকালের মতো গুঁড়িয়ে দিতে পারত। সেটা ওরা পারলে না। আমি ওদের মানুষ্যত্বকে বাহাদুরি দিই। পরের দেশ শাসন করতে করতে সেই মনুষ্যত্ব ক্ষয় হয়ে আসছে তাতেই মরণদশা ধরছে ওদের ভিতর থেকে। এত বেশি বিদেশের বোঝা আর কোনো জাতের ঘাড়ে নেই এতে ওদের স্বভাব <text:soft-page-break/>যাচ্ছে নষ্ট হয়ে।"</text:p>
      <text:p text:style-name="Text_20_body"><text:s/></text:p>
      <text:p text:style-name="Text_20_body">"সে ওরা বুঝবে। কিন্তু তোমার এই অধ্যবসায়কে প্রায় অহৈতুক করে তুলেছ এটা আমার কাছে বাড়াবাড়ি ঠেকে।"</text:p>
      <text:p text:style-name="Text_20_body"><text:s/></text:p>
      <text:p text:style-name="Text_20_body">"অত্যন্ত ভুল। আমি অবিচার করব না, উন্মত্ত হব না, দেশকে দেবী বলে মা মা বলে অশ্রুপাত করব না, তবু কাজ করব, এতেই আমার জোর।"</text:p>
      <text:p text:style-name="Text_20_body"><text:s/></text:p>
      <text:p text:style-name="Text_20_body">"শত্রুকে যদি শত্রু বলে তাকে দ্বেষ না কর তবে তার বিরুদ্ধে হাত চালাবে কী করে?"</text:p>
      <text:p text:style-name="Text_20_body"><text:s/></text:p>
      <text:p text:style-name="Text_20_body">"রাস্তায় পাথর পড়ে থাকলে তার বিরুদ্ধে হাতিয়ার চালাই যেমন করে, অপ্রমত্ত বুদ্ধি নিয়ে। ওরা ভালো কি মন্দ সেটা তর্কের বিষয় নয়। ওদের রাজত্ব বিদেশী রাজত্ব, সেটাতে ভিতর থেকে আমাদের আত্মলোপ করছে-- এই স্বভাববিরুদ্ধ অবস্থাকে নড়াতে চেষ্টা করে আমার মানবস্বভাবকে আমি স্বীকার করি।"</text:p>
      <text:p text:style-name="Text_20_body"><text:s/></text:p>
      <text:p text:style-name="Text_20_body">"কিন্তু সফলতা সম্বন্ধে তোমার নিশ্চিত আশা নেই।"</text:p>
      <text:p text:style-name="Text_20_body"><text:s/></text:p>
      <text:p text:style-name="Text_20_body">"নাই রইল, তবু নিজের স্বভাবের অপমান ঘটাব না--সামনে মৃত্যুই যদি সব-চেয়ে নিশ্চিত হয় তবুও। পরাভবের আশঙ্কা আছে বলেই স্পর্ধা করে তাকে উপেক্ষা করে আত্মমর্যাদা রাখতে হবে। আমি তো মনে করি এইটেই আজ আমাদের শেষ কর্তব্য।"</text:p>
      <text:p text:style-name="Text_20_body"><text:s/></text:p>
      <text:p text:style-name="Text_20_body">"ওরা আসছেন রক্তগঙ্গা বওয়াবার মেকি ভগীরথ। ওঁকে চা খাইয়ে আসি গে। সেই সঙ্গে স্পষ্টভাষায় খবরও দেব যে, পুলিসকে সব কথা রিপোর্ট করা হয়েছে। তোমার দলের বোকারা আমাকে লিঞ্চ্‌ করে না বসে।"</text:p>
      <text:p text:style-name="Text_20_body"><text:s/></text:p>
      <text:h text:style-name="Heading_20_3" text:outline-level="3">দ্বিতীয় অধ্যায়</text:h>
      <text:p text:style-name="Text_20_body"/>
      <text:p text:style-name="Text_20_body">এলা বসে আছে কেদারায়, পিঠে বালিশ গোঁজা। লিখছে একমনে। পায়ের উপর পা তোলা। দেশবন্ধুর মূর্তি-আঁকা খাতা কাঠের বোর্ডে কোলের উপর আড় করে ধরা। দিন ফুরোতে দেরি নেই, কিন্তু তখনও চুল রয়েছে অযত্নে। বেগনি রঙের খদ্দরের শাড়ি গায়ে, সেটাতে মলিনতা অব্যক্ত থাকে, তাই নিভৃতে ব্যবহারে তার অনাদৃত প্রয়োজন। এলার হাতে একজোড়া লালরঙ-করা শাঁখা, গলায় একছড়া সোনার হার। হাতির দাঁতের মতো গৌরবর্ণ শরীরটি আঁটসাঁট; মনে হয় বয়স খুব কম কিন্তু মুখে পরিণত বুদ্ধির গাম্ভীর্য। খদ্দরের সবুজ রঙের চাদরে ঢাকা সংকীর্ণ লোহার খাট ঘরের প্রান্তে দেয়াল-ঘেঁষা। নারায়ণী স্কুলের তাঁতে-বোনা শতরঞ্চ মেঝের উপর পাতা। একধারে লেখবার ছোটো টেবিলে ব্লটিং প্যাড; তার একপাশে কলম-পেনসিল সাজানো দোয়াতদান, অন্যধারে পিতলের ঘটিতে গন্ধরাজ ফুল। দেয়ালে ঝুলছে কোনো একটি দূরবর্তী কালের ফোটোগ্রাফের প্রেতাত্মা, ক্ষীণ হলদে রেখায় বিলীনপ্রায়। অন্ধকার হল, আলো জ্বালবার সময় <text:soft-page-break/>এসেছে। উঠি-উঠি করছে এমন সময় খদ্দরের পর্দাটা সরিয়ে দিয়ে অতীন্দ্র দমকা হাওয়ার মতো ঘরে ঢুকেই ডাক দিল, "এলী।"</text:p>
      <text:p text:style-name="Text_20_body"><text:s/></text:p>
      <text:p text:style-name="Text_20_body">এলা খুশিতে চমকে উঠে বললে, "অসভ্য, জানান না দিয়ে এ ঘরে আসতে সাহস কর।"</text:p>
      <text:p text:style-name="Text_20_body"><text:s/></text:p>
      <text:p text:style-name="Text_20_body">এলার পায়ের কাছে ধপ করে মেঝের উপর বসে অতীন বললে, "জীবনটা অতি ছোটো, কায়দাকানুন অতি দীর্ঘ, নিয়ম বাঁচিয়ে চলবার উপযুক্ত পরমায়ু ছিল সনাতন যুগে মান্ধাতার। কলিকালে তার টানাটানি পড়েছে।"</text:p>
      <text:p text:style-name="Text_20_body"><text:s/></text:p>
      <text:p text:style-name="Text_20_body">"আমার কাপড় ছাড়া হয় নি এখনও।"</text:p>
      <text:p text:style-name="Text_20_body"><text:s/></text:p>
      <text:p text:style-name="Text_20_body">"ভালোই। তাহলে আমার সঙ্গে মিশ খাবে। তুমি থাকবে রথে, আমি থাকব পদাতিক হয়ে-- এ-রকম দ্বন্দ্ব মনুর নিয়মে অধর্ম। এককালে আমি ছিলুম নিখুঁত ভদ্রলোক, খোলসটা তুমিই দিয়েছ ঘুচিয়ে। বর্তমান বেশভূষাটা দেখছ কী রকম?"</text:p>
      <text:p text:style-name="Text_20_body"><text:s/></text:p>
      <text:p text:style-name="Text_20_body">"অভিধানে ওকে বেশভূষা বলে না।"</text:p>
      <text:p text:style-name="Text_20_body"><text:s/></text:p>
      <text:p text:style-name="Text_20_body">"কী বলে তবে?"</text:p>
      <text:p text:style-name="Text_20_body"><text:s/></text:p>
      <text:p text:style-name="Text_20_body">"শব্দ পাচ্ছি নে খুঁজে। বোধ হয় ভাষায় নেই। জামার সামনেটাতেই ওই যে বাঁকাচোরা ছেঁড়ার দাগ, ও কি তোমার স্বকৃত সেলাইয়ের লম্বা বিজ্ঞাপন?"</text:p>
      <text:p text:style-name="Text_20_body"><text:s/></text:p>
      <text:p text:style-name="Text_20_body">"ভাগ্যের আঘাত দারুণ হলেও বুক পেতেই নিয়ে থাকি--ওটা তারই পরিচয়। এ জামা দরজিকে দিতে সাহস হয় না, তার তো আত্মসম্মানবোধ আছে।"</text:p>
      <text:p text:style-name="Text_20_body"><text:s/></text:p>
      <text:p text:style-name="Text_20_body">"আমাকে দিলে না কেন?"</text:p>
      <text:p text:style-name="Text_20_body"><text:s/></text:p>
      <text:p text:style-name="Text_20_body">"নব যুগের সংস্কারভার নিয়েছ, তার উপরে পুরোনো জামার সংস্কার?"</text:p>
      <text:p text:style-name="Text_20_body"><text:s/></text:p>
      <text:p text:style-name="Text_20_body">"ওটাকে সহ্য করবার এমনই কী দরকার ছিল?"</text:p>
      <text:p text:style-name="Text_20_body"><text:s/></text:p>
      <text:p text:style-name="Text_20_body">"যে দরকারে ভদ্রলোক তার স্ত্রীকে সহ্য করে।"</text:p>
      <text:p text:style-name="Text_20_body"><text:soft-page-break/><text:s/></text:p>
      <text:p text:style-name="Text_20_body">"তার অর্থ?"</text:p>
      <text:p text:style-name="Text_20_body"><text:s/></text:p>
      <text:p text:style-name="Text_20_body">"তার অর্থ, একটির বেশি নেই বলে।"</text:p>
      <text:p text:style-name="Text_20_body"><text:s/></text:p>
      <text:p text:style-name="Text_20_body">"কী বল তুমি অন্তু! বিশ্বসংসারে তোমার ওই একটি বৈ জামা আর নেই?"</text:p>
      <text:p text:style-name="Text_20_body"><text:s/></text:p>
      <text:p text:style-name="Text_20_body">"বাড়িয়ে বলা অন্যায়, তাই কমিয়ে বললুম। পূর্ব আশ্রমে শ্রীযুক্ত অতীন্দ্রবাবুর জামা ছিল বহুসংখ্যক ও বহুবিধ। এমন সময়ে দেশে এল বন্যা। তুমি বক্তৃতায় বললে, যে অশ্রুপ্লাবিত দুর্দিনে, (মনে আছে অশ্রুপ্লাবিত বিশেষণটা?) বহু নরনারীর লজ্জা রক্ষার মতো কাপড় জুটছে না, সে সময়ে আবশ্যকের অতিরিক্ত কাপড় যার আছে লজ্জা তারই। বেশ গুছিয়ে বলেছিলে। তখনও তোমার সম্বন্ধে প্রকাশ্যে হাসতে সাহস ছিল না। মনে মনে হেসেছিলুম। নিশ্চিত জানতুম আবশ্যকের বেশি জামা ছিল তোমার বাক্সে। কিন্তু মেয়েদের পঞ্চাশ রঙের পঞ্চাশটা জামা থাকলেও পঞ্চাশটাই অত্যাবশ্যক। সেদিন দেশহিতৈষিণীদের মধ্যে রেষারেষি চলছিল,-- কে কত দান সংগ্রহ করতে পারে। এনে দিলুম আমার কাপড়ের তোরঙ্গ তোমার চরণতলে। হাততালি দিয়ে উঠলে খুশিতে।"</text:p>
      <text:p text:style-name="Text_20_body"><text:s/></text:p>
      <text:p text:style-name="Text_20_body">"সে কী কথা! আমি কি জানি অমন নিঃশেষ করে দেবে?"</text:p>
      <text:p text:style-name="Text_20_body"><text:s/></text:p>
      <text:p text:style-name="Text_20_body">"আশ্চর্য হও কেন? দুঃসাধ্য ক্ষতিসাধনের শক্তি দেহে দুর্জয়বেগে সঞ্চার করলে কে? সংগ্রহের ভার যদি থাকত আমাদের গণেশ মজুমদারের 'পরে তাহলে তার পৌরুষ আমার কাপড়ের বাক্সে ক্ষতি করত অতি সামান্য।"</text:p>
      <text:p text:style-name="Text_20_body"><text:s/></text:p>
      <text:p text:style-name="Text_20_body">"ছি ছি অন্তু, কেন আমাকে বললে না?"</text:p>
      <text:p text:style-name="Text_20_body"><text:s/></text:p>
      <text:p text:style-name="Text_20_body">"দুঃখ করো না। একান্ত শোচনীয় নয়, দুটো জামা রাঙিয়ে রেখে দিলুম নিত্য আবশ্যকের গরজে, পালা করে কেচে পরা চলছে। আরও দুটো আছে আপদ্ধর্মের জন্যে ভাঁজ করা। যদি কোনোদিন সন্দিগ্ধ সংসারে ভদ্রবংশীয় বলে প্রমাণ দেবার প্রয়োজন ঘটে সেই জামা দুটোতে ধোবা-দরজির সার্টিফিকেট রইল।"</text:p>
      <text:p text:style-name="Text_20_body"><text:s/></text:p>
      <text:p text:style-name="Text_20_body">"সৃষ্টিকর্তার সার্টিফিকেট রয়েছে ওই চেহারাতেই--সাক্ষী ডাকতে হবে না তোমার।"</text:p>
      <text:p text:style-name="Text_20_body"><text:s/></text:p>
      <text:p text:style-name="Text_20_body">"স্তুতি! নারীর দরবারে স্তবের অত্যুক্তি চিরদিন পুরুষদেরই অধিকারভুক্ত, তুমি উলটিয়ে দিতে চাও?"</text:p>
      <text:p text:style-name="Text_20_body"><text:s/></text:p>
      <text:p text:style-name="Text_20_body">"হাঁ চাই। প্রচার করতে চাই, আধুনিক কালে মেয়েদের অধিকার বেড়ে চলেছে। পুরুষের সম্বন্ধেও সত্য বলতে তাদের <text:soft-page-break/>বাধা নেই। নব্য সাহিত্যে দেখি বাঙালি মেয়েরা নিজেদেরই প্রশংসায় মুখরা, দেবীপ্রতিমা বানাবার কুমোরের কাজটা নিজেরাই নিয়েছে। স্বজাতির গুণগরিমার উপর সাহিত্যিক রঙ চড়াচ্ছে। সেটা তাদের অঙ্গরাগেরই সামিল, স্বহস্তের বাঁটা, বিধাতার হাতের নয়। আমার এতে লজ্জা করে। এখন চলো বসবার ঘরে।"</text:p>
      <text:p text:style-name="Text_20_body"><text:s/></text:p>
      <text:p text:style-name="Text_20_body">"এ-ঘরেও বসবার জায়গা আছে। আমি তো একাই একটা বিরাট সভা নই।"</text:p>
      <text:p text:style-name="Text_20_body"><text:s/></text:p>
      <text:p text:style-name="Text_20_body">"আচ্ছা তবে বলো জরুরি কথাটা কী?"</text:p>
      <text:p text:style-name="Text_20_body"><text:s/></text:p>
      <text:p text:style-name="Text_20_body">"হঠাৎ কবিতার একটা পদ মনে পড়ে গেছে অথচ কোথায় পড়েছি কিছুতেই মনে আসছে না। সকাল থেকে হাওয়া হাতড়িয়ে বেড়াচ্ছি। তোমাকে জিজ্ঞাসা করতে এলুম।"</text:p>
      <text:p text:style-name="Text_20_body"><text:s/></text:p>
      <text:p text:style-name="Text_20_body">"অত্যন্ত জরুরি দেখছি। আচ্ছা বলো।"</text:p>
      <text:p text:style-name="Text_20_body"><text:s/></text:p>
      <text:p text:style-name="Text_20_body">"একটু ভেবে বলো কার রচনা--</text:p>
      <text:p text:style-name="Text_20_body"><text:s/></text:p>
      <text:p text:style-name="Text_20_body">তোমার চোখে দেখেছিলাম</text:p>
      <text:p text:style-name="Text_20_body"><text:s/></text:p>
      <text:p text:style-name="Text_20_body">আমার সর্বনাশ।"</text:p>
      <text:p text:style-name="Text_20_body"><text:s/></text:p>
      <text:p text:style-name="Text_20_body">"কোনো নামজাদা কবির তো নয়ই।"</text:p>
      <text:p text:style-name="Text_20_body"><text:s/></text:p>
      <text:p text:style-name="Text_20_body">"পূর্বশ্রুত বলে মনে হচ্ছে না তোমার?"</text:p>
      <text:p text:style-name="Text_20_body"><text:s/></text:p>
      <text:p text:style-name="Text_20_body">"চেনা গলার আভাস পাচ্ছি একটুখানি। অন্য লাইনটা গেছে কোথায়?"</text:p>
      <text:p text:style-name="Text_20_body"><text:s/></text:p>
      <text:p text:style-name="Text_20_body">"আমার বিশ্বাস ছিল, অন্য লাইনটা আপনিই তোমার মনে আসবে।"</text:p>
      <text:p text:style-name="Text_20_body"><text:s/></text:p>
      <text:p text:style-name="Text_20_body">"তোমার মুখে যদি একবার শুনি তাহলে নিশ্চয় মনে আসবে।"</text:p>
      <text:p text:style-name="Text_20_body"><text:s/></text:p>
      <text:p text:style-name="Text_20_body"><text:soft-page-break/>"তবে শোনো--</text:p>
      <text:p text:style-name="Text_20_body"><text:s/></text:p>
      <text:p text:style-name="Text_20_body">প্রহরশেষের আলোয় রাঙা</text:p>
      <text:p text:style-name="Text_20_body">সেদিন চৈত্রমাস,</text:p>
      <text:p text:style-name="Text_20_body">তোমার চোখে দেখেছিলাম</text:p>
      <text:p text:style-name="Text_20_body">আমার সর্বনাশ।"</text:p>
      <text:p text:style-name="Text_20_body"><text:s/></text:p>
      <text:p text:style-name="Text_20_body"><text:s/></text:p>
      <text:p text:style-name="Text_20_body">অতীনের মাথায় করাঘাত করে এলা বললে, "আজকাল কী পাগলামি শুরু করেছ তুমি?"</text:p>
      <text:p text:style-name="Text_20_body"><text:s/></text:p>
      <text:p text:style-name="Text_20_body">"সেই চৈত্রমাসের বারবেলা থেকেই আমার পাগলামি শুরু। যে-সব দিন চরমে না পৌঁছোতেই ফুরিয়ে যায় তারা ছায়ামূর্তি নিয়ে ঘুরে বেড়ায় কল্পলোকের দিগন্তে। তোমার সঙ্গে আমার মিলন সেই মরীচিকার বাসরঘরে। আজ সেইখানে তোমাকে ডাক দিতে এলুম--কাজের ক্ষতি করব।"</text:p>
      <text:p text:style-name="Text_20_body"><text:s/></text:p>
      <text:p text:style-name="Text_20_body">কাঠের বোর্ড আর খাতাখানা মেজের উপর ফেলে দিয়ে এলা বললে, "থাক্‌ পড়ে আমার কাজ। আলোটা জ্বেলে দিই।"</text:p>
      <text:p text:style-name="Text_20_body"><text:s/></text:p>
      <text:p text:style-name="Text_20_body">"না থাক্‌--আলো প্রত্যক্ষকে প্রমাণ করে, চলো দীপহীন পথে অপ্রত্যক্ষের দিকে। চার বছরের কিছু কম হবে, স্টীমারে খেয়া পার হচ্ছি মোকামার ঘাটে। তখনও আঁকড়ে ছিলুম পৈতৃক সম্পত্তির ভাঙা কিনারটাকে সেটা ছিল দেনার গর্তে ভরা। তখনও দেহে মনে শৌখিনতার রঙ লেগে ছিল দেউলে দিনান্তের মেঘের মতো। গায়ে সিল্কের পাঞ্জাবি, পাট-করা মুগার চাদর কাঁধে, একলা বসে আছি ফাস্ট ক্লাস ডেক-এ বেতের কেদারায়। ফেলে-দেওয়া খবরের কাগজের পাতাগুলো ফরফর করে এধারে ওধারে উড়ে বেড়াচ্ছিল, মজা লাগছিল দেখতে, মনে হচ্ছিল মূর্তিমতী জনশ্রুতির এলোমেলো নৃত্য। তুমি জনসাধারণের দলে, কোমর বেঁধে ডেক-প্যাসেঞ্জার। হঠাৎ আমার পশ্চাদ্বর্তী অগোচরতার থেকে দ্রুতবেগে এসে পড়লে আমার সামনে। আজও চোখের উপর দেখতে পাচ্ছি তোমার সেই ব্রাউন রঙের শাড়ি; খোঁপার সঙ্গে কাঁটায় বেঁধা তোমার মাথার কাপড় মুখের দুইধারে হাওয়ায় ফুলে উঠেছে। চেষ্টাকৃত অসংকোচের ভান করেই প্রশ্ন করলে, আপনি খদ্দর পরেন না কেন?-- মনে পড়ছে?"</text:p>
      <text:p text:style-name="Text_20_body"><text:s/></text:p>
      <text:p text:style-name="Text_20_body">"খুব স্পষ্ট। তোমার মনের ছবিকে তুমি কথা কওয়াতে পার, আমার ছবি বোবা।"</text:p>
      <text:p text:style-name="Text_20_body"><text:s/></text:p>
      <text:p text:style-name="Text_20_body">"আমি আজ সেদিনের পুনরুক্তি করে যাব, তোমাকে শুনতে হবে।"</text:p>
      <text:p text:style-name="Text_20_body"><text:s/></text:p>
      <text:p text:style-name="Text_20_body">"শুনব না তো কী। সেদিন যেখানে আমার নূতন জীবনের ধুয়ো, পুনঃ পুনঃ সেখানে আমরা মন ফিরে আসতে চায়।"</text:p>
      <text:p text:style-name="Text_20_body"><text:soft-page-break/><text:s/></text:p>
      <text:p text:style-name="Text_20_body">"তোমার গলার সুরটি শুনেই আমার সর্বশরীর চমকে উঠল, সেই সুর আমার মনের মধ্যে এসে লাগল হঠাৎ আলোর ছটার মতো; যেন আকাশ থেকে কোন্‌ এক অপরূপ পাখি ছোঁ মেরে নিয়ে গেল আমার চিরদিনটাকে। অপরিচিতা মেয়েটির অভাবনীয় স্পর্ধায় যদি রাগ করতে পারতুম তাহলে সেদিনকার খেয়াতরী এতবড়ো আঘাটায় পৌঁছিয়ে দিত না-- ভদ্রপাড়াতেই শেষ পর্যন্ত দিন কাটত চলতি রাস্তায়। মনটা আর্দ্র দেশলাইকাঠির মতো, রাগের আগুন জ্বলল না। অহংকার আমার স্বভাবের সর্বপ্রধান সদ্‌গুণ, তাই ধাঁ করে মনে হল, মেয়েটি যদি আমাকে বিশেষভাবে পছন্দ না করত তাহলে এমন বিশেষভাবে ধমক দিতে আসত না, খদ্দরপ্রচার-- ও একটা ছুতো, সত্যি কিনা বলো।"</text:p>
      <text:p text:style-name="Text_20_body"><text:s/></text:p>
      <text:p text:style-name="Text_20_body">"ওগো, কতবার বলেছি-- অনেকক্ষণ ধরে ডেকের কোণে বসে তোমাকে চেয়ে চেয়ে দেখছিলুম। ভুলে গিয়েছিলুম আর-কেউ সেটা লক্ষ্য করছে কি না। জীবনে সেই আমার সব-চেয়ে আশ্চর্য একচমকের চিরপরিচয়। মন বললে, কোথা থেকে এল এই অতিদূর জাতের মানুষটি, চারদিকের পরিমাপে তৈরি নয়, শেওলার মধ্যে শতদল পদ্ম। তখনই মনে মনে পণ করলুম এই দুর্লভ মানুষটিকে টেনে আনতে হবে, কেবল আমার নিজের কাছে নয়, আমাদের সকলের কাছে।"</text:p>
      <text:p text:style-name="Text_20_body"><text:s/></text:p>
      <text:p text:style-name="Text_20_body">"আমার কপালে তোমার একবচনের চাওয়াটা চাপা পড়ল বহুবচনের চাওয়ার তলায়।"</text:p>
      <text:p text:style-name="Text_20_body"><text:s/></text:p>
      <text:p text:style-name="Text_20_body">"আমার উপায় ছিল না অন্তু। দ্রৌপদীকে দেখবার আগেই কুন্তী বলেছিলেন, তোমরা সবাই মিলে ভাগ করে নিয়ো। তুমি আসবার আগেই শপথ করে দেশের আদেশ স্বীকার করেছি, বলেছি আমার একলার জন্যে কিছুই রাখব না। দেশের কাছে আমি বাগ্‌দত্তা।"</text:p>
      <text:p text:style-name="Text_20_body"><text:s/></text:p>
      <text:p text:style-name="Text_20_body">"অধার্মিক তোমার পণগ্রহণ, এ পণকে রক্ষা করাও প্রতিদিন তোমার স্বধর্মবিদ্রোহ। পণ যদি ভাঙতে তবে সত্যরক্ষা হত। যে লোভ পবিত্র যা অন্তর্যামীর আদেশবাণী, তাকে দলের পায়ে দলিত করেছ, এর শাস্তি তোমাকে পেতে হবে।"</text:p>
      <text:p text:style-name="Text_20_body"><text:s/></text:p>
      <text:p text:style-name="Text_20_body">"অন্তু, শাস্তির সীমা নেই, দিনরাত মারছে আমাকে। যে আশ্চর্য সৌভাগ্য সকল সাধনার অতীত, যা দৈবের অযাচিত দান তা এল আমার সামনে, তবু নিতে পারলুম না। হৃদয়ে হৃদয়ে গাঁঠ বাঁধা, তৎসত্ত্বেও এতবড়ো দুঃসহ বৈধব্য কোনো মেয়ের ভাগ্যে যেন না ঘটে। একটা মন্ত্রপড়া বেড়ার মধ্যে ছিলুম, কিন্তু তোমাকে দেখবামাত্র মন উৎসুক হয়ে উঠল, বললে, ভাঙুক সব বেড়া। এমন বিপ্লব ঘটতে পারে সে-কথা কোনোদিন ভাবতে পারি নি। এর আগে কখনো মন বিচলিত হয় নি বললে মিথ্যে বলা হবে। কিন্তু চঞ্চলতা জয় করে খুশি হয়েছি নিজের শক্তির গর্বে। জয় করবার সেই গর্ব আজ নেই, ইচ্ছে হারিয়েছি--বাহিরের কথা ছেড়ে দাও, অন্তরের দিকে তাকিয়ে দেখো, হেরেছি আমি। তুমি বীর, আমি তোমার বন্দিনী।"</text:p>
      <text:p text:style-name="Text_20_body"><text:s/></text:p>
      <text:p text:style-name="Text_20_body">"আমিও হেরেছি আমার সেই বন্দিনীর কাছে। হার শেষ হয় নি, প্রতি মুহূর্তের যুদ্ধে প্রতি মুহূর্তেই হারছি।"</text:p>
      <text:p text:style-name="Text_20_body"><text:s/></text:p>
      <text:p text:style-name="Text_20_body">"অন্তু, ফার্স্ট ক্লাস ডেক-এ যখন অপূর্ব আবির্ভাবের মতো আমাকে দূর থেকে দেখা দিয়েছিলে তখনও জানতুম থার্ড ক্লাসের টিকিটটা আমাদের আধুনিক আভিজাত্যের একটা উজ্জ্বল নিদর্শন। অবশেষে তুমি চড়লে রেলগাড়িতে সেকেণ্ড <text:soft-page-break/>ক্লাসে। আমার দেহমনকে প্রবল টান দিলে সেই ক্লাসের দিকে। এমন-কি, মনে একটা চাতুরীর কল্পনা এসেছিল, ভেবেছিলুম, ট্রেন ছাড়বার শেষমুহূর্তে উঠে পড়ব তোমার গাড়িতে, বলব,--তাড়াতাড়িতে ভুলে উঠেছি। কাব্যশাস্ত্রে মেয়েরাই অভিসার করে এসেছে, সংসারবিধিতে বাধা আছে বলেই কবিদের এই করুণা। উসখুস-করা মনের যত সব এলোমেলো ইচ্ছে ভিতরের আঁধার কোঠায় ঘুর খেয়ে খেয়ে দেয়ালে মাথা ঠুকে ঠুকে বেড়ায়। এদের কথা মেয়েরা পর্দার বাইরে কিছুতে স্বীকার করতে চায় না। তুমি আমাকে স্বীকার করিয়েছ।"</text:p>
      <text:p text:style-name="Text_20_body"><text:s/></text:p>
      <text:p text:style-name="Text_20_body">"কেন স্বীকার করলে?"</text:p>
      <text:p text:style-name="Text_20_body"><text:s/></text:p>
      <text:p text:style-name="Text_20_body">"নারীজাতির গুমর ভেঙে কেবল ওই স্বীকারটুকুই তোমাকে দিতে পেরেছি, আর তো কিছু পারি নি।"</text:p>
      <text:p text:style-name="Text_20_body"><text:s/></text:p>
      <text:p text:style-name="Text_20_body">হঠাৎ অতীন এলার হাত চেপে ধরে বলে উঠল, "কেন পারলে না? কিসের বাধা ছিল আমাকে গ্রহণ করতে? সমাজ? জাতিভেদ?"</text:p>
      <text:p text:style-name="Text_20_body"><text:s/></text:p>
      <text:p text:style-name="Text_20_body">"ছি, ছি, এমন কথা মনেও করো না। বাইরে বাধা নয়, বাধা অন্তরে।"</text:p>
      <text:p text:style-name="Text_20_body"><text:s/></text:p>
      <text:p text:style-name="Text_20_body">"যথেষ্ট ভালোবাস নি?"</text:p>
      <text:p text:style-name="Text_20_body"><text:s/></text:p>
      <text:p text:style-name="Text_20_body">"ওই যথেষ্ট কথাটার কোনো মানে নেই অন্তু। যে শক্তি হাত দিয়ে পর্বতকে ঠেলতে পারে নি তাকে দুর্বল বলে অপবাদ দিয়ো না। শপথ করে সত্য গ্রহণ করেছিলুম, বিয়ে করব না। না করলেও হয়তো বিয়ে সম্ভব হত না।"</text:p>
      <text:p text:style-name="Text_20_body"><text:s/></text:p>
      <text:p text:style-name="Text_20_body">"কেন হত না?"</text:p>
      <text:p text:style-name="Text_20_body"><text:s/></text:p>
      <text:p text:style-name="Text_20_body">"রাগ করো না অন্তু, ভালোবাসি বলেই সংকোচ। আমি নিঃস্ব, কতটুকুই বা তোমাকে দিতে পারি!"</text:p>
      <text:p text:style-name="Text_20_body"><text:s/></text:p>
      <text:p text:style-name="Text_20_body">"স্পষ্ট করেই বলো।"</text:p>
      <text:p text:style-name="Text_20_body"><text:s/></text:p>
      <text:p text:style-name="Text_20_body">"অনেকবার বলেছি।"</text:p>
      <text:p text:style-name="Text_20_body"><text:s/></text:p>
      <text:p text:style-name="Text_20_body">"আবার বলো, আজ সব বলা-কওয়া শেষ করে নিতে চাই, এর পরে আর জিজ্ঞাসা করব না।"</text:p>
      <text:p text:style-name="Text_20_body"><text:s/></text:p>
      <text:p text:style-name="Text_20_body"><text:soft-page-break/>বাইরে থেকে ডাক এল, "দিদিমণি।"</text:p>
      <text:p text:style-name="Text_20_body"><text:s/></text:p>
      <text:p text:style-name="Text_20_body">"কী রে অখিল, আয় না ভিতরে।"</text:p>
      <text:p text:style-name="Text_20_body"><text:s/></text:p>
      <text:p text:style-name="Text_20_body">ছেলেটার বয়স ষোলো কিংবা আঠারো হবে। জেদালো দুষ্টুমি-ভরা প্রিয়দর্শন চেহারা। কোঁকড়া চুল ঝাঁকড়ামাকড়া, কচি শামলা রঙ, চঞ্চল চোখদুটি জ্বলজ্বল করছে। খাকি রঙের শর্টপরা, কোমর পর্যন্ত ছাঁটা সেই রঙেরই একটা বোতাম-খোলা জামা বুক বের করা; শর্টের দুইদিককার পকেট নানা বাজে সম্পত্তিতে ফুলে-ওঠা, বুকের পকেটে বিচিত্র ফলাওআলা একটা হরিণের শিঙের ছুরি; কখনো বা সে খেলার নৌকো কখনো এরোপ্লেনের নমুনা বানায়। সম্প্রতি মল্লিক কোম্পানির আয়ুর্বৈদিক বাগানে দেখে এসেছে জলতোলা হাওয়া-যন্ত্র; বিস্কুটের টিন প্রভৃতি নানা ফালতো জিনিস জোড়াতাড়া দিয়ে তারই নকলের চেষ্টা চলছে। আঙুল কেটেছে, তার উপরে ন্যাকড়া জড়ানো, এলা জিজ্ঞাসা করলে কানেই আনে না। এলা এই বাপ-মা-মরা ছেলের দূরসম্পর্কের আত্মীয়, অনেক উৎপাত সহ্য করে। কার কাছ থেকে বেঁটে জাতের এক বাঁদর অখিল সস্তা দামে কিনেছে। জন্তুটা ভাঁড়ারে চৌর্যবৃত্তিতে সুদক্ষ। এলার ছোটো পরিবারে এই জন্তুটা একটা মস্ত অত্যাচার।</text:p>
      <text:p text:style-name="Text_20_body"><text:s/></text:p>
      <text:p text:style-name="Text_20_body">ঘরে ঢুকেই অখিল সলজ্জ দ্রুতবেগে পা ছুঁয়ে এলাকে প্রণাম করলে। এলা বুঝলে প্রণামটা একটা কোনো বিশেষ অনুষ্ঠানের অন্তর্গত, কেননা ভক্তিবৃত্তিটা অখিলের স্বভাবসিদ্ধ নয়।</text:p>
      <text:p text:style-name="Text_20_body"><text:s/></text:p>
      <text:p text:style-name="Text_20_body">এলা বললে, "তোর অন্তুদাদাকে প্রণাম করবি নে?"</text:p>
      <text:p text:style-name="Text_20_body"><text:s/></text:p>
      <text:p text:style-name="Text_20_body">কোনো জবাব না দিয়ে অখিল অতীনের দিকে পিঠ ফিরিয়ে খাড়া দাঁড়িয়ে রইল। অতীন উচ্চস্বরে হেসে উঠল। অখিলের পিঠ চাপড়িয়ে বললে, শাবাশ, মাথা যদি হেঁট করতেই হয় তো এক-দেবতার পায়ে। সেই একেশ্বরীর কাছে আমারও মাথা হেঁট, এখন প্রসাদের ভাগ নিয়ে রাগারাগি করো না ভাই, উদ্বৃত্তই বেশি।"</text:p>
      <text:p text:style-name="Text_20_body"><text:s/></text:p>
      <text:p text:style-name="Text_20_body">এলা অখিলকে বললে, "তোর কী কথা আছে বলে যা।"</text:p>
      <text:p text:style-name="Text_20_body"><text:s/></text:p>
      <text:p text:style-name="Text_20_body">অখিল বললে, "কাল আমার মায়ের মৃত্যুদিন।"</text:p>
      <text:p text:style-name="Text_20_body"><text:s/></text:p>
      <text:p text:style-name="Text_20_body">"তাই তো। একেবারে ভুলে গিয়েছিলুম। কাউকে শ্রাদ্ধের নিমন্ত্রণ করতে চাস?"</text:p>
      <text:p text:style-name="Text_20_body"><text:s/></text:p>
      <text:p text:style-name="Text_20_body">"কাউকে না।"</text:p>
      <text:p text:style-name="Text_20_body"><text:s/></text:p>
      <text:p text:style-name="Text_20_body">"তবে কী চাস?"</text:p>
      <text:p text:style-name="Text_20_body"><text:soft-page-break/><text:s/></text:p>
      <text:p text:style-name="Text_20_body">"পড়ার ছুটি চাই তিন দিন।"</text:p>
      <text:p text:style-name="Text_20_body"><text:s/></text:p>
      <text:p text:style-name="Text_20_body">"কী করবি ছুটি নিয়ে?"</text:p>
      <text:p text:style-name="Text_20_body"><text:s/></text:p>
      <text:p text:style-name="Text_20_body">"খরগোশের খাঁচা বানাব।"</text:p>
      <text:p text:style-name="Text_20_body"><text:s/></text:p>
      <text:p text:style-name="Text_20_body">"খরগোশ তোর একটিও বাকি নেই, খাঁচা বানাবি কার জন্যে?"</text:p>
      <text:p text:style-name="Text_20_body"><text:s/></text:p>
      <text:p text:style-name="Text_20_body">অতীন হেসে বললে, "খরগোশ তো কল্পনা করলেই হয়, খাঁচাটা বানানোই আসল কথা। মানুষ অনিত্য, আসে আর যায় কিন্তু নিত্যকালের মতো পাকা করে তাদের খাঁচা বানাবার ভার নিয়েছেন ভগবান মনু থেকে আরম্ভ করে মনুর আধুনিক অবতার পর্যন্ত। এই কাজে তাঁদের ভীষণ শখ।"</text:p>
      <text:p text:style-name="Text_20_body"><text:s/></text:p>
      <text:p text:style-name="Text_20_body">"আচ্ছা, অখিল যা তোর ছুটি।"</text:p>
      <text:p text:style-name="Text_20_body"><text:s/></text:p>
      <text:p text:style-name="Text_20_body">দ্বিতীয় কথাটি না বলে অখিল দৌড়ে চলে গেল।</text:p>
      <text:p text:style-name="Text_20_body"><text:s/></text:p>
      <text:p text:style-name="Text_20_body">অতীন বললে, "ওকে পোষ মানাতে পারলুম না। আমার সাবেক সম্পত্তির ঝড়তিপড়তির মধ্যে ছিল একটা কব্‌জিঘড়ি, আধুনিক ছেলেদের পক্ষে সাত রাজার ধন। একদিন সেটা ওকে দিতে গিয়েছিলুম। মাথা ঝাঁকানি দিয়ে চলে গেল। এর থেকে বুঝবে ওতে আমাতে ব্যাপারটা কম্যুন্যাল হয়ে উঠেছে, অন্তু-অখিল রায়ট হবার লক্ষণ।"</text:p>
      <text:p text:style-name="Text_20_body"><text:s/></text:p>
      <text:p text:style-name="Text_20_body">"ছেলেদের সঙ্গে ভাব করতে তোমার জুড়ি কেউ নেই, তবু এই বাঁদরটার কাছে হার মানলে কেন?"</text:p>
      <text:p text:style-name="Text_20_body"><text:s/></text:p>
      <text:p text:style-name="Text_20_body">"মাঝখানে আছে তৃতীয় পক্ষ, নইলে ওতে আমাতে হরিহর বনে যেতুম। থাক্‌ সে-কথা; এখন বলো, তোমার কৈফিয়তটা কী? কেন আমাকে সরিয়ে রাখলে?"</text:p>
      <text:p text:style-name="Text_20_body"><text:s/></text:p>
      <text:p text:style-name="Text_20_body">"একটা সোজা কথা কেন তুমি মনে রাখ না যে, তোমার চেয়ে আমি বয়সে বড়ো?"</text:p>
      <text:p text:style-name="Text_20_body"><text:s/></text:p>
      <text:p text:style-name="Text_20_body">"কারণ এই সোজা কথাটা ভুলতে পারি নি যে, তোমার বয়স আটাশ, আমার বয়স আটাশ পেরিয়ে কয়েক মাস। প্রমাণ করা খুব সহজ, কারণ দলিলটা তাম্রশাসনে ব্রাহ্মীলিপিতে লেখা নয়।"</text:p>
      <text:p text:style-name="Text_20_body"><text:soft-page-break/><text:s/></text:p>
      <text:p text:style-name="Text_20_body">"আমার আটাশ তোমার আটাশকে বহুদূরে পেরিয়ে গেছে। তোমার আটাশে যৌবনের সব সলতেই নির্ধূম জ্বলছে। এখনও তোমার জানলা খোলা যাদের দিকে, তারা অনাগত তারা অভাবিত।"</text:p>
      <text:p text:style-name="Text_20_body"><text:s/></text:p>
      <text:p text:style-name="Text_20_body">"এলী, আমার কথাটা কিছুতে বুঝতে চাচ্ছ না বলেই বুঝছ না। দলের কাছে ভগবানের সত্যের বিরুদ্ধে সত্য নিয়েছ তাই নানা তর্ক বানিয়ে নিজেকে ভোলাচ্ছ, আমাকেও। ভোলাও কিন্তু এ-কথা বলো না আমার জীবনে এখনও অনাগত অভাবিত দূরে রয়ে গেছে। এসেছে সে, সে তুমি। তবুও আজও সে অনাগত। চিরদিনই কি তবে জানলা খোলা থাকবে তার দিকে? সেই শূন্যের ভিতর দিয়ে কেবলই বাজবে আমার আর্ত সুর, চাই তোমাকে চাই, আর অন্য দিক দিয়ে ফিরে আসবে না কোনো উত্তর?"</text:p>
      <text:p text:style-name="Text_20_body"><text:s/></text:p>
      <text:p text:style-name="Text_20_body">"ফিরে আসছে না, এমন কথা বলছ কী করে অকৃতজ্ঞ? চাই, চাই, চাই, তোমার চেয়ে বেশি কিছুই চাই নে এ জগতে। যে-সময়ে দেখা হলে শুভদৃষ্টি সম্পূর্ণ হত সে-সময়ে হয় নি যে দেখা। কিন্তু তবু বলছি ভাগ্যে হয় নি।"</text:p>
      <text:p text:style-name="Text_20_body"><text:s/></text:p>
      <text:p text:style-name="Text_20_body">"কেন? কী ক্ষতি হত তাতে?"</text:p>
      <text:p text:style-name="Text_20_body"><text:s/></text:p>
      <text:p text:style-name="Text_20_body">"আমার জীবন সার্থক হত, কতটুকুই বা তার দাম। কারও মতো নও যে তুমি; মস্ত তুমি। তফাতে আছি বলেই দেখতে পেলুম সেই তোমার অলোকসামান্য প্রকাশ। সামান্য আমাকে দিয়ে তোমাকে জড়িয়ে ফেলবার কথা কল্পনা করতে আমার ভয় করে। আমার ছোটো সংসারে প্রতিদিনের তুচ্ছতার মানুষ হবে তুমি! আমি কত উপরে মুখ তুলে তোমার মাথা দেখতে পাই তোমাকে বোঝাব কেমন করে? মেয়েদের সম্বল জীবনের যত সব খুঁটিনাটি, সেই বোঝা দিয়ে তোমাদের মতো পুরুষের জীবনকেও চাপা দিতে ভয় পায় না এমন মেয়ে হয়তো আছে; তারা ট্যাজেডি ঘটিয়েছে কত আমি তা জানি। চোখের সামনে দেখছি লতার জালে বনস্পতিকে বাড়তে দিল না; সেই মেয়েরা বুঝি মনে করে তাদের জড়িয়ে ধরাই যথেষ্ট।"</text:p>
      <text:p text:style-name="Text_20_body"><text:s/></text:p>
      <text:p text:style-name="Text_20_body">"এলা, যে পায় সেই জানে যথেষ্ট কাকে বলে।"</text:p>
      <text:p text:style-name="Text_20_body"><text:s/></text:p>
      <text:p text:style-name="Text_20_body">"নিজেকে ভোলাতে চাই নে, অন্তু। প্রকৃতি আমাদের আজন্ম অপমান করেছে। আমরা বায়োলজির সংকল্প বহন করে এসেছি জগতে। সঙ্গে সঙ্গে এনেছি জীবপ্রকৃতির নিজের জোগানো অস্ত্র ও মন্ত্র। সেগুলো ঠিকমতো ব্যবহার করতে জানলেই সস্তায় আমরা জিতে নিতে পারি আমাদের সিংহাসন। সাধনার ক্ষেত্রে পুরুষকে প্রমাণ করতে হয় তার শ্রেষ্ঠতা। সেই শ্রেষ্ঠতা যে কী, ভাগ্যক্রমে আমি তা জানবার সুযোগ পেয়েছি। পুরুষরা আমাদের চেয়ে অনেক বড়ো।"</text:p>
      <text:p text:style-name="Text_20_body"><text:s/></text:p>
      <text:p text:style-name="Text_20_body">"মাথায় বড়ো।"</text:p>
      <text:p text:style-name="Text_20_body"><text:s/></text:p>
      <text:p text:style-name="Text_20_body">"হাঁ মাথায় বড়োই তো। প্রকৃতিকে অতিক্রম করে বড়ো হবার তোরণদ্বার সেই মাথায়। আমার বুদ্ধিসুদ্ধি যথেষ্ট থাক্‌ না-<text:soft-page-break/>থাক্‌ আমি নম্র হয়ে নিজেকে নিবেদন করতে পেরেছি সেই উপরের দিকে চেয়ে।"</text:p>
      <text:p text:style-name="Text_20_body"><text:s/></text:p>
      <text:p text:style-name="Text_20_body">"কোনো নীচ উৎপাত করে নি?"</text:p>
      <text:p text:style-name="Text_20_body"><text:s/></text:p>
      <text:p text:style-name="Text_20_body">"করেছে। আমাদের টানে যারা নেমে আসে বায়োলজির নিচের তলায়, তারা বিশ্রী হয়ে বিগড়ে যায়। ব্যক্তিগত বিশেষ ইচ্ছে বা প্রয়োজন না থাকলেও নিচে টেনে আনবার একটা সাধারণ ষড়যন্ত্রে আমরা সমস্ত মেয়ে এক হয়ে যোগ দিয়েছি, সাজে সজ্জায় হাবেভাবে বানানো কথায়।"</text:p>
      <text:p text:style-name="Text_20_body"><text:s/></text:p>
      <text:p text:style-name="Text_20_body">"বোকাদের ভোলাবার জন্যে?"</text:p>
      <text:p text:style-name="Text_20_body"><text:s/></text:p>
      <text:p text:style-name="Text_20_body">"হাঁ গো, তোমরা বোকা! অতি সহজ মন্ত্রেই ভোল, তাই আমাদের এত গুমর। আমরা বোকাদের ভালোবেসেছি, তবু তাদের স্থূল বোকামির সর্বোচ্চ শিখরে দেখেছি সূর্যোদয়, আলো এনেছে তারা , পূজা করেছি তখন। অনেক দেখেছি ইতর নোংরা নিন্দুক, অনেক দেখেছি কৃপণ কুৎসিত। সব বাদ দিয়ে সব মেনে নিয়ে তবু অনেক বাকি থাকে। সেই বাকিদেরই দেখেছি উজ্জ্বল আলোয়। তাদের অনেকের নাম থাকবে না কারও মনে, তবু তারা বড়ো।"</text:p>
      <text:p text:style-name="Text_20_body"><text:s/></text:p>
      <text:p text:style-name="Text_20_body">"এলী, তোমার কথা শুনে লজ্জা করছে, মনে হচ্ছে একটা প্রতিবাদ না করলে ভালো শোনাবে না। তবু ভালোও লাগছে। কিন্তু সত্য কথায় তোমার কাছে হার মানতে পারব না। আমাদের দেশের পুরুষদের যে কাপুরুষতার লক্ষণ ছেলেবেলা থেকে দেখেছি, যার কথা আমাকে বারবার ভাবিয়েছে সে আমি আজ তোমার কাছে বলব। আমি দেখেছি আমার জানা পরিবারের মধ্যে এবং আমার নিজের পরিবারেও শাশুড়ীর অসহ্য অন্যায় আধিপত্য। শাশুড়ীর অত্যাচারের কথা চিরকাল এদেশে প্রচলিত।"</text:p>
      <text:p text:style-name="Text_20_body"><text:s/></text:p>
      <text:p text:style-name="Text_20_body">"হাঁ সে তো জানি। নিজের ঘরে দেখেছি, যে-মানুষ হাড়ে দুর্বল, দুর্বলের যম সে--তার মতো নিষ্ঠুর কেউ হতে পারে না।"</text:p>
      <text:p text:style-name="Text_20_body"><text:s/></text:p>
      <text:p text:style-name="Text_20_body">"এলা, ও-কথা বলে তুমি তোমার ভাবী শাশুড়ীর নিন্দার ভূমিকা করে রেখো না। নববধূর 'পরে অমানুষিক অত্যাচারের খবর প্রায় শুনতে পাই, আর দেখি তার প্রধান নায়িকা শাশুড়ী। কিন্তু শাশুড়ীকে অপ্রতিহত অন্যায় করবার অধিকার দিয়েছে কে? সে তো ওই মায়ের খোকারা। অত্যাচারিণীর বিরুদ্ধে স্ত্রীর সম্ভ্রম রাখবার শক্তি নেই যাদের সেই নাবালকদের কখনোই কি বিয়ে করবার বয়স হয়? যখন হয় তখন তারা স্ত্রীর খোকা হয়ে ওঠে। যেখানে পুরুষের পৌরুষ দুর্বল সেখানেই মেয়েরা নেবে আসে আর নাবায় নীচতার দিকে। আজ দেখি আমাদের দেশে যারা বড়ো-কিছু করাবর সংকল্প করে তারা মেয়েকে ত্যাগ করতে চায়--মেয়েকে ভয় করে সেই স্ত্রৈণ কাপুরুষেরা। সেইজন্যেই এই কাপুরুষের দেশে তুমি পণ করেছ বিয়ে করবে না, পাছে কোনো কচি মন বেঁকে যায় তোমার মেয়েলি প্রভাবে। যথার্থ পুরুষ যারা, তারা যথার্থ মেয়ের জোরেই চরিতার্থ হবে--বিধাতার নিজের হাতের এই হুকুমনামা আছে আমাদের রক্তে। যে সেই বিধিলিপিকে ব্যর্থ করে সে পুরুষ নামের যোগ্য নয়। পরীক্ষার ভার ছিল তোমার হাতে, আমাকে পরীক্ষা করে দেখলে না কেন?"</text:p>
      <text:p text:style-name="Text_20_body"><text:s/></text:p>
      <text:p text:style-name="Text_20_body"><text:soft-page-break/>"অন্তু, তর্ক করতে পারতুম কিন্তু তোমার সঙ্গে তর্ক করব না। কেননা, জানি তুমি নিতান্ত ক্ষোভের মুখে এই সব কুযুক্তি পেড়েছ। আমার পণের কথা কিছুতেই ভুলতে পারছ না।"</text:p>
      <text:p text:style-name="Text_20_body"><text:s/></text:p>
      <text:p text:style-name="Text_20_body">"না ভুলতে পারব না। তুমি বললে কি না, পুরুষেরা মস্ত বড়ো, মেয়েরা তাদের ছোটো করবে এই তোমার ভয়! মেয়েদের বড়ো হবার দরকারই হয় না। তারা যতটুকু ততটুকুই সুসম্পূর্ণ। হতভাগা যে-পুরুষ বড়ো নয় সে অসম্পূর্ণ, তার জন্যে সৃষ্টিকর্তা লজ্জিত।"</text:p>
      <text:p text:style-name="Text_20_body"><text:s/></text:p>
      <text:p text:style-name="Text_20_body">"অন্তু, সেই অসম্পূর্ণের মধ্যেও আমরা বিধাতার ইচ্ছাটা দেখতে পাই--সেটা বড়ো ইচ্ছা।"</text:p>
      <text:p text:style-name="Text_20_body"><text:s/></text:p>
      <text:p text:style-name="Text_20_body">"এলী, বিধাতার ইচ্ছাটাই যে বড়ো তা বলতে পারি নে, তাঁর কল্পনাটাও কোনো অংশে ছোটো নয়। সেই কল্পনার তুলির ছোঁওয়ায় জাদু লেগেছে মেয়েদের প্রকৃতিতে, তারা সংসারের ক্ষেত্রে এনেছে আর্টিস্টের সাধনা, রঙে সুরে আপন দেহে মনে প্রাণে অনির্বচনীয়কে প্রকাশ করছে। এটা সহজ শক্তির কর্ম, সেইজন্যেই এটা সহজ নয়। ওই যে তোমার শাঁখের মতো চিকন রঙের কণ্ঠে সোনার হারটি দেখা দিয়েছে ওর জন্যে তোমাকে নোটবই মুখস্থ করতে হয় নি। আপনার জীবনলোকে রূপের সৃষ্টিতে রস জোগাতে পারল না, এমন হতভাগিনী আছে, মোটা সোনার বালা পরে গিন্নীপনা করে সেই মুখরা; নয় তো দাসী হয়ে জীবন কাটায় উঠোন নিকিয়ে। সংসারে এই সব অকিঞ্চিৎকরের সীমাসংখ্যা নেই।"</text:p>
      <text:p text:style-name="Text_20_body"><text:s/></text:p>
      <text:p text:style-name="Text_20_body">"সৃষ্টিকর্তাকেই দোষ দেব অন্তু। লড়াই করবার শক্তি কেন দেন নি মেয়েদের? বঞ্চনা করে কেন তাদের আপনাকে বাঁচাতে হয়? পৃথিবীতে সব-চেয়ে জঘন্য যে স্পাইয়ের ব্যবসা সেই ব্যবসাতে মেয়েদের নৈপুণ্য পুরুষের চেয়ে বেশি এ-কথা যখন বইয়ে পড়লুম তখন বিধাতার পায়ে মাথা ঠুকে বলেছি সাতজন্মে যেন মেয়ে হয়ে না জন্মাই। আমি মেয়ের চোখে দেখেছি পুরুষকে, তাই সব কাটিয়ে তাদের ভালোকে দেখতে পেয়েছি, তাদের বড়োকে। যখন দেশের কথা ভাবি তখন সেই সব সোনার টুকরো ছেলেদের কথাই ভাবি, আমার দেশ তারাই। তারা ভুল যদি করে, খুব বড়ো করেই ভুল করে। আমার বুক ফেটে যায় যখন ভাবি আপন ঘরে এরা জায়গা পেল না। আমি ওদেরই মা, ওদেরই বোন, ওদেরই মেয়ে--এই কথা মনে করে বুক ভরে ওঠে আমার। নিজেকে সেবিকা বলতে ইংরেজি-পড়া মেয়েদের মুখে বাধে--কিন্তু আমার সমস্ত হৃদয় বলে ওঠে আমি সেবিকা তোমাদের সেবা করা আমার সার্থকতা। আমাদের ভালোবাসার চরম এই ভক্তিতে।"</text:p>
      <text:p text:style-name="Text_20_body"><text:s/></text:p>
      <text:p text:style-name="Text_20_body">"ভালোই তো; তোমার সেই ভক্তির জন্যে অনেক পুরুষ আছে, কিন্তু আমাকে কেন? ভক্তি না হলেও আমার চলবে। মেয়েদের সম্বন্ধের যে ফর্দটা তুমি দিলে, মা বোন মেয়ে, তার মধ্যে প্রধান একটা বাদ পড়ে গেল, আমারই কপালদোষে।"</text:p>
      <text:p text:style-name="Text_20_body"><text:s/></text:p>
      <text:p text:style-name="Text_20_body">"তোমার নিজের চেয়ে তোমাকে আমি বেশি জানি অন্তু। আমার আদরের ছোটো খাঁচায় দুদিনে তোমার ডানা উঠত ছটফটিয়ে। যে-তৃপ্তির সামান্য উপকরণ আমাদের হাতে, তার আয়োজন তোমার কাছে একদিন ঠেকত তলানিতে এসে। তখন জানতে পারতে আমি কতই গরিব। তাই আমার সমস্ত দাবি তুলে নিয়েছি, সম্পূর্ণমনে সঁপে দিয়েছি তোমাকে দেশের হাতে। সেখানে তোমার শক্তি স্থান-সংকোচে দুঃখ পাবে না।"</text:p>
      <text:p text:style-name="Text_20_body"><text:soft-page-break/><text:s/></text:p>
      <text:p text:style-name="Text_20_body">অত্যন্ত ব্যথার জায়গায় যেন ঘা লাগল, জ্বলে উঠল অতীনের দুই চোখ। পায়চারি করে এল ঘরের এধার থেকে ওধারে। তার পরে এলার সামনে এসে দাঁড়িয়ে বললে, "তোমাকে শক্ত কথা বলবার সময় এসেছে। জিজ্ঞাসা করি দেশের কাছে হোক যার কাছেই হোক তুমি আমাকে সঁপে দেবার কে? তুমি সঁপে দিতে পারতে মাধুর্যের দান, যা তোমার যথার্থ আপন সামগ্রী। তাকে সেবা বল তো তাই বলো, বরদান বল যদি তাও বলতে পারো; অহংকার করতে যদি দাও তো করব অহংকার, নম্র হয়ে যদি আসতে বল দ্বারে তবে তাও আসতে পারি। কিন্তু তোমার আপন দানের অধিকারকে আজ দেখছ তুমি ছোটো করে। নারীর মহিমায় অন্তরের ঐশ্বর্য যা তুমি দিতে পারতে, তা সরিয়ে নিয়ে তুমি বলছ-- দেশকে দিলে আমার হাতে। পার না দিতে, পার না, কেউ পারে না। দেশ নিয়ে এক হাত থেকে আর-এক হাতে নাড়ানাড়ি চলে না।"</text:p>
      <text:p text:style-name="Text_20_body"><text:s/></text:p>
      <text:p text:style-name="Text_20_body">বিবর্ণ হয়ে এল এলার মুখ। বললে, "কী বলছ, ভালো বুঝতে পারছি নে।"</text:p>
      <text:p text:style-name="Text_20_body"><text:s/></text:p>
      <text:p text:style-name="Text_20_body">"আমি বলছি নারীকে কেন্দ্র করে যে-মাধুর্যলোক বিস্তৃত, তার প্রসার যদি বা দেখতে হয় ছোটো, অন্তরে তার গভীরতার সীমা নেই,--সে খাঁচা নয়। কিন্তু দেশ উপাধি দিয়ে যার মধ্যে আমার বাসা নির্দিষ্ট করে দিয়েছিলে তোমাদের দলের বানানো দেশে--অন্যের পক্ষে যাই হোক আমার স্বভাবের পক্ষে সেই তো খাঁচা। আমার আপন শক্তি তার মধ্যে সম্পূর্ণ প্রকাশ পায় না বলেই অসুস্থ হয়ে পড়ে, বিকৃতি ঘটে তার, যা তার যথার্থ আপন নয় তাকেই ব্যক্ত করতে গিয়ে পাগলামি করে, লজ্জা পাই, অথচ বেরোবার দরজা বন্ধ। জান না, আমার ডানা ছিন্নভিন্ন হয়ে গেছে, দুই পায়ে আঁট হয়ে লেগেছে বেড়ি। আপন দেশে আপন স্থান নেবার দায় ছিল আপন শক্তিতেই, সে শক্তি আমার ছিল। কেন তুমি আমাকে সেকথা ভুলিয়ে দিলে?"</text:p>
      <text:p text:style-name="Text_20_body"><text:s/></text:p>
      <text:p text:style-name="Text_20_body">ক্লিষ্টকণ্ঠে এলা বললে, "তুমি ভুললে কেন, অন্তু?"</text:p>
      <text:p text:style-name="Text_20_body"><text:s/></text:p>
      <text:p text:style-name="Text_20_body">"ভোলাবার শক্তি তোমাদের অমোঘ, নইলে ভুলেছি বলে লজ্জা করতুম। আমি হাজারবার করে মানব যে, তুমি আমাকে ভোলাতে পার, যদি না ভুলতুম, সন্দেহ করতুম আমার পৌরুষকে।"</text:p>
      <text:p text:style-name="Text_20_body"><text:s/></text:p>
      <text:p text:style-name="Text_20_body">"তাই যদি হয় তবে আমাকে ভর্ৎসনা করছ কেন?"</text:p>
      <text:p text:style-name="Text_20_body"><text:s/></text:p>
      <text:p text:style-name="Text_20_body">"কেন? সেই কথাটাই বলছি। ভুলিয়ে তুমি সেইখানেই নিয়ে যাও যেখানে তোমার আপন বিশ্ব, আপন অধিকার। দলের লোকের কথার প্রতিধ্বনি করে বললে, জগতে একটিমাত্র কর্তব্যের পথ বেঁধে দিয়েছ তোমরা কজনে। তোমাদের সেই শানবাঁধানো সরকারি কর্তব্যপথে ঘুর খেয়ে কেবলই ঘুলিয়ে উঠছে আমার জীবনস্রোত।"</text:p>
      <text:p text:style-name="Text_20_body"><text:s/></text:p>
      <text:p text:style-name="Text_20_body">"সরকারি কর্তব্য"?</text:p>
      <text:p text:style-name="Text_20_body"><text:s/></text:p>
      <text:p text:style-name="Text_20_body">"হাঁ তোমাদের স্বদেশী কর্তব্যের জগন্নাথের রথ। মন্ত্রদাতা বললেন, সকলে মিলে একখানা মোটা দড়ি কাঁধে নিয়ে <text:soft-page-break/>টানতে থাকো দুই চক্ষু বুজে--এই একমাত্র কাজ। হাজার হাজার ছেলে কোমর বেঁধে ধরল দড়ি। কত পড়ল চাকার তলায়, কত হল চিরজন্মের মতো পঙ্গু। এমন সময় লাগল মন্ত্র উল্‌টোরথের যাত্রায়। ফিরল রথ। যাদের হাড় ভেঙেছে তাদের হাড় জোড়া লাগবে না, পঙ্গুর দলকে ঝাঁটিয়ে ফেললে পথের ধুলোর গাদায়। আপন শক্তির 'পরে বিশ্বাসকে গোড়াতেই এমন করে ঘুচিয়ে দেওয়া হয়েছিল যে, সবাই সরকারি পুতুলের ছাঁচে নিজেকে ঢালাই করতে দিতে স্পর্ধা করেই রাজি হল। সর্দারের দড়ির টানে সবাই যখন একই নাচ নাচতে শুরু করলে, আশ্চর্য হয়ে ভাবলে--একেই বলে শক্তির নাচ। নাচনওআলা যেই একটু আলগা দেয়, বাতিল হয়ে যায় হাজার হাজার মানুষ-পুতুল।"</text:p>
      <text:p text:style-name="Text_20_body"><text:s/></text:p>
      <text:p text:style-name="Text_20_body">"অন্তু, ওদের অনেকেই যে পাগলামি করে পা ফেলতে লাগল, তাল রাখতে পারলে না।"</text:p>
      <text:p text:style-name="Text_20_body"><text:s/></text:p>
      <text:p text:style-name="Text_20_body">"গোড়াতেই জানা উচিত ছিল মানুষ বেশিক্ষণ পুতুল-নাচ নাচতে পারে না। মানুষের স্বভাবকে হয়তো সংস্কার করতে পার, তাতে সময় লাগে। স্বভাবকে মেরে ফেলে মানুষকে পুতুল বানালে কাজ সহজ হয় মনে করা ভুল। মানুষকে আত্মশক্তির বৈচিত্র৻বান জীব মনে করলেই সত্য মনে করা হয়। আমাকে সেই জীব বলে শ্রদ্ধা যদি করতে তাহলে আমাকে দলে তোমার টানতে না, বুকে টানতে।"</text:p>
      <text:p text:style-name="Text_20_body"><text:s/></text:p>
      <text:p text:style-name="Text_20_body">"অন্তু, গোড়াতেই কেন আমাকে অপমান করে তাড়িয়ে দিলে না? কেন আমাকে অপরাধী করলে?"</text:p>
      <text:p text:style-name="Text_20_body"><text:s/></text:p>
      <text:p text:style-name="Text_20_body">"সে তো তোমাকে বারবার বলেছি। তোমার সঙ্গে মিলতে চেয়েছিলুম এইটে অত্যন্ত সহজ কথা। দুর্জয় সেই লোভ। প্রচলিত পথটা ছিল বন্ধ। মরিয়া হয়ে জীবন পণ করলুম বাঁকা পথে। তুমি মুগ্ধ হলে। আজ জেনেছি আমাকে মরতে হবে এই রাস্তায়। সেই মরাটা চুকে গেলে তুমি আমাকে দু-হাত বাড়িয়ে ফিরে ডাকবে-- ডাকবে তোমার শূন্য বুকের কাছে দিনের পর দিন, রাতের পর রাত।"</text:p>
      <text:p text:style-name="Text_20_body"><text:s/></text:p>
      <text:p text:style-name="Text_20_body">"পায়ে পড়ি, অমন করে বলো না।"</text:p>
      <text:p text:style-name="Text_20_body"><text:s/></text:p>
      <text:p text:style-name="Text_20_body">"বোকার মতো বলছি, রোমান্টিক শোনাচ্ছে। যেন দেহহীন বস্তুহীন পাওয়াকে পাওয়া বলে! যেন তোমার সেদিনকার বিরহ আজকের দিনের প্রতিহত মিলনের এক কড়াও দাম শোধ করতে পারে!"</text:p>
      <text:p text:style-name="Text_20_body"><text:s/></text:p>
      <text:p text:style-name="Text_20_body">"আজ তোমাকে কথায় পেয়েছে, অন্তু।"</text:p>
      <text:p text:style-name="Text_20_body"><text:s/></text:p>
      <text:p text:style-name="Text_20_body">"কী বলছ! আজ পেয়েছে! চিরকাল পেয়েছে। যখন আমার বয়স অল্প, ভালো করে মুখ ফোটে নি, তখন সেই মৌনের অন্ধকারের ভিতর থেকে কথা ফুটে ফুটে উঠছিল, কত উপমা কত তুলনা কত অসংলগ্ন বাণী। বয়স হল, সাহিত্যলোকে প্রবেশ করলুম, দেখলুম ইতিহাসের পথে পথে রাজ্যসাম্রাজ্যের ভগ্নস্তূপ, দেখলুম বীরের রণসজ্জা পড়ে আছে ভেঙে, বিদীর্ণ জয়স্তম্ভের ফাটলে উঠেছে অশথগাছ; বহু শতাব্দীর বহু প্রয়াস ধুলার স্তূপে স্তব্ধ। কালের সেই আবর্জনারাশির সর্বোচ্চে দেখলুম অটল বাণীর সিংহাসন। সেই সিংহাসনের পায়ের কাছে যুগযুগান্তরের তরঙ্গ পড়ছে লুটিয়ে লুটিয়ে। <text:soft-page-break/>কতদিন কল্পনা করেছি সেই সিংহাসনের সোনার স্তম্ভে অলংকার রচনা করবার ভার নিয়ে এসেছি আমিও। তোমার অন্তু চিরদিন কথায়-পাওয়া মানুষ। তাকে কোনোদিন ঠিকমতো চিনবে সে-আশা আর রইল না--তাকে কি না ভরতি করে নিলে দলের শতরঞ্চ খেলায় বড়ের মধ্যে!"</text:p>
      <text:p text:style-name="Text_20_body"><text:s/></text:p>
      <text:p text:style-name="Text_20_body">এলা চৌকি থেকে নেমে পড়ে অতীনের পায়ের উপর মাথা রাখলে। অতীন তাকে টেনে তুলে পাশে বসালে। বললে, "তোমার এই ছিপছিপে দেহখানিকে কথা দিয়ে দিয়েই মনে মনে সাজিয়েছি, তুমি আমার সঞ্চারিণী পল্লবিণী লতা, তুমি আমার সুখমিতি বা দুঃখমিতি বা। আমার চারিদিকে আছে অদৃশ্য আবরণ, বাণীর আবরণ, সাহিত্যের অমরাবতী থেকে নেমে এসে ভিড় ঠেকিয়ে রাখে তারা। আমি চিরস্বতন্ত্র, সে-কথা জানেন তোমাদের মাস্টারমশায়, তবু আমাকে বিশ্বাস করেন কেন?"</text:p>
      <text:p text:style-name="Text_20_body"><text:s/></text:p>
      <text:p text:style-name="Text_20_body">"সেইজন্যেই বিশ্বাস করেন। সবার সঙ্গে মিলতে হলে সবার মধ্যে নাবতে হয় তোমাকে। তুমি কিছুতেই নাবতে পার না। তোমার 'পরে আমার বিশ্বাস সেইজন্যেই। কোনো মেয়ে কোনো পুরুষকে এত বিশ্বাস করতে পারে নি। তুমি যদি সাধারণ পুরুষ হতে তাহলে সাধারণ মেয়ের মতোই আমি তোমাকে ভয় করতুম। নির্ভয় তোমার সঙ্গ।"</text:p>
      <text:p text:style-name="Text_20_body"><text:s/></text:p>
      <text:p text:style-name="Text_20_body">"ধিক সেই নির্ভয়কে। ভয় করলেই পুরুষকে উপলব্ধি করতে। দেশের জন্যে দুঃসাহস দাবি কর, তোমার মতো মহীয়সীর জন্যে করবে না কেন? কাপুরুষ আমি। অসম্মতির নিষেধ ভেদ করে কেন তোমাকে ছিনিয়ে নিয়ে যেতে পারি নি বহুপূর্বে যখন সময় হাতে ছিল? ভদ্রতা! ভালোবাসা তো বর্বর! তার বর্বরতা পাথর ঠেলে পথ করবার জন্যে। পাগলাঝোরা সে, ভদ্রশহরের পোষ-মানা কলের জল নয়।"</text:p>
      <text:p text:style-name="Text_20_body"><text:s/></text:p>
      <text:p text:style-name="Text_20_body">এলা দ্রুত উঠে পড়ে বললে, "চলো অন্তু, ঘরে চলো।"</text:p>
      <text:p text:style-name="Text_20_body"><text:s/></text:p>
      <text:p text:style-name="Text_20_body">অতীন উঠে দাঁড়াল, বললে "ভয়! এতদিন পরে শুরু হল ভয়! জিত হল আমার। যৌবন যখন প্রথম এসেছিল তখনও মেয়েদের চিনি নি। কল্পনায় তাদের দুর্গম দূরে রেখে দেখেছি; প্রমাণ করবার সময় বলে গেল যে, তোমরা যা চাও তাই আমি। অন্তরে আমি পুরুষ, আমি বর্বর উদ্দাম। সময় যদি না হারাতুম এখনই তোমাকে বজ্রবন্ধনে ধরতুম, তোমার পাঁজরের হাড় টনটন করে উঠত; তোমাকে ভাববার সময় দিতুম না, কাঁদবার মতো নিশ্বাস তোমার বাকি থাকত না, নিষ্ঠুরের মতো টেনে নিয়ে যেতুম আপন কক্ষপথে। আজ যে-পথে এসে পড়েছি এ-পথ ক্ষুরধারার মতো সংকীর্ণ, এখানে দুজনে পাশাপাশি চলবার জায়গা নেই।"</text:p>
      <text:p text:style-name="Text_20_body"><text:s/></text:p>
      <text:p text:style-name="Text_20_body">"দস্যু আমার, কেড়ে নিতে হবে না গো, নাও, এই নাও, এই নাও।" এই বলে দু-হাত বাড়িয়ে গেল অতীনের কাছে, চোখ বুজে তার বুকের উপর পড়ে তার মুখের দিকে মুখ তুলে ধরলে।</text:p>
      <text:p text:style-name="Text_20_body"><text:s/></text:p>
      <text:p text:style-name="Text_20_body">জানালা থেকে এলা রাস্তার দিকে তাকিয়ে হঠাৎ বলে উঠল, "সর্বনাশ! ওই দেখতে পাচ্ছ?"</text:p>
      <text:p text:style-name="Text_20_body"><text:s/></text:p>
      <text:p text:style-name="Text_20_body"><text:soft-page-break/>"কী বলো দেখি?"</text:p>
      <text:p text:style-name="Text_20_body"><text:s/></text:p>
      <text:p text:style-name="Text_20_body">"ওই যে রাস্তার মোড়ে। নিশ্চয় বটু--এখানেই আসছে।"</text:p>
      <text:p text:style-name="Text_20_body"><text:s/></text:p>
      <text:p text:style-name="Text_20_body">"আসবার যোগ্য জয়গা সে চেনে।"</text:p>
      <text:p text:style-name="Text_20_body"><text:s/></text:p>
      <text:p text:style-name="Text_20_body">"ওকে দেখলে আমার সমস্ত শরীর সংকুচিত হয়ে ওঠে। ওর স্বভাবে অনেকখানি মাংস, অনেকখানি ক্লেদ। যত চেষ্টা করি পাশ কাটিয়ে চলতে, ওকে দূরে ঠেকিয়ে রাখতে, ততই ও কাছে এসে পড়ে। অশুচি, অশুচি ওই মানুষটা।"</text:p>
      <text:p text:style-name="Text_20_body"><text:s/></text:p>
      <text:p text:style-name="Text_20_body">"আমিও ওকে সহ্য করতে পারি নে এলা।"</text:p>
      <text:p text:style-name="Text_20_body"><text:s/></text:p>
      <text:p text:style-name="Text_20_body">"ওর সম্বন্ধে অন্যায় কল্পনা করছি বলে নিজেকে শান্ত করবার অনেক চেষ্টা করি--কোনোমতেই পারি নে। ওর ড্যাবা ড্যাবা চোখ দুটো দূরের থেকে লালায়িত স্পর্শে যেন আমার অপমান করে।"</text:p>
      <text:p text:style-name="Text_20_body"><text:s/></text:p>
      <text:p text:style-name="Text_20_body">"ওর প্রতি ভ্রূক্ষেপ করো না এলা। মনে মনে ওর অস্তিত্বকে একেবারে উপেক্ষা করতে পার না?"</text:p>
      <text:p text:style-name="Text_20_body"><text:s/></text:p>
      <text:p text:style-name="Text_20_body">"ওকে ভয় করি বলেই মন থেকে সরাতে পারি নে। ওর একটা ভিতরকার চেহারা দেখতে পাই কুৎসিত অক্টোপস জন্তুর মতো। মনে হয় ও আপনার অন্তর থেকে আটটা চটচটে পা বের করে আমাকে একদিন অসম্মানে ঘিরে ফেলবে--কেবলই তারই চক্রান্ত করছে। একে তুমি আমার অবুঝ মেয়েলি আশঙ্কা বলে হেসে উড়িয়ে দিতে পার, কিন্তু এই ভয়টা ভূতে পাওয়ার মতো আমাকে পেয়েছে। শুধু আমার জন্যে নয়, তোমার জন্যে আমার আরও ভয় হয়, আমি জানি তোমার দিকে ওর ঈর্ষা সাপের ফণার মতো ফোঁস ফোঁস করছে।"</text:p>
      <text:p text:style-name="Text_20_body"><text:s/></text:p>
      <text:p text:style-name="Text_20_body">"এলা, ওর মতো জন্তুদের সাহস নেই, আছে দুর্গন্ধ, তাই কেউ ঘাঁটাতে চায় না। কিন্তু আমাকে ও সর্বান্তঃকরণে ভয় করে, আমি ভয়ংকর বলে যে তা নয়, আমি ওর থেকে সম্পূর্ণ স্বতন্ত্রজাতীয় বলে।"</text:p>
      <text:p text:style-name="Text_20_body"><text:s/></text:p>
      <text:p text:style-name="Text_20_body">"দেখো অন্তু, জীবনে অনেক দুঃখবিপদের সম্ভাবনা আমি ভেবেছি, তার জন্যে প্রস্তুতও আছি কিন্তু একদিন কোনো দুর্যোগে যেন ওর কবলে না পড়ি, তার চেয়ে মৃত্যু ভালো।" অন্তুর হাত চেপে ধরলে, যেন এখনই উদ্ধার করবার সময় হয়েছে।</text:p>
      <text:p text:style-name="Text_20_body"><text:s/></text:p>
      <text:p text:style-name="Text_20_body">"জানো অন্তু, হিংস্র জন্তুর হাতে অপমৃত্যুর কল্পনা কখনো কখনো মনে আসে, তখন দেবতাকে জানাই, বাঘে খায় ভালুকে খায় সেও ভালো, কিন্তু আমাকে পাঁকের মধ্যে টেনে নিয়ে কুমিরে খাবে--এ যেন কিছুতে না ঘটে।"</text:p>
      <text:p text:style-name="Text_20_body"><text:soft-page-break/><text:s/></text:p>
      <text:p text:style-name="Text_20_body">"আমি কি বাঘভালুকের কোঠায় না কি?"</text:p>
      <text:p text:style-name="Text_20_body"><text:s/></text:p>
      <text:p text:style-name="Text_20_body">"না গো, তুমি আমার নরসিংহ, তোমার হাতে মরণেই আমার মুক্তি। ওই শোনো পায়ের শব্দ। উপরে উঠে এল বলে।"</text:p>
      <text:p text:style-name="Text_20_body"><text:s/></text:p>
      <text:p text:style-name="Text_20_body">অতীন্দ্র ঘর থেকে বেরিয়ে গিয়ে জোর গলায় বললে, "বটু, এখানে নয়, চলো নিচে বসবার ঘরে।"</text:p>
      <text:p text:style-name="Text_20_body"><text:s/></text:p>
      <text:p text:style-name="Text_20_body">বটু বললে, "এলাদি--"</text:p>
      <text:p text:style-name="Text_20_body"><text:s/></text:p>
      <text:p text:style-name="Text_20_body">"এলাদি এখন কাপড় ছাড়তে গেলেন, চলো নিচে।"</text:p>
      <text:p text:style-name="Text_20_body"><text:s/></text:p>
      <text:p text:style-name="Text_20_body">"কাপড় ছাড়তে? এত দেরিতে? সাড়ে আটটা--"</text:p>
      <text:p text:style-name="Text_20_body"><text:s/></text:p>
      <text:p text:style-name="Text_20_body">"হাঁ হাঁ, আমি দেরি করিয়ে দিয়েছি।"</text:p>
      <text:p text:style-name="Text_20_body"><text:s/></text:p>
      <text:p text:style-name="Text_20_body">"কেবল একটা কথা। পাঁচ মিনিট।"</text:p>
      <text:p text:style-name="Text_20_body"><text:s/></text:p>
      <text:p text:style-name="Text_20_body">"তিনি স্নানের ঘরে গেছেন। বলে গেছেন, এ ঘরে কেউ আসে তাঁর ইচ্ছে নয়।"</text:p>
      <text:p text:style-name="Text_20_body"><text:s/></text:p>
      <text:p text:style-name="Text_20_body">"আপনি?"</text:p>
      <text:p text:style-name="Text_20_body"><text:s/></text:p>
      <text:p text:style-name="Text_20_body">"আমি ছাড়া।"</text:p>
      <text:p text:style-name="Text_20_body"><text:s/></text:p>
      <text:p text:style-name="Text_20_body">বটু খুব স্পষ্ট একটা ঠোঁটবাঁকা হাসি হাসলে। বললে, "আমরা চিরকাল রইলুম ব্যাকরণের সাধারণ নিয়মে, আর আপনি দুদিন এসেই উঠে পড়েছেন, আর্ষপ্রয়োগে। এক্‌সেপশন্‌ পিছল পথের আশ্রয়, বেশিকাল সয় না বলে রেখে দিলুম।" বলে তর তর করে নেমে চলে গেল।</text:p>
      <text:p text:style-name="Text_20_body"><text:s/></text:p>
      <text:p text:style-name="Text_20_body">ছোটো একটা করাত হাতে দোলাতে দোলাতে অখিল এসে বললে, "চিঠি!" ওর অসমাপ্ত সৃষ্টিকাজের মাঝখান থেকে উঠে এসেছে।</text:p>
      <text:p text:style-name="Text_20_body"><text:soft-page-break/><text:s/></text:p>
      <text:p text:style-name="Text_20_body">"তোমার দিদিমণির?"</text:p>
      <text:p text:style-name="Text_20_body"><text:s/></text:p>
      <text:p text:style-name="Text_20_body">"না আপনার। আপনারই হাতে দিতে বললে।"</text:p>
      <text:p text:style-name="Text_20_body"><text:s/></text:p>
      <text:p text:style-name="Text_20_body">"কে?"</text:p>
      <text:p text:style-name="Text_20_body"><text:s/></text:p>
      <text:p text:style-name="Text_20_body">"চিনি নে।" বলেই চিঠিখানা দিয়ে চলে গেল। চিঠির কাগজের লাল রঙ দেখেই অতীন বুঝলে, এটা ডেন্‌জর সিগ্‌ন্যাল। গোপন ভাষায় লেখা চিঠি পড়ে দেখলে--"এলার বাড়িতে আর নয়, তাকে কিছু না জানিয়ে এই মুহূর্তে চলে এসো।"</text:p>
      <text:p text:style-name="Text_20_body"><text:s/></text:p>
      <text:p text:style-name="Text_20_body">কর্মের যে-শাসন স্বীকার করে নিয়েছে তাকে অসম্মান করাকে অতীন আত্মসম্মানের বিরুদ্ধ বলেই জানে। চিঠিখানা যথারীতি কুটিকুটি করে ছিঁড়ে ফেললে। মুহূর্তের জন্য স্তব্ধ হয়ে দাঁড়াল রুদ্ধ নাবার ঘরের বাইরে। পরক্ষণে দ্রুতবেগে গেল বেরিয়ে। রাস্তায় দাঁড়িয়ে একবার দোতলার দিকে তাকালে। জানলা খোলা, বাইরে থেকে দেখা যায় আরামকেদারার একটা অংশ, আর তার সঙ্গে সংলগ্ন লালেতে হলদেতে ডোরা-কাটা চৌকো বালিশের এক কোণা। লাফ দিয়ে অতীন চলতি ট্রাম গাড়িতে চড়ে বসল।</text:p>
      <text:p text:style-name="Text_20_body"><text:s/></text:p>
      <text:h text:style-name="Heading_20_3" text:outline-level="3">তৃতীয় অধ্যায়</text:h>
      <text:p text:style-name="Text_20_body"/>
      <text:p text:style-name="Text_20_body">গায়ে গায়ে ঠেসাঠেসি ফিকে-সবুজ গাঢ়-সবুজ হলদে-সবুজ রঙের গুল্মে বনস্পতিতে জড়িত নিবিড়তা, বাঁশপাতা-পচা পাঁকের স্তরে ভরে-ওঠা ডোবা; তারই পাশ দিয়ে আঁকাবাঁকা গলি, গোরুর গাড়ির চাকায় বিক্ষত। ওল, কচু, ঘেঁটু মনসা, মাঝে মাঝে আস্‌শেওড়ার বেড়া। ক্বচিৎ ফাঁকের মধ্যে দেখতে পাওয়া যায় আল দিয়ে বাঁধা কচি ধানের খেতে জল দাঁড়িয়েছে। গলি শেষ হয়েছে গঙ্গার ঘাটে! সেকালের ছোটো ছোটো ইঁট দিয়ে গাঁথা ভাঙা ফাটা ঘাট কাত হয়ে পড়েছে, তলায় চর পড়ে গঙ্গা গেছে সরে, কিছুদূরে তীরে ঘাট পেরিয়ে জঙ্গলের মধ্যে একটা পুরোনো ভাঙা বাড়ির অভিশপ্ত ছায়ায় দেড়শ বছর আগেকার মাতৃহত্যাপাতকীর ভূত আশ্রয় নিয়েছে বলে জনপ্রবাদ। অনেককাল কোনো সজীব স্বত্বাধিকারী সেই অশরীরীর বিরুদ্ধে আপন দাবি স্থাপনের চেষ্টামাত্র করে নি। দৃশ্যটা এইখানকার পরিত্যক্ত পুরোনো পুজোর দালান, তার সামনে শেওলা-পড়া রাবিশে এবড়োখেবড়ো প্রশস্ত আঙিনা। কিছুদূরে নদীর ধারে ভেঙে-পড়া দেউল, ভাঙা রাসমঞ্চ, প্রাচীন প্রাচীরের ভগ্নাবশেষ, ডাঙায় তোলা পাঁজর বের-করা ভাঙা নৌকো ঝুরি-নামা বটগাছের অন্ধকার তলায়।</text:p>
      <text:p text:style-name="Text_20_body"><text:s/></text:p>
      <text:p text:style-name="Text_20_body">এইখানে দিনের শেষ প্রহরে অতীনের বর্তমান বাসস্থানে ছায়াচ্ছন্ন দালানে প্রবেশ করল কানাই গুপ্ত। চমকে উঠল অতীন, কেননা এখানকার ঠিকানা কানাইয়েরও জানবার কথা ছিল না।"</text:p>
      <text:p text:style-name="Text_20_body"><text:s/></text:p>
      <text:p text:style-name="Text_20_body">"আপনি যে!"</text:p>
      <text:p text:style-name="Text_20_body"><text:soft-page-break/><text:s/></text:p>
      <text:p text:style-name="Text_20_body">কানাই বললে, "গোয়েন্দাগিরিতে বেরিয়েছি।"</text:p>
      <text:p text:style-name="Text_20_body"><text:s/></text:p>
      <text:p text:style-name="Text_20_body">"ঠাট্টাটা বুঝিয়ে দেবেন।"</text:p>
      <text:p text:style-name="Text_20_body"><text:s/></text:p>
      <text:p text:style-name="Text_20_body">"ঠাট্টা নয়। আমি তোমাদের রসদ-জোগানদারদের সামান্য একজন। চায়ের দোকানে শনি প্রবেশ করলে; বেড়িয়ে পরলুম। সঙ্গে সঙ্গে চলল ওদের কুদৃষ্টি। শেষকালে ওদেরই গোয়েন্দার খাতায় নাম লিখিয়ে এলুম। নিমতালা ঘাটের রাস্তা ছাড়া কোনো রাস্তা নেই যাদের সামনে, তাদের পক্ষে এটা গ্র৻ান্ড ট্রাঙ্ক রোড, দেশের বুকের উপর দিয়ে পূর্ব থেকে পশ্চিম পর্যন্ত বরাবর লম্বমান।"</text:p>
      <text:p text:style-name="Text_20_body"><text:s/></text:p>
      <text:p text:style-name="Text_20_body">"চা বানানো ছেড়ে খবর বানাচ্ছেন?"</text:p>
      <text:p text:style-name="Text_20_body"><text:s/></text:p>
      <text:p text:style-name="Text_20_body">"বানালে এ ব্যবসা চলে না। বিশুদ্ধ খাঁটি খবরই দিতে হয়। যে-শিকার জালে পড়েইছে আমি তার ফাঁস টেনে দিই। তোমাদের হরেনের সাড়ে পনেরো আনা খবর ওদের কাছে পৌঁছোল, শেষ বাহুল্য খবরটা আমি দিয়েছি। সে এখন জলপাইগুড়িতে সরকারি ধর্মশালায়।"</text:p>
      <text:p text:style-name="Text_20_body"><text:s/></text:p>
      <text:p text:style-name="Text_20_body">"এবার বুঝি আমার পালা?"</text:p>
      <text:p text:style-name="Text_20_body"><text:s/></text:p>
      <text:p text:style-name="Text_20_body">"ঘনিয়ে এসেছে। কাজ অনেকখানি এগিয়ে এনেছে বটু। আমার অংশে যেটুকু পড়ল তাতে কিছু সময় পাবে। সাবেক বাসায় থাকতে হঠাৎ তোমার ডায়ারি হারিয়েছিল। মনে আছে?"</text:p>
      <text:p text:style-name="Text_20_body"><text:s/></text:p>
      <text:p text:style-name="Text_20_body">"খুব মনে আছে।"</text:p>
      <text:p text:style-name="Text_20_body"><text:s/></text:p>
      <text:p text:style-name="Text_20_body">"সেটা পুলিসের হাতে নিশ্চিত পড়ত, কাজেই আমাকেই চুরি করতে হল।"</text:p>
      <text:p text:style-name="Text_20_body"><text:s/></text:p>
      <text:p text:style-name="Text_20_body">"আপনি!"</text:p>
      <text:p text:style-name="Text_20_body"><text:s/></text:p>
      <text:p text:style-name="Text_20_body">"হাঁ, সাধু যার সংকল্প ভগবান তার সহায়। একদিন সেটা লিখছিলে, আমারই কৌশলে সরে গেলে পাঁচ মিনিটের জন্যে। সেই সময়ে সরিয়েছি।"</text:p>
      <text:p text:style-name="Text_20_body"><text:s/></text:p>
      <text:p text:style-name="Text_20_body">অতীন মাথায় হাত দিয়ে বললে, "সবটা পড়েছেন?"</text:p>
      <text:p text:style-name="Text_20_body"><text:soft-page-break/><text:s/></text:p>
      <text:p text:style-name="Text_20_body">"নিশ্চিত পড়েছি। পড়তে পড়তে রাত হয়ে গেল দেড়টা। বাংলা ভাষায় এত তেজ এত রস তা আগে জানতুম না। ওর মধ্যে গোপনীয় কথা আছে বৈকি। কিন্তু সেটা ব্রিটিশসাম্রাজ্য সম্পর্কে নয়।"</text:p>
      <text:p text:style-name="Text_20_body"><text:s/></text:p>
      <text:p text:style-name="Text_20_body">"কাজটা কি ভালো করেছেন?"</text:p>
      <text:p text:style-name="Text_20_body"><text:s/></text:p>
      <text:p text:style-name="Text_20_body">"কত ভালো করেছি তা বলতে পারি নি। তুমি সাহিত্যিক, তুমি সমস্ত খাতায় খুঁটিনাটি কথা কিছু লেখ নি, কারও নাম পর্যন্ত নেই। কেবল ভাবের দিক থেকে এত ঘৃণা এত অশ্রদ্ধা যে, তা কোনো পেনশনভোগী মন্ত্রিপদপ্রার্থীর কলম দিয়ে বেরোলে রাজদরবারে তার মোক্ষলাভ হত। বটু যদি তোমার সঙ্গে না লাগত তাহলে ওই খাতাখানাই তোমার গ্রহস্বস্ত্যয়নের কাজ করত।"</text:p>
      <text:p text:style-name="Text_20_body"><text:s/></text:p>
      <text:p text:style-name="Text_20_body">"বলেন কী। সবটাই পড়েছেন?"</text:p>
      <text:p text:style-name="Text_20_body"><text:s/></text:p>
      <text:p text:style-name="Text_20_body">"পড়েছি বৈকি। কী বলব বাবাজি, আমার যদি মেয়ে থাকত আর এমন লেখা যদি সে তোমার কলম থেকে বের করতে পারত তাহলে সার্থক মানতুম আপন পিতৃপদকে। সত্যি কথা বলি, তোমাকে দলে জড়িয়ে ইন্দ্রনাথ ভায়া দেশের লোকসান করেছেন।"</text:p>
      <text:p text:style-name="Text_20_body"><text:s/></text:p>
      <text:p text:style-name="Text_20_body">"আপনার এই ব্যবসার কথা দলের সবাই জানে?"</text:p>
      <text:p text:style-name="Text_20_body"><text:s/></text:p>
      <text:p text:style-name="Text_20_body">"কেউ না।"</text:p>
      <text:p text:style-name="Text_20_body"><text:s/></text:p>
      <text:p text:style-name="Text_20_body">"মাস্টারমশায়?"</text:p>
      <text:p text:style-name="Text_20_body"><text:s/></text:p>
      <text:p text:style-name="Text_20_body">"বুদ্ধিমান, আন্দাজ করতে পারেন কিন্তু আমাকে জিজ্ঞাসাও করেন নি, শোনেন নি আমার মুখ থেকে।"</text:p>
      <text:p text:style-name="Text_20_body"><text:s/></text:p>
      <text:p text:style-name="Text_20_body">"আমাকে বললেন যে!"</text:p>
      <text:p text:style-name="Text_20_body"><text:s/></text:p>
      <text:p text:style-name="Text_20_body">"এইটেই আশ্চর্য কথা। আমার মতো সন্দেহজীবী মানুষ কাউকে যদি বিশ্বাস না করতে পারে তাহলে দম আটকে মরে। আমি ভাবুক নই, বোকাও নয়, তাই ডায়ারি রাখি নি, যদি রাখতুম তোমার হাতে দিতে পারলে মন খোলসা হত।"</text:p>
      <text:p text:style-name="Text_20_body"><text:s/></text:p>
      <text:p text:style-name="Text_20_body">"মাস্টারমশায়--"</text:p>
      <text:p text:style-name="Text_20_body"><text:soft-page-break/><text:s/></text:p>
      <text:p text:style-name="Text_20_body">"মাস্টারমশায়ের কাছে খবর দেওয়া চলে কিন্তু মন খোলা চলে না। ইন্দ্রনাথের প্রধান মন্ত্রী আমি, কিন্তু তার সব কথা আমি যে জানি তা মনেও করো না। এমন কথা আছে যা আন্দাজ করতেও সাহস হয় না। আমার বিশ্বাস, আমাদের দলের যারা আপনি ঝরে পড়ে, ইন্দ্রনাথ আমার মতোই তাদের ঝেঁটিয়ে ফেলে পুলিসের পাঁশতলায়। কাজটা গর্হিত কিন্তু নিষ্পাপ। বলে রাখছি, একদিন ওরই বা আমারই সাহায্যে তোমার হাতে শেষ হাতকড়ি পড়বে, তখন কিছু মনে করো না যেন। তোমার এ-বাড়িতে আসার খবর বটুই প্রথম থানায় কানাকানি-বিভাগে জানিয়েছে। কাজেই আমাকে টেক্কা দিতে হল, ফোটোগ্রাফ তুলে ওদের কাছে দিয়েছি। এখন কাজের কথা বলি। চব্বিশ ঘণ্টা তোমাকে সময় দিচ্ছি, তার পরেও যদি এখানে থাক তাহলে আমিই তোমাকে থানার পথে এগিয়ে দেব। এখান থেকে কোথায় যেতে হবে সবিস্তারে তার রাস্তাঘাট এই লিখে দিয়েছি--এর অক্ষর তোমার জানা আছে, তবু মুখস্থ করেই ছিঁড়ে ফেলো। এই দেখো ম্যাপ। রাস্তার এপাশে তোমার বাসা, ইস্কুলবাড়ির কোণের ঘরে। ঠিক সামনে পুলিসের থানা। সেখানে আছে আমার কোনো এক সম্পর্কে নাতি, রাইটর কনস্টেবল, তাকে রাঘব বোয়াল বলি। তিনপুরুষে পশ্চিমে বাস। বাংলা পড়াবার মাস্টারি পেয়েছ তুমি। সেখানে গেলেই রাঘব তোমার তোরঙ্গ ঘাঁটবে, পকেট ঝাড়া দেবে, গুঁতোগাঁতাও দিতে পারে। সেইটেকেই ভগবানের দায় বলে মনে করো। বাঙালি মাত্রই যে শ্যালকসম্প্রদায়ভুক্ত এই তত্ত্বটি রঘুবীরের হিন্দিভাষায় সর্বদাই প্রকাশ পেয়ে থাকে। তুমি তার কোনোপ্রকার রূঢ় প্রতিবাদের চেষ্টামাত্র করো না, প্রাণ থাকতে এদেশে ফিরে এসো না। বাইসিক্‌লটা রইল বাইরে। ইশারা যখনই পাবে সেই মুহূর্তে চড়ে বসো। এস বাবাজি, শেষ দিনের মতো কোলাকুলি করে নিই।" কোলাকুলি হয়ে গেলে চলে গেল কানাই।</text:p>
      <text:p text:style-name="Text_20_body"><text:s/></text:p>
      <text:p text:style-name="Text_20_body">অতীন চুপ করে বসে রইল। তাকিয়ে দেখতে লাগল অন্তরের দিকে। অকালে এসে পড়ল তার জীবনের শেষ অঙ্ক, যবনিকা আসন্নপতনমুখী, দীপ নিবে এসেছে। যাত্রা আরম্ভ হয়েছিল নির্মল ভোরের আলোয়; সেখান থেকে আজ অনেক দূরে এসে পড়েছে। পথে পা বাড়াবার সময় যে পাথেয় হাতে ছিল তার কিছুই বাকি নেই; পথের শেষভাগে নিজেকে কেবলই ঠকিয়ে খেয়েছে; একদিন হঠাৎ পথের একটা বাঁকের মুখে সৌন্দর্যের যে আশ্চর্য দান নিয়ে ভাগ্যলক্ষ্ণী তার সামনে দাঁড়িয়েছিল সে যেন অলৌকিক; তেমন অপরিসীম ঐশ্বর্য প্রত্যক্ষ হবে ওর জীবনে, সে-কথা এর আগে ও কখনোই সম্ভব বলে ভাবতে পারে নি, কেবল তার কল্পরূপ দেখেছে কাব্যে ইতিহাসে; বারেবারে মনে হয়েছে দান্তে বিয়াত্রিচে নূতন জন্ম নিল ওদের দুজনের মধ্যে। সেই ঐতিহাসিক প্রেরণা ওর মনের ভিতরে কথা কয়েছে, দান্তের মতোই রাষ্ট্রীয় বিপ্লবের আবর্তের মধ্যে অতীন পড়েছিল ঝাঁপ দিয়ে, কিন্তু তার সত্য কোথায়, বীর্য কোথায়, গৌরব কোথায়, দেখতে দেখতে অনিবার্য বেগে যে পাঁকের মধ্যে ওকে টেনে নিয়ে এল সেই মুখোশপরা চুরিডাকাতি-খুনোখুনির অন্ধকারে ইতিহাসের আলোকস্তম্ভ কখনো উঠবে না। আত্মার সর্বনাশ ঘটিয়ে অবশেষে আজ সে দেখছে কোনো যথার্থ ফল নেই এতে, নিঃসংশয় পরাভব সামনে। পরাভবেরও মূল্য আছে কিন্তু আত্মার পরাভবের নয়, যে-পরাভব টেনে আনল গোপনচারী বীভৎস বিভীষিকায়, যার অর্থ নেই যার অন্ত নেই।</text:p>
      <text:p text:style-name="Text_20_body"><text:s/></text:p>
      <text:p text:style-name="Text_20_body">দিনের আলো ম্লান হয়ে এল। ঝিঁঝি পোকার ডাক উঠেছে প্রাঙ্গণে, কোথায় গরুর গাড়ি চলেছে তার আর্তস্বর শোনা যায়।</text:p>
      <text:p text:style-name="Text_20_body"><text:s/></text:p>
      <text:p text:style-name="Text_20_body">হঠাৎ ঘরের মধ্যে দ্রুতপদে এসে পড়ল এলো, আত্মহত্যার জন্যে একঝোঁকে মানুষ জলে পড়ে যেমন ভাবে তেমনি আলুথালু অন্ধবেগে। অতীন লাফ দিয়ে দাঁড়িয়ে উঠতেই তার বুকের উপর সে ঝাঁপিয়ে পড়ল। বাষ্পরুদ্ধস্বরে বলতে লাগল, "অতীন, অতীন, পারলুম না থাকতে।"</text:p>
      <text:p text:style-name="Text_20_body"><text:s/></text:p>
      <text:p text:style-name="Text_20_body"><text:soft-page-break/>অতীন ধীরে ধীরে ওকে ছাড়িয়ে নিয়ে সামনে সরিয়ে ধরে ওর অশ্রুসিক্ত মুখের দিকে তাকিয়ে রইল। বললে, "এলী, কী কাণ্ড করলে তুমি?"</text:p>
      <text:p text:style-name="Text_20_body"><text:s/></text:p>
      <text:p text:style-name="Text_20_body">সে বললে, "কিছু জানি নে, কী করেছি।"</text:p>
      <text:p text:style-name="Text_20_body"><text:s/></text:p>
      <text:p text:style-name="Text_20_body">"এ ঠিকানা কেমন করে জানলে?"</text:p>
      <text:p text:style-name="Text_20_body"><text:s/></text:p>
      <text:p text:style-name="Text_20_body">এলা গভীর অভিমানে বললে, "তোমার ঠিকানা তুমি তো জানাও নি।"</text:p>
      <text:p text:style-name="Text_20_body"><text:s/></text:p>
      <text:p text:style-name="Text_20_body">"যে তোমাকে জানিয়েছে সে তোমার বন্ধু নয়।"</text:p>
      <text:p text:style-name="Text_20_body"><text:s/></text:p>
      <text:p text:style-name="Text_20_body">"তাও আমি নিশ্চিত জানি কিন্তু তোমার কোনো পথ না জানতে পারলে শূন্যে শূন্যে মন ঘুরে বেড়ায়, অসহ্য হয়ে ওঠে। শত্রুমিত্র বিচার করবার মতো অবস্থা আমার নয়। কতকাল তোমাকে দেখি নি বলো দেখি?"</text:p>
      <text:p text:style-name="Text_20_body"><text:s/></text:p>
      <text:p text:style-name="Text_20_body">"ধন্য তুমি!"</text:p>
      <text:p text:style-name="Text_20_body"><text:s/></text:p>
      <text:p text:style-name="Text_20_body">"তুমি ধন্য অন্তু! যেমনি আমার বাড়িতে আসা নিষেধ হল অমনি সেটা তো মেনে নিতে পারলে!"</text:p>
      <text:p text:style-name="Text_20_body"><text:s/></text:p>
      <text:p text:style-name="Text_20_body">"ওটা আমার স্বাভাবিক স্পর্ধা। প্রচণ্ড ইচ্ছে আমাকে অজগর সাপের মতো দিনরাত পাক দিয়ে দিয়ে পিষেছিল তবু তাকে মানতে পারলুম না। ওরা আমাকে বলে সেন্টিমেন্টাল, মনে ঠিক করে রেখেছিল সংকটের সময় প্রমাণ হবে আমি ভিজে মাটিতেই তৈরি। ওরা ভাবতেই পারে না সেন্টিমেন্টেই আমার আমোঘশক্তি।"</text:p>
      <text:p text:style-name="Text_20_body"><text:s/></text:p>
      <text:p text:style-name="Text_20_body">"মাস্টারমশায়ও তা জানেন।"</text:p>
      <text:p text:style-name="Text_20_body"><text:s/></text:p>
      <text:p text:style-name="Text_20_body">"এলী, ব্রিটিশ সাম্রাজ্যে এই ভূতুড়ে পাড়া সৃষ্টি হওয়ার পর থেকে আজ পর্যন্ত কোনো বাঙালি ভদ্রমহিলা এই জায়গাটার স্বরূপ নির্ধারণ করে নি।"</text:p>
      <text:p text:style-name="Text_20_body"><text:s/></text:p>
      <text:p text:style-name="Text_20_body">"তার কারণ, বাংলাদেশের কোনো ভদ্রমহিলার অদৃষ্টে এতবড়ো গরজ এমন দুঃসহ হয়ে কোনোদিন প্রকাশ পায় নি।"</text:p>
      <text:p text:style-name="Text_20_body"><text:s/></text:p>
      <text:p text:style-name="Text_20_body">"কিন্তু এলী, আজ তুমি যে কাজ করলে সেটা অবৈধ।"</text:p>
      <text:p text:style-name="Text_20_body"><text:soft-page-break/><text:s/></text:p>
      <text:p text:style-name="Text_20_body">"জানি সে-কথা, মানব আমার দুর্বলতা, তবু ভাঙব নিয়ম, শুধু নিজের হয়ে না, তোমার হয়েও। প্রতিদিন আমার মন বলেছে তুমি ডাকছ আমাকে। সাড়া দিতে পারি নে বলে যে প্রাণ হাঁপিয়ে ওঠে। বলো, আমি এসেছি বলে খুশি হয়েছ!"</text:p>
      <text:p text:style-name="Text_20_body"><text:s/></text:p>
      <text:p text:style-name="Text_20_body">"এত খুশি হয়েছি যে তা প্রমাণ করবার জন্য বিপদ স্বীকার করতে রাজি আছি।"</text:p>
      <text:p text:style-name="Text_20_body"><text:s/></text:p>
      <text:p text:style-name="Text_20_body">"না না, তোমার কেন হবে বিপদ। যা হয় তা আমার হোক। তাহলে আমি যাই অন্তু।"</text:p>
      <text:p text:style-name="Text_20_body"><text:s/></text:p>
      <text:p text:style-name="Text_20_body">"কিছুতেই না। তুমি নিয়ম ভেঙে চলে এসেছ, আমি নিয়ম ভেঙে তোমাকে ধরে রাখব। দুজনে মিলে অপরাধ সমান করে নেওয়া যাক। নতুন বিস্ময়ের বসন্তী রঙে একদিন দেখেছিলুম তোমার ওই মুখ, সে আজ যুগান্তরে পিছিয়ে গেছে। আজ সেই দিনটিকে আবাহন করা যাক এই পোড়ো ঘরটার মধ্যে। এস, আরও কাছে।"</text:p>
      <text:p text:style-name="Text_20_body"><text:s/></text:p>
      <text:p text:style-name="Text_20_body">"রসো, ঘরটা একটুখানি গুছিয়ে নেবার চেষ্টা করি।"</text:p>
      <text:p text:style-name="Text_20_body"><text:s/></text:p>
      <text:p text:style-name="Text_20_body">"হায় রে, টাকের মাথায় চিরুনি চালাবার চেষ্টা!"</text:p>
      <text:p text:style-name="Text_20_body"><text:s/></text:p>
      <text:p text:style-name="Text_20_body">এলা একবার চারিদিক ঘুরে দেখলে। মেঝের উপর কম্বল, তার উপর চাটাই। বালিশের বদলে বই দিয়ে ভরা একটা পুরোনো ক্যাম্বিসের থলি। লেখাপড়া করবার জন্যে একখানা প্যাকবাক্স। কোণে জলের কলসী মাটির ভাঁড় দিয়ে ঢাকা। জীর্ণ চাঙারিতে একছড়া কলা, তার মধ্যে এনামেল-উঠে-যাওয়া একখানা বাটি, দৈবাৎ সুযোগ ঘটলে চা খাওয়া চলে। ঘরের অন্য প্রান্তে একটা বড়ো সিন্দুক, তার উপরে গণেশের একটি মাটির মূর্তি। তার থেকে প্রমাণ হয় এখানে অতীনের কোনো-এক দোসর আছে। এক থাম থেকে আর-এক থাম পর্যন্ত দড়ি খাটানো, তাতে নানা রঙের ছোপ-লাগা অনেকগুলো ময়লা গামছা। স্যাঁতসেতে ঘরে শ্বাসরুদ্ধ আকাশের বাষ্পঘন গন্ধ। ঠিক এমন না হোক এই জাতের দৃশ্য এলা দেখেছে মাঝে মাঝে। কখনো বিশেষ দুঃখ পায় নি, বরঞ্চ ত্যাগবীর ছেলেদেরকে মনে মনে বাহাদুরি দিয়েছে। একদা এক জঙ্গলের ধারে দেখেছিল অনিপুণ হাতে রান্নার চেষ্টায় পোড়ো চালের খড়বাখারি জ্বালানো চুলোর ভস্মাবশেষ; মনে হয়েছিল রাষ্ট্রবিপ্লবী রোমান্সের এ একটা অঙ্গারে আঁকা ছবি। আজ কিন্তু কষ্টে ওর কণ্ঠ রুদ্ধ হয়ে এল। আরামের বাহুবেষ্টনে ঘেরা ধনীর ছেলেকে অবজ্ঞা করাই এলার অভ্যস্ত। কিন্তু অতীনকে এই অপরিচ্ছন্ন মলিন অভাবজীর্ণ অকিঞ্চনতার মধ্যে কিছুতে ওর মন মিশ খাওয়াতে পারে না।</text:p>
      <text:p text:style-name="Text_20_body"><text:s/></text:p>
      <text:p text:style-name="Text_20_body">এলার উদ্বিগ্ন মুখ দেখে অতীন হেসে উঠল, বললে, "আমার ঐশ্বর্য দেখছ স্তম্ভিত হয়ে। তার যে বিরাট অংশটা দেখা যাচ্ছে না, সেইটেতেই তুমি বিস্মিত। আমাদের পা খোলসা রাখতে হয়--দৌড় মারবার সময় মানুষও পিছু ডাকে না, জিনিসপত্রও না। কিছুদূরে পাটকলের মজুরদের বস্‌তি, তারা আমাকে মাস্টারবাবু বলে ডাকে। চিঠি পড়িয়ে নেয়, ঠিকানা লিখিয়ে নেয়, বুঝিয়ে নেয় দেনাপাওনার রসিদ ঠিক হল কি না। এদের কোনো কোনো সন্তানবৎসলার শখ, ছেলেকে একদিন মজুরশ্রেণী থেকে হুজুরশ্রেণীতে ওঠাবে। আমার সাহায্য চায়, ফলফুলুরি দেয় এনে, কারও বা ঘরে গরু আছে দুধ জুগিয়ে থাকে।"</text:p>
      <text:p text:style-name="Text_20_body"><text:soft-page-break/><text:s/></text:p>
      <text:p text:style-name="Text_20_body">"অন্তু, কোণে ওই যে সিন্দুক আছে ওটা কার সম্পত্তি?"</text:p>
      <text:p text:style-name="Text_20_body"><text:s/></text:p>
      <text:p text:style-name="Text_20_body">"অজায়গায় একলা থাকলেই বেশি করে চোখে পড়তে হয়। অলক্ষ্ণীর ঝাঁটার মুখে রাস্তার থেকে এসে পড়েছে এই ঘরটাতে মাড়োয়ারি, তৃতীয় বারকার দেউলে। আমার সন্দেহ হচ্ছে দেউলে হওয়াই ওর সর্বপ্রধান ব্যবসা। এই পোড়ো দালানটা ওর দুজন ভাইপোর ট্রেনিং অ্যাকাডেমি। তারা ভোরবেলায় ছাতু খেয়ে কাজ করতে আসে, বস্‌তির মেয়েদের জন্যে সস্তাদামের কাপড় রঙায়, বেচে মূলধনের সুদ দেয়, আসলেরও কিছু কিছু শোধ করে। ওই যে মাটির গামলাগুলো দেখছ, ও আমি আমার যজ্ঞের রান্নায় ব্যবহার করি নে; ওগুলোতে রঙ গোলা হয়। কাপড়গুলো তুলে রেখে যায় ওই বাক্সের ভিতর, তা ছাড়া ওতে আছে বস্‌তির মেয়েদের প্রসাধনযোগ্য নানা জিনিস;--বেলোয়ারি চুড়ি চিরুনি ছোটো আয়না পিতলের বাজু। রক্ষা করবার ভার আমার উপর আর প্রেতাত্মার উপর। বেলা তিনটের সময় সওদা করতে বেরোয়, এখানে আর ফেরে না। কলকাতায় মাড়োয়ারি জানি নে কিসের দালালি করে। আমার ইংরেজি জানার লোভে আমাকে অংশীদার করতে চেয়েছিল, জীবের প্রতি দয়া করে রাজি হই নি। আমার আর্থিক অবস্থারও সন্ধান নেবার চেষ্টা ছিল, বুঝিয়ে দিয়েছি পূর্ব-পুরুষের ঘরে যা ছিল মজুত আজ তারই চোদ্দ-আনা ওদেরই পূর্বপুরুষের ঘরে জন্মান্তরিত।"</text:p>
      <text:p text:style-name="Text_20_body"><text:s/></text:p>
      <text:p text:style-name="Text_20_body">"এখানে তোমার মেয়াদ কতদিনের?"</text:p>
      <text:p text:style-name="Text_20_body"><text:s/></text:p>
      <text:p text:style-name="Text_20_body">"আন্দাজ করছি চব্বিশ ঘণ্টা। ওই আঙিনায় রসে-বিগলিত নানা রঙের লীলা সমানে চলবে দিনের পর দিন, অতীন্দ্র বিলীন হয়ে যাবে পাণ্ডুবর্ণ দূরদিগন্তে। আমার ছোঁয়াচ লেগেছে যে-মাড়োয়ারিকে তাকে বেড়ি-পরা মহামারীতে না পায় এই আমি কামনা করি। এখনও বিনা মূলধনে আমার ভাগ্যভাগী হবার সম্ভাবনা যে তার নেই তা বলতে পারি নে।"</text:p>
      <text:p text:style-name="Text_20_body"><text:s/></text:p>
      <text:p text:style-name="Text_20_body">"তোমার ভবিষ্যৎ ঠিকানাটা?"</text:p>
      <text:p text:style-name="Text_20_body"><text:s/></text:p>
      <text:p text:style-name="Text_20_body">"হুকুম নেই বলবার।"</text:p>
      <text:p text:style-name="Text_20_body"><text:s/></text:p>
      <text:p text:style-name="Text_20_body">"তাহলে কি কল্পনাও করতে পারব না তুমি আছ কোথায়?"</text:p>
      <text:p text:style-name="Text_20_body"><text:s/></text:p>
      <text:p text:style-name="Text_20_body">"কল্পনা করতে দোষ কী। মানস-সরোবরের তীরটা ভালো জায়গা।"</text:p>
      <text:p text:style-name="Text_20_body"><text:s/></text:p>
      <text:p text:style-name="Text_20_body">ইতিমধ্যে ঝুলির ভিতর থেকে বইগুলো বের করে এলা উলটেপালটে দেখছে। কাব্য, তার কিছু ইংরেজি, আর দুই-একখানা বাংলা।</text:p>
      <text:p text:style-name="Text_20_body"><text:s/></text:p>
      <text:p text:style-name="Text_20_body">অতীন বললে, "এতদিন এগুলো বয়ে বেড়িয়েছি পাছে নিজের জাত ভুলি। ওরই বাণীলোকে ছিল আমার আদি বসতি। <text:soft-page-break/>পাতা খুললেই পেনসিলে চিহ্নিত তার রাস্তা-গলির নির্দেশ পাবে। আর আজ! এই দেখো চেয়ে।"</text:p>
      <text:p text:style-name="Text_20_body"><text:s/></text:p>
      <text:p text:style-name="Text_20_body">এলা হঠাৎ মাটিতে লুটিয়ে অতীনের পা জড়িয়ে ধরলে। বললে, "মাপ করো, অন্তু, আমাকে মাপ করো।"</text:p>
      <text:p text:style-name="Text_20_body"><text:s/></text:p>
      <text:p text:style-name="Text_20_body">"তোমাকে মাপ করবার কী আছে এলী? ভগবান যদি থাকেন, তাঁর যদি থাকে অসীম দয়া তবে তিনি যেন আমাকে মাপ করেন।"</text:p>
      <text:p text:style-name="Text_20_body"><text:s/></text:p>
      <text:p text:style-name="Text_20_body">"যখন তোমাকে চিনতুম না তখন তোমাকে এই রাস্তায় দাঁড় করিয়েছি।"</text:p>
      <text:p text:style-name="Text_20_body"><text:s/></text:p>
      <text:p text:style-name="Text_20_body">অতীন হেসে উঠে বললে, "নিজেরই পাগলামির ফুল স্টীমে এই অস্থানে পৌঁচেছি সে খ্যাতিটুকুও দেবে না আমাকে? আমাকে নাবালকের কোঠায় ফেলে অভিভাবকগিরি করতে এলে আমি সইব না বলে রাখছি। তার চেয়ে মঞ্চ থেকে নেবে এস; আমার মুখের দিকে তাকিয়ে বলো-- এস এস বঁধু এস আধো আঁচরে বসো।"</text:p>
      <text:p text:style-name="Text_20_body"><text:s/></text:p>
      <text:p text:style-name="Text_20_body">"হয়তো বলতুম কিন্তু আজ তুমি এমন করে খেপে উঠলে কেন?"</text:p>
      <text:p text:style-name="Text_20_body"><text:s/></text:p>
      <text:p text:style-name="Text_20_body">"খেপব না? বললে কিনা ভুজমৃণালের জোরে তুমি আমাকে পথে বের করেছ!"</text:p>
      <text:p text:style-name="Text_20_body"><text:s/></text:p>
      <text:p text:style-name="Text_20_body">"সত্যি কথা বললে রাগ কর কেন?"</text:p>
      <text:p text:style-name="Text_20_body"><text:s/></text:p>
      <text:p text:style-name="Text_20_body">"সত্যি কথা হল? আমি ছিটকে পড়েছি রাস্তায় অন্তরের বেগে, তুমি উপলক্ষ্যমাত্র। অন্য কোনো শ্রেণীর বঙ্গমহিলাকে উপলক্ষ্য পেলে এতদিনে গোরা-কালা-সম্মিলনী ক্লাবে ব্রিজ খেলতে যেতুম, ঘোড়দৌড়ের মাঠে গবর্নরের বক্সের অভিমুখে স্বর্গারোহণপর্বের সাধনা করতুম। যদি প্রমাণ হয় আমি মূঢ় তবে জাঁক করে বলব সে মূঢ়তা স্বয়ং আমারই, যাকে বলে ভগবদ্দত্ত প্রতিভা।"</text:p>
      <text:p text:style-name="Text_20_body"><text:s/></text:p>
      <text:p text:style-name="Text_20_body">"অন্তু, দোহাই তোমার, আর বাজে বকুনি বকো না! তোমার জীবিকা আমিই ভাসিয়ে দিয়েছি এ দুঃখ কখনো ভুলতে পারব না। দেখতে পাচ্ছি তোমার জীবনের মূল গেছে ছিন্ন হয়ে।"</text:p>
      <text:p text:style-name="Text_20_body"><text:s/></text:p>
      <text:p text:style-name="Text_20_body">"এতক্ষণে সেই মেয়ের প্রকাশ হয়, যে-মেয়েটি রিয়ল্‌। একটুকুতেই ধরা পড়ে দেশোদ্ধারের রঙ্গমঞ্চে তুমি রোম্যান্টিক। যে-সংসারে কাঁসার থালায় দুধভাত মাছের মুড়ো তারই কেন্দ্রে বসে আছ তালপাতার পাখা হাতে। যেখানে পোলেটিক্যাল ঠ্যাঙার গুঁতি সেখানে আলুথালু চুলে চোখদুটো পাকিয়ে এসে পড় অপ্রকৃতিস্থতার ঝোঁকে, সহজবুদ্ধি নিয়ে নয়।"</text:p>
      <text:p text:style-name="Text_20_body"><text:soft-page-break/><text:s/></text:p>
      <text:p text:style-name="Text_20_body">"এত কথাও বলতে পার, অন্তু, মেয়েমানুষও তোমার কাছে হার মানে।"</text:p>
      <text:p text:style-name="Text_20_body"><text:s/></text:p>
      <text:p text:style-name="Text_20_body">"মেয়েমানুষ কথা বলতে পারে নাকি! তারা তো শুধু বকে। কথার টর্নেডো দিয়ে সনাতন মূঢ়তার ভিত ভাঙব বলে একদিন মনের মধ্যে ঝোড়ো মেঘ জমে উঠেছিল। সেই মূঢ়তার উপরেই তোমাদের জয়স্তম্ভ গাঁথতে বেরিয়েছ কেবল গায়ের জোরে।"</text:p>
      <text:p text:style-name="Text_20_body"><text:s/></text:p>
      <text:p text:style-name="Text_20_body">"তোমার পায়ে পড়ি আমাকে বুঝিয়ে দাও আমার ভুলে তুমি ভুল কেন করলে? কেন নিলে জীবিকাবর্জনের দুঃখ?"</text:p>
      <text:p text:style-name="Text_20_body"><text:s/></text:p>
      <text:p text:style-name="Text_20_body">"ওটা আমার ব্যঞ্জনা, ইংরেজিতে যাকে বলে জেস্‌চার। ওটা আমার নিদেনকালের ভাষা। যদি দুঃখ না মানতুম তাহলে মুখ ফিরিয়ে চলে যেতে, কিছুতে বুঝতে না তোমাকে কতখানি ভালোবেসেছি। সেই কথাটা উড়িয়ে দিয়ে বলো না ওটা দেশকে ভালোবাসা।"</text:p>
      <text:p text:style-name="Text_20_body"><text:s/></text:p>
      <text:p text:style-name="Text_20_body">"দেশ এর মধ্যে নেই অন্তু?"</text:p>
      <text:p text:style-name="Text_20_body"><text:s/></text:p>
      <text:p text:style-name="Text_20_body">"দেশের সাধনা আর তোমার সাধনা এক হয়েছে বলেই দেশ এর মধ্যে আছে। একদিন বীর্যের জোরে যোগ্যতা দেখিয়ে পেতে হত মেয়েকে। আজ সেই মরণপণের সুযোগ পেয়েছি। সে-কথাটা ভুলে সামান্য আমার জীবিকার অভাব নিয়ে তোমার ব্যথা লেগেছে অন্নপূর্ণা!"</text:p>
      <text:p text:style-name="Text_20_body"><text:s/></text:p>
      <text:p text:style-name="Text_20_body">"আমারা মেয়েরা সাংসারিক। সংসারে অকুলোন সইতে পারি নে। আমার একটা কথা তোমাকে রাখতেই হবে। আমার আছে পৈতৃক বাড়ি, আরও আছে কিছু জমা টাকা। দোহাই তোমার, বার বার দোহাই দিচ্ছি, কথা রাখো, আমার কাছে টাকা নিতে সংকোচ করো না। জানি তোমার খুবই দরকার।"</text:p>
      <text:p text:style-name="Text_20_body"><text:s/></text:p>
      <text:p text:style-name="Text_20_body">"খুবই দরকার পড়লে ম্যাট্‌রিকুলেশনের নোটবই লেখা থেকে আরম্ভ করে কুলিগিরি পর্যন্ত খোলা রয়েছে।"</text:p>
      <text:p text:style-name="Text_20_body"><text:s/></text:p>
      <text:p text:style-name="Text_20_body">"আমি মানছি, অন্তু, আমার সমস্ত জমা টাকা দেশের কাজে এতদিনে খরচ করে ফেলা উচিত ছিল। কিন্তু উপার্জনে আমাদের সুযোগ কম বলেই সঞ্চয়ে আমাদের অন্ধ আসক্তি। ভীতু আমরা।"</text:p>
      <text:p text:style-name="Text_20_body"><text:s/></text:p>
      <text:p text:style-name="Text_20_body">"ওটা তোমাদের সহজবুদ্ধির উপদেশ। নিঃসস্বলতায় মেয়েদের শ্রী নষ্ট হয়।"</text:p>
      <text:p text:style-name="Text_20_body"><text:s/></text:p>
      <text:p text:style-name="Text_20_body">"আমাদের ছোটো নীড়, সেখানে টুকিটাকি কিছু আমরা জমা করি। কিন্তু সে তো কেবল বাঁচবার প্রয়োজনে নয়, <text:soft-page-break/>ভালোবাসার প্রয়োজনে। আমার যা-কিছু সমস্তই তোমার জন্যে এ-কথা যদি বুঝিয়ে দিতে পারি তাহলে বাঁচি।"</text:p>
      <text:p text:style-name="Text_20_body"><text:s/></text:p>
      <text:p text:style-name="Text_20_body">"কিছুতেই বুঝব না ও-কথাটা। আজ পর্যন্ত মেয়েরা জুগিয়েছে সেবা, পুরুষরা জুগিয়েছে জীবিকা। তার বিপরীত ঘটলে মাথা হেঁট হয়। যে-চাওয়া নিয়ে অসংকোচে তোমার কাছে হাত পাততে পারি তাকে ঠেকিয়ে দিয়ে তুমি পণের বাঁধ বেঁধেছে। সেদিন নারায়ণী ইস্কুলের খাতা নিয়ে হিসেব মেলাচ্ছিলে। বসে পড়লুম কাছে, ঝড়ের ঘা খেয়ে চিল যেমন ধুলায় পড়ে তেমনি। মার-খাওয়া মন নিয়ে এসেছিলুম। কর্তব্যের যেমন-তেমন একটা ছাপমারা জিনিসে মেয়েদের নিষ্ঠা পাণ্ডার পায়ে তাদের অটল ভক্তির মতোই, ছাড়িয়ে নেওয়া অসম্ভব। মুখ তুলে চাইলে না। বসে বসে এক দৃষ্টিতে চেয়ে চেয়ে ইচ্ছা করছিলুম ওই সুকুমার আঙুলগুলির ডগা দিয়ে স্পর্শসুধা পড়ুক ঝরে আমার দেহে মনে। দরদ লাগল না তোমার কোনোখানেই; কৃপণ, সেটুকুও দিতে পারলে না! মনে মনে বললুম, আরও বেশি দাম দিতে হবে বুঝি। একদিন ফাটা মাথা কাটা দেহ নিয়ে পড়ব মাটিতে, তখন ভেঙে-পড়া প্রাণটাকে নেবে তোমার কোলে তুলে।"</text:p>
      <text:p text:style-name="Text_20_body"><text:s/></text:p>
      <text:p text:style-name="Text_20_body">এলার চোখ ছলছলিয়ে এল, বললে, "আঃ, তোমার সঙ্গে পারি নে, অন্তু! এটুকু না চেয়ে নিতে পারলে না? কেড়ে নিলে না কেন আমার খাতা? বুঝতে পার না, তোমারই সংকোচ আমাকে সংকুচিত করে। অন্তু, তোমার স্বভাব এক জায়গায় মেয়েদের মতো। ইচ্ছা থাকতে পারে প্রবল কিন্তু উদ্দামভাবে তার দাবি প্রকাশ করতে তোমার রুচিতে ঠেকে।"</text:p>
      <text:p text:style-name="Text_20_body"><text:s/></text:p>
      <text:p text:style-name="Text_20_body">"বংশগত ধারণা, ছেলেবেলা থেকে রক্ত মাংসে জড়ানো। বরাবর ভেবে এসেছি মেয়েদের দেহে মনে একটা শুচিতার মর্যাদা আছে; তাদের দেহের সম্মানকে সশঙ্কচিত্তে রক্ষা করা আমাদের পূর্বপুরুষগত অভ্যাস। আমার কুণ্ঠিত মনকে একটুমাত্র প্রশ্রয় দেবার জন্যে তোমার মন যদি কখনো আর্দ্র হয় তবে আমার পক্ষ থেকে ভিক্ষে চাইবার অপেক্ষা করো না। আমি শিখি নি তেমন করে চাইতে। ক্ষুধার সীমা নেই, তাই বলে পেটুক হতে পারব না, ওটা আমার ধাতে নেই। আমার কামনার কৌলীন্য নষ্ট করতে পারি নে।"</text:p>
      <text:p text:style-name="Text_20_body"><text:s/></text:p>
      <text:p text:style-name="Text_20_body">এলা অতীনের কাছে এসে ঘেঁসে বসল, তার মাথা বুকে টেনে নিয়ে তার উপরে নিজের মাথা হেলিয়ে রাখলে। কখনো কখনো আস্তে আস্তে চুলের মধ্যে আঙুল বুলিয়ে দিতে লাগল। কিছুক্ষণ পরে অতীন মাথা তুলে বসে এলার হাত চেপে ধরলে। বললে, "যে-দিন মোকামার খেয়াজাহাজে চড়েছিলুম সেদিন ভাগ্যদেবী পিতামহী অদৃশ্য হাতে কান মলে দিয়ে গেলেন তা বুঝতে পারি নি। তার অনতিকাল পর থেকেই মনটা কেবল আকাশকুসুম চয়ন করে বেড়াচ্ছে স্মৃতির আকাশে। সেদিনের কথা তোমার কাছে পুরোনো হয়েছে কি?"</text:p>
      <text:p text:style-name="Text_20_body"><text:s/></text:p>
      <text:p text:style-name="Text_20_body">"একটুও না।"</text:p>
      <text:p text:style-name="Text_20_body"><text:s/></text:p>
      <text:p text:style-name="Text_20_body">"তাহলে শোনো। ভারি মাল নিচের ডেক থেকে গাড়িতে নিয়ে গেছে আমার বিহারী চাকরটা। কাছে ছিল ছোটো একটা চামড়ার কেস--এদিক ওদিকে তাকাচ্ছি কুলির অপেক্ষায়। নেহাত ভালোমানুষের মতো হঠাৎ কাছে এসে বললে, কুলি চান? দরকার কী! আমি নিচ্ছি।--হাঁ হাঁ করেন কী, করেন কী, বলতে বলতেই সেটা তুলে ফেললে। আমার বিপত্তি দেখে যেন পুনশ্চ নিবেদনে বললে, সংকোচ বোধ করেন তো এক কাজ করুন, আমার বাক্সটা ওই আছে তুলে নিন, পরস্পর ঋণ শোধ হয়ে যাবে।-- তুলতে হল। আমার কেসের চেয়ে সাতগুণ ভারি। হাতলটা ধরে ডান হাতে বাঁ হাতে বদল করতে করতে টলতে টলতে রেলগাড়ির থার্ডক্লাস কামরায় টেনে তুললেম। তখন সিল্কের জামা ঘামে ভিজে, নিশ্বাস <text:soft-page-break/>দ্রুত, নিস্তব্ধ অট্টহাস্য তোমার মুখে। হয়তো বা করুণা কোনো একটা জায়গায় লুকোনো ছিল, সেটা প্রকাশ করা অকর্তব্য মনে করেছিলে। সেদিন আমাকে মানুষ করবার মহৎ দায়িত্ব ছিল তোমারই হাতে।"</text:p>
      <text:p text:style-name="Text_20_body"><text:s/></text:p>
      <text:p text:style-name="Text_20_body">"ছী ছী, বলো না, বলো না, মনে করতে লজ্জা বোধ হয়। কী ছিলুম তখন, কী বোকা, কী অদ্ভুত! তখন তুমি হাসি চেপে রাখতে বলেই আমার স্পর্ধা বেড়ে গিয়েছিল। সহ্য করেছিলে কী করে? মেয়েদের কি বুদ্ধি থাকবার কোনো দরকার নেই?"</text:p>
      <text:p text:style-name="Text_20_body"><text:s/></text:p>
      <text:p text:style-name="Text_20_body">"থাক্‌ বা না থাক্‌ তাতে তো কিছু আসে যায় নি। সেদিন যে-পরিবেশের মধ্যে আমার কাছে দেখা দিয়েছিলে সে তো হায়ার ম্যাথম্যাটিক্‌স্‌ নয়, লজিক্‌ নয়। সেটা যাকে বলে মোহ। শংকরাচার্যের মতো মহামল্লও যার উপর মুদ্‌গরপাত করে একটু টোল খাওয়াতে পারেন নি। তখন বেলা পড়ে এসেছে, আকাশে যাকে বলে কনে-দেখা মেঘ। গঙ্গার জল লাল আভায় টলটল করছে। ওই ছিপছিপে ক্ষিপ্রগমন শরীরটি সেই রাঙা আলোর ভূমিকায় চিরদিন আঁকা রয়ে গেল আমার মনে। কী হল তার পরে? তোমার ডাক শুনলুম কানে। কিন্তু এসে পড়েছি কোথায়? তোমার থেকে কতদূরে! তুমিও কি জান তার সব বিবরণ?"</text:p>
      <text:p text:style-name="Text_20_body"><text:s/></text:p>
      <text:p text:style-name="Text_20_body">"আমাকে জানতে দাও না কেন অন্তু?"</text:p>
      <text:p text:style-name="Text_20_body"><text:s/></text:p>
      <text:p text:style-name="Text_20_body">"বারণ মানতে হয়। শুধু তাই কি? কী হবে সব কথা বলে?--আলো কমে গিয়েছে, এস আরও কাছে এস। আমার চোখ দুটো এসেছে ছুটির দরবারে তোমার কাছে। একমাত্র তোমার কাছেই আমার ছুটি। অতি ছোটো তার আয়তন, সোনার জলে রাঙানো ফ্রেমের মতো। তারই মধ্যে ছবিটিকে বাঁধিয়ে নিই নে কেন? ওই যে তোমার দুই-একগুছি অশিষ্ট চুল আলগা হয়ে চোখের উপর এসে পড়েছে, দ্রুত হাতে তুলে তুলে দিচ্ছ, কালো পাড়-দেওয়া তসরের শাড়ি, ব্রোচ নেই কাঁধে, আঁচলটা মাথার চুলে বিঁধিয়ে রাখা, চোখে ক্লান্ত ক্লেশের ছায়া, ঠোঁটে মিনতির আভাস, চারিদিকে দিনের আলো ডুবে এসেছে শেষ অস্পষ্টতায়। এই যা দেখছি এইটিই আশ্চর্য সত্য, এর মানে কী, কাউকে বুঝিয়ে বলতে পারব না, কোনো এক অদ্বিতীয় কবির হাতেই ধরা দিতে পারল না বলে এর অব্যক্ত মাধুর্যের মধ্যে এত গভীর বিষাদ। এই ছোটো একটি অপরূপ পরিপূর্ণতাকে চারদিকে ভ্রূকুটি করে ঘিরে আছে বড়োনামওআলা বড়োছায়াওআলা বিকৃতি।"</text:p>
      <text:p text:style-name="Text_20_body"><text:s/></text:p>
      <text:p text:style-name="Text_20_body">"কী বলছ, অন্তু!"</text:p>
      <text:p text:style-name="Text_20_body"><text:s/></text:p>
      <text:p text:style-name="Text_20_body">"অনেকখানি মিথ্যে। মনে পড়ছে কুলি-বস্‌তিতে আমাকে বাসা নিতে বলেছিলে। তোমার মনের মধ্যে ছিল আমার বংশের অভিমানকে ধূলিসাৎ করবার অভিপ্রায়। তোমার সেই সুমহৎ অধ্যবসায়ে আমার মজা লাগল। ডিমক্রাটিক্‌ পিক্‌নিকে নাবা গেল। গাড়োয়ান-পাড়াতে ঘুরলুম। দাদা-খুড়োর সম্পর্ক পাতিয়ে চললুম বহুবিধ মোষের গোয়ালঘরের পাশে পাশে। কিন্তু তাদেরও বুঝতে বাকি ছিল না, আমারও নয় যে এই সম্পর্কের ছাপগুলো ধোপ সইবে না। নিশ্চয় এমন মহৎ লোক আছেন সব যন্ত্রেই যাঁদের সুর বাজে, এমন-কি, তুলো-ধোনা যন্ত্রেও। আমরা নকল করতে গেলে সুর মেলে না। দেখো নি তোমাদের পাড়ার খ্রীস্টশিষ্যকে, ব্রাদার বলে যাকে-তাকে বুকে চেপে ধরা তার অনুষ্ঠানের অঙ্গ। এতে খ্রীস্টকে ব্যঙ্গ করা হয়।"</text:p>
      <text:p text:style-name="Text_20_body"><text:s/></text:p>
      <text:p text:style-name="Text_20_body"><text:soft-page-break/>"কী হয়েছে তোমার অন্তু! কোন্‌ ক্ষোভের মুখে এ-সব কথা বলছ? তুমি কি বলতে চাও কর্তব্যকে কর্তব্য বলে মানা যায় না অরুচি কাটিয়ে দিয়েও?"</text:p>
      <text:p text:style-name="Text_20_body"><text:s/></text:p>
      <text:p text:style-name="Text_20_body">"রুচির কথা হচ্ছে না এলী, স্বভাবের কথা। শ্রীকৃষ্ণ অর্জুনকে বীরের কর্তব্যই করতে বলেছিলেন অত্যন্ত অরুচি সত্ত্বেও; কুরুক্ষেত্র চাষ করবার উদ্দেশে এগ্রিকাল্‌চারাল ইকনমিক্‌স চর্চা করতে বলেন নি।"</text:p>
      <text:p text:style-name="Text_20_body"><text:s/></text:p>
      <text:p text:style-name="Text_20_body">"শ্রীকৃষ্ণ তোমাকে হলে কী বলতেন, অন্তু?"</text:p>
      <text:p text:style-name="Text_20_body"><text:s/></text:p>
      <text:p text:style-name="Text_20_body">"অনেকদিন আগেই কানে কানে বলে রেখেছেন। সেই তাঁর কানে-কানে কথাটাকে মুখ খুলে বলবার ভার ছিল আমার 'পরে। নির্বিচারে সবারই একই কর্তব্য, গুরুমশায় কানে ধরে এই কথাটা বলতেই এত কৃত্রিমতার সৃষ্টি হয়েছে। তোমাকে মুখের উপরই বলছি ওদের যে-পাড়ায় অহংকার করে নম্রতা করতে যাও সেখানে তোমারও জায়গা নেই। দেবী! সবাই দেবী তোমরা। নকল দেবীর কৃত্রিম সাজ, মেয়েদের অন্য সাজেরই মতো, পুরুষ-দর্জির দোকানে বানানো।"</text:p>
      <text:p text:style-name="Text_20_body"><text:s/></text:p>
      <text:p text:style-name="Text_20_body">"দেখো অন্তু, আজও বুঝতে পারি নে যে-পথ তোমার নয়, সে-পথ থেকে কেন তুমি জোর করে ফিরে আস নি?"</text:p>
      <text:p text:style-name="Text_20_body"><text:s/></text:p>
      <text:p text:style-name="Text_20_body">"তাহলে বলি। অনেক কথা জনাতুম না অনেক কথা ভাবি নি এই পথে প্রবেশ করবার আগে। একে একে এমন সব ছেলেকে কাছে দেখলুম, বয়সে যারা ছোটো না হলে যাদের পায়ের ধুলো নিতুম। তারা চোখের সামনে কী দেখেছে, কী সয়েছে, কী অপমান হয়েছে তাদের, সে-সব দুর্বিষহ কথা কোথাও প্রকাশ হবে না। এরই অসহ্য ব্যথায় আমাকে খেপিয়ে তুলেছিল। বারবার মনে মনে প্রতিজ্ঞা করেছি, ভয়ে হার মানব না, পীড়নে হার মানব বা, পাথরের দেয়ালে মাথা ঠুকে মরব তবু তুড়ি মেরে উপেক্ষা করব সেই হৃদয়হীন দেয়ালটাকে।"</text:p>
      <text:p text:style-name="Text_20_body"><text:s/></text:p>
      <text:p text:style-name="Text_20_body">"তারপরে কি তোমার মত বদলে গেল?"</text:p>
      <text:p text:style-name="Text_20_body"><text:s/></text:p>
      <text:p text:style-name="Text_20_body">"শোনো আমার কথা। শক্তিমানের বিরুদ্ধে যে লড়াই করে, সে উপায়বিহীন হলেও সে-ই শক্তিমানের সমকক্ষে দাঁড়ায়; তাতে তার সম্মান রক্ষা হয়। সেই সম্মানের অধিকার আমি কল্পনা করেছিলুম। দিন যতই এগোতে থাকল চোখের সামনে দেখা গেল, --অসাধারণ উচ্চ মনের ছেলে অল্পে অল্পে মানুষ্যত্ব খোয়াতে থাকল। এতবড়ো লোকসান আর কিছুই নেই। নিশ্চিত জানতুম আমার কথা হেসে উড়িয়ে দেবে, রেগে বিদ্রূপ করবে, তবু ওদের বলেছি অন্যায়ে অন্যায়কারীর সমান হলেও তাতে হার, পরাজয়ের আগে মরবার আগে প্রমাণ করে যেতে হবে আমরা ওদের চেয়ে মানবধর্মে বড়ো--নইলে এতবড়ো বলিষ্ঠের সঙ্গে এমনতরো হারের খেলা খেলছি কেন? নির্বুদ্ধিতার আত্মঘাতের জন্যে?--আমার কথা ওদের কেউ বোঝে নি তা নয়। কিন্তু কত জনই বা!"</text:p>
      <text:p text:style-name="Text_20_body"><text:s/></text:p>
      <text:p text:style-name="Text_20_body">"তখনও ওদের ছাড়লে না কেন?"</text:p>
      <text:p text:style-name="Text_20_body"><text:s/></text:p>
      <text:p text:style-name="Text_20_body"><text:soft-page-break/>"আর কি ছাড়তে পারি? তখন যে শাস্তির নিষ্ঠুর জাল সম্পূর্ণ জড়িয়ে এসেছে ওদের চারদিকে। ওদের ইতিহাস নিজে দেখলুম, বুঝতে পেরেছি ওদের মর্মান্তিক বেদনা, সেইজন্যেই রাগই করি আর ঘৃণাই করি, তবু বিপন্নদের ত্যাগ করতে পারি নে। কিন্তু একটা কথা এই অভিজ্ঞতায় সম্পূর্ণ বুঝেছি, গায়ের জোরে আমরা যাদের অত্যন্ত অসমকক্ষ তাদের সঙ্গে গায়ের জোরের মল্লযুদ্ধ করতে চেষ্টা করলে আন্তরিক দুর্গতি শোচনীয় হয়ে ওঠে। রোগ সব শরীরেই দুঃখের কিন্তু ক্ষীণ শরীরে মারাত্মক। মানুষ্যত্বের অপমান করেও কিছুদিনের মতো জয়ডঙ্কা বাজিয়ে চলতে পারে তারা যাদের আছে বাহুবল, কিন্তু আমরা পারব না। আগাগোড়া কলঙ্কে কালো হয়ে পরাভবের শেষসীমায় অখ্যাতির অন্ধকারে মিশিয়ে যাব আমরা।"</text:p>
      <text:p text:style-name="Text_20_body"><text:s/></text:p>
      <text:p text:style-name="Text_20_body">"কিছুকাল থেকে এই ভয়ংকর ট্র৻াজেডির চেহারা আমার কাছেও স্পষ্ট হয়ে উঠেছে অন্তু। গৌরবের আহ্বানে নেমেছিলেম কিন্তু লজ্জা বেড়ে উঠছে প্রতিদিন। এখন আমরা কী করতে পারি বলো আমাকে।"</text:p>
      <text:p text:style-name="Text_20_body"><text:s/></text:p>
      <text:p text:style-name="Text_20_body">"সব মানুষের সামনেই ধর্মক্ষেত্রে ধর্মযুদ্ধ আছে, সেখানে মৃতো বাপি তেন লোকত্রয়ং জিতং। কিন্তু অন্তত আমাদের কজনের জন্যে এ-যাত্রায় সে-ক্ষেত্রের পথ বন্ধ। এখানকার কর্মফল এখানেই নিঃশেষে চুকিয়ে দিয়ে যেতে হবে।"</text:p>
      <text:p text:style-name="Text_20_body"><text:s/></text:p>
      <text:p text:style-name="Text_20_body">"সব বুঝতে পারছি, তবু অন্তু আমাদের দেশের কাজ নিয়ে কিছুদিন থেকে এমন কঠিন ধিক্‌কার দিয়ে তুমি কথা বল, সে আমাকে বড়ো বাজে।"</text:p>
      <text:p text:style-name="Text_20_body"><text:s/></text:p>
      <text:p text:style-name="Text_20_body">"তার কারণ কী সে-কথা এখন আর না বললেও হয়, সময় চলে গেছে।"</text:p>
      <text:p text:style-name="Text_20_body"><text:s/></text:p>
      <text:p text:style-name="Text_20_body">"তবু বলো।"</text:p>
      <text:p text:style-name="Text_20_body"><text:s/></text:p>
      <text:p text:style-name="Text_20_body">"আমি আজ স্বীকার করব তোমার কাছে,--তোমরা যাকে পেট্রিয়ট বলো আমি সেই পেট্রিয়ট নই। পেট্রিয়টিজ্‌মের চেয়ে যা বড়ো তাকে যারা সর্বোচ্চে না মানে তাদের পেট্রিয়টিজ্‌ম কুমিরের পিঠে চড়ে পার হবার খেয়ানৌকো। মিথ্যাচরণ, নীচতা, পরস্পরকে অবিশ্বাস, ক্ষমতালাভের চক্রান্ত, গুপ্তচরবৃত্তি একদিন তাদের টেনে নিয়ে যাবে পাঁকের তলায়। এ আমি স্পষ্ট দেখতে পাচ্ছি। এই গর্তর ভিতরকার কুশ্রী জগৎটার মধ্যে দিনরাত মিথ্যের বিষাক্ত হাওয়ায় কখনোই নিজের স্বভাবে সেই পৌরুষকে রক্ষা করতে পারব না যাতে পৃথিবীতে কোনো বড়ো কাজ করতে পারা যায়।"</text:p>
      <text:p text:style-name="Text_20_body"><text:s/></text:p>
      <text:p text:style-name="Text_20_body">"আচ্ছা অন্তু, তুমি যাকে আত্মঘাত বল সে কি আমাদেরই দেশে?"</text:p>
      <text:p text:style-name="Text_20_body"><text:s/></text:p>
      <text:p text:style-name="Text_20_body">"তা বলি নে। দেশের আত্মাকে মেরে দেশের প্রাণ বাঁচিয়ে তোলা যায় এই ভয়ংকর মিথ্যে কথা পৃথিবীসুদ্ধ ন্যাশনালিস্ট আজকাল পাশবগর্জনে ঘোষণা করতে বসেছে, তার প্রতিবাদ আমার বুকের মধ্যে অসহ্য আবেগে গুমরে গুমরে উঠছে--এই কথা সত্যভাষায় হয়তো বলতে পারতুম, সুরঙ্গের মতো লুকোচুরি করে দেশ-উদ্ধারচেষ্টার চেয়ে সেটা হত চিরকালের বড়ো কথা। কিন্তু এ-জন্মের মতো বলবার সময় হল না। আমার বেদনা তাই আজ এত নিষ্ঠুর হয়ে উঠেছে।"</text:p>
      <text:p text:style-name="Text_20_body"><text:soft-page-break/><text:s/></text:p>
      <text:p text:style-name="Text_20_body">এলা গভীর দীর্ঘনিশ্বাস ফেললে, বললে, "ফিরে এস অন্তু।"</text:p>
      <text:p text:style-name="Text_20_body"><text:s/></text:p>
      <text:p text:style-name="Text_20_body">"আর ফেরবার পথ নেই।"</text:p>
      <text:p text:style-name="Text_20_body"><text:s/></text:p>
      <text:p text:style-name="Text_20_body">"কেন নেই?"</text:p>
      <text:p text:style-name="Text_20_body"><text:s/></text:p>
      <text:p text:style-name="Text_20_body">"অজায়গায় যদি এসে পড়ি সেখানকারও দায়িত্ব আছে শেষ পর্যন্ত।"</text:p>
      <text:p text:style-name="Text_20_body"><text:s/></text:p>
      <text:p text:style-name="Text_20_body">এলা অতীনের গলা জড়িয়ে ধরে বললে, "ফিরে এস, অন্তু। এত বছর ধরে যে-বিশ্বাসের মধ্যে বাসা নিয়েছিলুম তার ভিত তুমি ভেঙে দিয়েছ। আজ আছি ভেসে-চলা ভাঙা নৌকো আঁকড়িয়ে। আমাকেও উদ্ধার করে নিয়ে যাও। --অমন চুপ করে বসে থেকো না, বলো অন্তু, একটা কথা বলো। এখনই তুমি হুকুম করো আমি ভাঙব পণ। ভুল করেছি আমি। আমাকে মাপ করো।"</text:p>
      <text:p text:style-name="Text_20_body"><text:s/></text:p>
      <text:p text:style-name="Text_20_body">"উপায় নেই।"</text:p>
      <text:p text:style-name="Text_20_body"><text:s/></text:p>
      <text:p text:style-name="Text_20_body">"কেন উপায় নেই? নিশ্চয় আছে।"</text:p>
      <text:p text:style-name="Text_20_body"><text:s/></text:p>
      <text:p text:style-name="Text_20_body">"তীর লক্ষ্য হারাতে পারে তূণে ফিরতে পারে না।"</text:p>
      <text:p text:style-name="Text_20_body"><text:s/></text:p>
      <text:p text:style-name="Text_20_body">"আমি স্বয়ংবরা, আমাকে বিয়ে করো অন্তু। আর সময় নষ্ট করতে পারব না-- গান্ধর্ব বিবাহ হোক, সহধর্মিণী করে নিয়ে যাও তোমার পথে।"</text:p>
      <text:p text:style-name="Text_20_body"><text:s/></text:p>
      <text:p text:style-name="Text_20_body">"বিপদের পথ হলে নিয়ে যেতুম সঙ্গে। কিন্তু যেখানে ধর্মনষ্ট হয়েছে সেখানে তোমাকে সহধর্মিণী করতে পারব না।--থাক্‌ থাক্‌ ও-সব কথা থাক্‌। এ-জীবনের নৌকোডুবির অবসানে কিছু সত্য এখনও বাকি আছে। তারই কথাটা শুনি তোমার মুখে।"</text:p>
      <text:p text:style-name="Text_20_body"><text:s/></text:p>
      <text:p text:style-name="Text_20_body">"কী বলব?"</text:p>
      <text:p text:style-name="Text_20_body"><text:s/></text:p>
      <text:p text:style-name="Text_20_body">"বলো, তুমি ভালোবেসেছ।"</text:p>
      <text:p text:style-name="Text_20_body"><text:soft-page-break/><text:s/></text:p>
      <text:p text:style-name="Text_20_body">"হাঁ বেসেছি।"</text:p>
      <text:p text:style-name="Text_20_body"><text:s/></text:p>
      <text:p text:style-name="Text_20_body">"বলো, আমি তোমাকে ভালোবেসেছি সে-কথা তোমার মনে থাকবে আমি যখন থাকব না তখনও।"</text:p>
      <text:p text:style-name="Text_20_body"><text:s/></text:p>
      <text:p text:style-name="Text_20_body">এলা নিরুত্তরে চুপ করে বসে রইল, জল পড়তে লাগল দুই চোখে। অনেকক্ষণ পরে বাষ্পরুদ্ধ গলায় বললে, "আবার বলছি, অন্তু, কিছু নাও আমার হাত থেকে--নাও এই আমার গলার হার।"</text:p>
      <text:p text:style-name="Text_20_body"><text:s/></text:p>
      <text:p text:style-name="Text_20_body">এই বলে পায়ের উপর রাখল হার।</text:p>
      <text:p text:style-name="Text_20_body"><text:s/></text:p>
      <text:p text:style-name="Text_20_body">"কিছুতেই না।"</text:p>
      <text:p text:style-name="Text_20_body"><text:s/></text:p>
      <text:p text:style-name="Text_20_body">"কেন, অভিমান?"</text:p>
      <text:p text:style-name="Text_20_body"><text:s/></text:p>
      <text:p text:style-name="Text_20_body">"হাঁ, অভিমান। এমন দিন ছিল তখন যদি দিতে, পরতুম গলায়--আজ দিলে পকেটে, অন্নাভাবের গর্তটার মধ্যে। ভিক্ষে নেব না তোমার কাছে।"</text:p>
      <text:p text:style-name="Text_20_body"><text:s/></text:p>
      <text:p text:style-name="Text_20_body">এলা অতীনের পায়ের কাছে লুটিয়ে বললে, "নাও আমাকে তোমার সঙ্গিনী করে।"</text:p>
      <text:p text:style-name="Text_20_body"><text:s/></text:p>
      <text:p text:style-name="Text_20_body">"লোভ দেখিয়ো না, এলা। অনেকবার বলেছি আমার পথ তোমার নয়।"</text:p>
      <text:p text:style-name="Text_20_body"><text:s/></text:p>
      <text:p text:style-name="Text_20_body">"তবে সে-পথ তোমারও নয়। ফিরে এস, ফিরে এস।"</text:p>
      <text:p text:style-name="Text_20_body"><text:s/></text:p>
      <text:p text:style-name="Text_20_body">"পথ আমার নয়, আমিই পথের। গলার ফাঁসকে গলার গয়না কেউ বলে না।"</text:p>
      <text:p text:style-name="Text_20_body"><text:s/></text:p>
      <text:p text:style-name="Text_20_body">"অন্তু, নিশ্চয় জেনো, তুমি চলে গেলে একমুহূর্ত আমি বাঁচব না। তুমি ছাড়া আর কেউ নেই আমার, এ-কথায় আজ যদি বা সন্দেহ কর, একান্ত মনে আশা করি মৃত্যুর পরে সে সন্দেহ সম্পূর্ণ ঘোচাবার একটা কোনো রাস্তা কোথাও আছে।"</text:p>
      <text:p text:style-name="Text_20_body"><text:s/></text:p>
      <text:p text:style-name="Text_20_body">হঠাৎ অতীন লাফিয়ে উঠে দাঁড়াল। তীরের মতো তীক্ষ্ণ হুইস্‌লের শব্দ এল দূর থেকে। চমকে বলে উঠল, "চললুম।"</text:p>
      <text:p text:style-name="Text_20_body"><text:soft-page-break/><text:s/></text:p>
      <text:p text:style-name="Text_20_body">এলা তাকে জড়িয়ে ধরলে, বললে, "আর-একটু থাকো।"</text:p>
      <text:p text:style-name="Text_20_body"><text:s/></text:p>
      <text:p text:style-name="Text_20_body">"না।"</text:p>
      <text:p text:style-name="Text_20_body"><text:s/></text:p>
      <text:p text:style-name="Text_20_body">"কোথায় যাচ্ছ?"</text:p>
      <text:p text:style-name="Text_20_body"><text:s/></text:p>
      <text:p text:style-name="Text_20_body">"কিচ্ছু জানি নে।"</text:p>
      <text:p text:style-name="Text_20_body"><text:s/></text:p>
      <text:p text:style-name="Text_20_body">এলা অতীনের পা জড়িয়ে ধরে বললে, "আমি তোমার সেবিকা, তোমার চরণের সেবিকা, আমাকে ফেলে যেয়ো না, ফেলে যেয়ো না।"</text:p>
      <text:p text:style-name="Text_20_body"><text:s/></text:p>
      <text:p text:style-name="Text_20_body">একটুক্ষণ থমকে দাঁড়িয়ে রইল অতীন। দ্বিতীয়বার হুইস্‌লের শব্দ এল। অতীন গর্জন করে বললে, "ছেড়ে দাও।" বলে নিজেকে ছিনিয়ে নিয়ে চলে গেল।</text:p>
      <text:p text:style-name="Text_20_body"><text:s/></text:p>
      <text:p text:style-name="Text_20_body">তখন সন্ধ্যার অন্ধকার ঘনিয়ে এসেছে। এলা মেঝের উপর উপুড় হয়ে পড়ে। তার বুকের ভিতরটা শুকিয়ে গেছে, তার চোখে জল নেই। এমন সময় গম্ভীর গলায় ডাক শুনতে পেল, "এলা।"</text:p>
      <text:p text:style-name="Text_20_body"><text:s/></text:p>
      <text:p text:style-name="Text_20_body">চমকে উঠে বসল। দেখলে ইলেকট্রিক টর্চ হাতে ইন্দ্রনাথ। তখনই উঠে দাঁড়িয়ে বললে, "ফিরিয়ে আনুন অন্তুকে।"</text:p>
      <text:p text:style-name="Text_20_body"><text:s/></text:p>
      <text:p text:style-name="Text_20_body">"সে-কথা থাক্‌। এখানে কেন এলে?"</text:p>
      <text:p text:style-name="Text_20_body"><text:s/></text:p>
      <text:p text:style-name="Text_20_body">"বিপদ আছে জেনেই এসেছি।"</text:p>
      <text:p text:style-name="Text_20_body"><text:s/></text:p>
      <text:p text:style-name="Text_20_body">তীব্র ভর্ৎসনার সুরে ইন্দ্রনাথ বললেন, "তোমার বিপদের কথা কে ভাবছে? এখানকার খবর তোমাকে কে দিলে?"</text:p>
      <text:p text:style-name="Text_20_body"><text:s/></text:p>
      <text:p text:style-name="Text_20_body">"বটু।"</text:p>
      <text:p text:style-name="Text_20_body"><text:s/></text:p>
      <text:p text:style-name="Text_20_body">"তবু বুঝলে না মতলব?"</text:p>
      <text:p text:style-name="Text_20_body"><text:soft-page-break/><text:s/></text:p>
      <text:p text:style-name="Text_20_body">"বোঝবার বুদ্ধি আমার ছিল না। প্রাণ হাঁপিয়ে উঠেছিল।"</text:p>
      <text:p text:style-name="Text_20_body"><text:s/></text:p>
      <text:p text:style-name="Text_20_body">"তোমাকে মারতে পারলে এখনই মারতুম। যাও ঘরে ফিরে। ট্যাক্‌সি আছে বাইরে।"</text:p>
      <text:p text:style-name="Text_20_body"><text:s/></text:p>
      <text:h text:style-name="Heading_20_3" text:outline-level="3">চতুর্থ অধ্যায়</text:h>
      <text:p text:style-name="Text_20_body"/>
      <text:p text:style-name="Text_20_body">"আবার অখিল!--পালিয়েছিস বোডিং থেকে! তোর সঙ্গে কোনোমতে পারবার জো নেই। বারবার বলছি, এ-বাড়িতে খবরদার আসিস নে। মরবি যে।"</text:p>
      <text:p text:style-name="Text_20_body"><text:s/></text:p>
      <text:p text:style-name="Text_20_body">অখিল কোনো উত্তর না দিয়ে গলার সুর নামিয়ে বললে, "একজন দাড়িওয়ালা কে পিছনের পাঁচিল টপকিয়ে বাগানে ঢুকল। তাই তোমার এ-ঘরে ভিতর থেকে দরজা বন্ধ করে দিলুম।--ওই শোনো পায়ের শব্দ।" অখিল তার ছুরির সব-চেয়ে মোটা ফলাটা খুলে দাঁড়াল।</text:p>
      <text:p text:style-name="Text_20_body"><text:s/></text:p>
      <text:p text:style-name="Text_20_body">এলা বললে, "ছুরি খুলতে হবে না তোমাকে, বীরপুরুষ। দে বলছি।" ওর হাত থেকে ছুরি কেড়ে নিলে।</text:p>
      <text:p text:style-name="Text_20_body"><text:s/></text:p>
      <text:p text:style-name="Text_20_body">সিঁড়ি থেকে আওয়াজ এল, "ভয় নেই, আমি অন্তু।"</text:p>
      <text:p text:style-name="Text_20_body"><text:s/></text:p>
      <text:p text:style-name="Text_20_body">মুহূর্তে এলার মুখ পাংশুবর্ণ হয়ে এল--বললে, "দে দরজা খুলে।"</text:p>
      <text:p text:style-name="Text_20_body"><text:s/></text:p>
      <text:p text:style-name="Text_20_body">দরজা খুলে দিয়ে অখিল জিজ্ঞাসা করলে, "সেই দাড়িওয়ালা কোথায়?"</text:p>
      <text:p text:style-name="Text_20_body"><text:s/></text:p>
      <text:p text:style-name="Text_20_body">"দাড়ি নিশ্চয়ই পাওয়া যাবে বাগানে, বাকি মানুষটাকে পাবে এইখানেই। যাও খোঁজ করো গে দাড়ির।" অখিল চলে গেল।</text:p>
      <text:p text:style-name="Text_20_body"><text:s/></text:p>
      <text:p text:style-name="Text_20_body">এলা পাথরের মূর্তির মতো ক্ষণকাল একদৃষ্টে চেয়ে দাঁড়িয়ে রইল। বললে, "অন্তু, এ কী চেহারা তোমার?"</text:p>
      <text:p text:style-name="Text_20_body"><text:s/></text:p>
      <text:p text:style-name="Text_20_body">অতীন বললে, "মনোহর নয়।"</text:p>
      <text:p text:style-name="Text_20_body"><text:s/></text:p>
      <text:p text:style-name="Text_20_body"><text:soft-page-break/>"তবে কি সত্যি?"</text:p>
      <text:p text:style-name="Text_20_body"><text:s/></text:p>
      <text:p text:style-name="Text_20_body">"কী সত্যি?"</text:p>
      <text:p text:style-name="Text_20_body"><text:s/></text:p>
      <text:p text:style-name="Text_20_body">"তোমাকে সর্বনেশে ব্যামোয় ধরেছে।"</text:p>
      <text:p text:style-name="Text_20_body"><text:s/></text:p>
      <text:p text:style-name="Text_20_body">"নানা ডাক্তারের নানা মত, বিশ্বাস না করলেও চলে।"</text:p>
      <text:p text:style-name="Text_20_body"><text:s/></text:p>
      <text:p text:style-name="Text_20_body">"নিশ্চয় তোমার খাওয়া হয় নি।"</text:p>
      <text:p text:style-name="Text_20_body"><text:s/></text:p>
      <text:p text:style-name="Text_20_body">"ও কথাটা থাক্‌। সময় নষ্ট করো না।"</text:p>
      <text:p text:style-name="Text_20_body"><text:s/></text:p>
      <text:p text:style-name="Text_20_body">"কেন এলে, অন্তু, কেন এলে? এরা যে তোমাকে ধরবার অপেক্ষায় আছে।"</text:p>
      <text:p text:style-name="Text_20_body"><text:s/></text:p>
      <text:p text:style-name="Text_20_body">"ওদের নিরাশ করতে চাই নে।"</text:p>
      <text:p text:style-name="Text_20_body"><text:s/></text:p>
      <text:p text:style-name="Text_20_body">অতীনের হাত চেপে ধরে এলা বললে, "কেন এলে এই নিশ্চিত বিপদের মধ্যে। এখন উপায় কী?"</text:p>
      <text:p text:style-name="Text_20_body"><text:s/></text:p>
      <text:p text:style-name="Text_20_body">"কেন এলুম সেই কথাটা যাবার ঠিক আগেই বলে চলে যাব। ইতিমধ্যে যতক্ষণ পারি ওই কথাটাই ভুলে থাকতে চাই। নিচের দরজাগুলো বন্ধ করে দিয়ে আসি গে।"</text:p>
      <text:p text:style-name="Text_20_body"><text:s/></text:p>
      <text:p text:style-name="Text_20_body">খানিক পরে উপরে এসে বললে, "চলো ছাদে। নিচের তলাকার আলোর বাল্‌বগুলো সব খুলে নিয়েছি। ভয় পেয়ো না।"</text:p>
      <text:p text:style-name="Text_20_body"><text:s/></text:p>
      <text:p text:style-name="Text_20_body">দুজনে ছাদে এসে ছাদে প্রবেশের দরজা বন্ধ করে দিলে। বন্ধ দরজায় ঠেসান দিয়ে বসল অতীন, এলা বসল তার সামনে।</text:p>
      <text:p text:style-name="Text_20_body"><text:s/></text:p>
      <text:p text:style-name="Text_20_body">"এলা, মন সহজ করো। যেন কিছু হয় নি, যেন আমরা দুজনে আছি লঙ্কাকাণ্ড আরম্ভ হবার আগে সুন্দরকাণ্ডে। তোমার হাত অমন বরফের মতো ঠাণ্ডা কেন? কাঁপছে যে। দাও গরম করে দিই।"</text:p>
      <text:p text:style-name="Text_20_body"><text:s/></text:p>
      <text:p text:style-name="Text_20_body"><text:soft-page-break/>এলার হাত দুখানি নিয়ে অতীন জামার নিচে বুকের উপর চেপে রাখলে। তখন দূরের পাড়ায় বিয়েবাড়িতে সানাই বাজছে।</text:p>
      <text:p text:style-name="Text_20_body"><text:s/></text:p>
      <text:p text:style-name="Text_20_body">"ভয় করছে, এলী?"</text:p>
      <text:p text:style-name="Text_20_body"><text:s/></text:p>
      <text:p text:style-name="Text_20_body">"কিসের ভয়?"</text:p>
      <text:p text:style-name="Text_20_body"><text:s/></text:p>
      <text:p text:style-name="Text_20_body">"সমস্ত কিছুর। প্রত্যেক মুহূর্তের।"</text:p>
      <text:p text:style-name="Text_20_body"><text:s/></text:p>
      <text:p text:style-name="Text_20_body">"ভয় তোমার জন্যে, অন্তু, আর কিছুর জন্যে নয়।"</text:p>
      <text:p text:style-name="Text_20_body"><text:s/></text:p>
      <text:p text:style-name="Text_20_body">অতীন বললে, "এলী, মনে করতে চেষ্টা করো আমরা আছি পঞ্চাশ কি এক-শ বছর পরেকার এমনি এক নিস্তব্ধ রাতে। উপস্থিতের গণ্ডিটা নিতান্ত সংকীর্ণ, তার মধ্যে ভয়ভাবনা দুঃখকষ্ট সমস্তই প্রকাণ্ডতার ভান করে দেখা দেয়। বর্তমান সেই নীচ পদার্থ যার ছোটো মুখে বড়ো কথা। ভয় দেখায় সে মুখোশ পরে--যেন আমরা মুহূর্তের কোলে নাচানো শিশু। মৃত্যু মুখোশখানা টান মেরে ফেলে দেয়। মৃত্যু অত্যুক্তি করে না। যা অত্যন্ত করে চেয়েছি তার গায়ে মোটা অঙ্কের দাম লেখা ছিল বর্তমানের ফাঁকির কলমে, যা অত্যন্ত করে হারিয়েছি তার গায়ে দুদিনের কালি লেবেল মেরে লিখেছে অপরিসীম দুঃখ। মিথ্যে কথা! জীবনটা জালিয়াত, সে অনন্তকালের হস্তাক্ষর জাল করে চালাতে চায়। মৃত্যু এসে হাসে, বঞ্চনার দলিলটা লোপ করে দেয়। সে হাসি নিষ্ঠুর হাসি নয়, বিদ্রূপের হাসি নয়, শিবের হাসির মতো সে শান্ত সুন্দর হাসি, মোহরাত্রির অবসানে। এলী, রাত্রে একলা বসে কখনো মৃত্যুর স্নিগ্ধ সুগভীর মুক্তি অনুভব করেছ, যার মধ্যে চিরকালের ক্ষমা?"</text:p>
      <text:p text:style-name="Text_20_body"><text:s/></text:p>
      <text:p text:style-name="Text_20_body">"তোমার মতো বড়ো করে দেখবার শক্তি আমার নেই অন্তু,--তবু তোমাদের কথা মনে করে উদ্বেগে যখন অভিভূত হয়ে পড়ে মন,--তখন এই কথাটা খুব নিশ্চিত করে অনুভব করতে চেষ্টা করি যে মরা সহজ।"</text:p>
      <text:p text:style-name="Text_20_body"><text:s/></text:p>
      <text:p text:style-name="Text_20_body">"ভীরু, মৃত্যুকে পালাবার পথ বলে মনে করছ কেন? মৃত্যু সব-চেয়ে নিশ্চিত--জীবনের সব গতিস্রোতের চরম সমুদ্র, সব সত্যমিথ্যা ভালোমন্দর নিঃশেষ সমন্বয় তার মধ্যে। এইরাত্রে এখনই আমরা আছি সেই বিরাটের প্রসারিত বাহুর বেষ্টনে আমরা দুজনে--মনে পড়ছে ইবসেনের চারিটি লাইন--</text:p>
      <text:p text:style-name="Text_20_body"><text:s/></text:p>
      <text:p text:style-name="Text_20_body">Upwards</text:p>
      <text:p text:style-name="Text_20_body">Towards the peaks,</text:p>
      <text:p text:style-name="Text_20_body">Towards the stars,</text:p>
      <text:p text:style-name="Text_20_body">Towards the vast silence."</text:p>
      <text:p text:style-name="Text_20_body"><text:soft-page-break/><text:s/></text:p>
      <text:p text:style-name="Text_20_body"><text:s/></text:p>
      <text:p text:style-name="Text_20_body">এলা অতীনের হাত কোলে নিয়ে বসে রইল স্তব্ধ হয়ে। হঠাৎ অতীন হেসে উঠল। বললে, "পিছনে মরণের কালো পর্দাখানা নিশ্চল টানা রয়েছে অসীমে, তারই উপর জীবনের কৌতুকনাট্য নেচে চলছে অন্তিম অঙ্কের দিকে। তারই একটা ছবি আজ দেখো চেয়ে। আজ তিন বছর আগে এই ছাদের উপর তুমি আমার জন্মদিনের উৎসব করেছিলে, মনে আছে?"</text:p>
      <text:p text:style-name="Text_20_body"><text:s/></text:p>
      <text:p text:style-name="Text_20_body">"খুব মনে আছে।"</text:p>
      <text:p text:style-name="Text_20_body"><text:s/></text:p>
      <text:p text:style-name="Text_20_body">"তোমার ভক্ত ছেলের দল সবাই এসেছিল। ভোজের আয়োজন ঘটা করে হয় নি। চিঁড়ে ভেজেছিলে সঙ্গে ছিল কলাইশুঁটি সিদ্ধ, মরিচের গুঁড়ো ছিটানো, ডিমের বড়াও ছিল মনে পড়ছে। সবাই মিলে খেল কাড়াকাড়ি করে। হঠাৎ মতিলাল হাতপা ছুঁড়ে শুরু করলে, আজ নবযুগে অতীনবাবুর নবজন্মের দিন--আমি লাফ দিয়ে উঠে তার মুখ চেপে ধরলুম, বললুম, বক্তৃতা যদি কর, তবে তোমার পুরোনো জন্মের দিনটা এইখানেই কাবার। বটু বললে, ছী ছী অতীনবাবু, বক্তৃতার ভ্রূণহত্যা?--নবযুগ, নবজন্ম, মৃত্যুর তোরণ প্রভৃতি ওদের বাঁধাবুলিগুলো শুনলে আমার লজ্জা করে। ওরা প্রাণপণে চেষ্টা করেছে আমার মনের উপর ওদের দলের তুলি বুলোতে, --কিছুতে রঙ ধরল না।"</text:p>
      <text:p text:style-name="Text_20_body"><text:s/></text:p>
      <text:p text:style-name="Text_20_body">"অন্তু, নির্বোধ আমি; আমিই ভেবেছিলুম তোমাকে মিলিয়ে নেব আমাদের সকল পদাতিকের সঙ্গে এক উর্দি পরিয়ে।"</text:p>
      <text:p text:style-name="Text_20_body"><text:s/></text:p>
      <text:p text:style-name="Text_20_body">"তাই আমাকে দেখিয়ে দেখিয়ে ওদের সঙ্গে ঘোরতর দিদিয়ানা করতে। ভেবেছিলে আমার সংশোধনের পক্ষে কিছু ঈর্ষার প্রয়োজন আছে। স্নেহযত্ন কুশলসম্ভাষণ বিশেষ মন্ত্রণা আনাবশ্যক উদ্বেগ মনিহারির রঙিন সামগ্রীর মতো ওদের সামনে সাজিয়ে রেখেছিলে তোমার পসরায়। আজও তোমার করুণ প্রশ্ন কানে শুনতে পাচ্ছি, নন্দকুমার তোমার চোখমুখ লাল দেখছি কেন। বেচারা ভালোমানুষ, সত্যের অনুরোধে মাথাধরা অস্বীকার করতে না-করতে ছেঁড়া ন্যাকড়ার জলপটি এসে উপস্থিত। আমি মুগ্ধ তবু বুঝতুম এই অতি অমায়িক দিদিয়ানা তোমার অতি পবিত্র ভারতবর্ষের বিশেষ ফরমাশের। একেবারে আদর্শ স্বদেশী দিদিবৃত্তি।"</text:p>
      <text:p text:style-name="Text_20_body"><text:s/></text:p>
      <text:p text:style-name="Text_20_body">"আঃ চুপ করো, চুপ করো অন্তু।"</text:p>
      <text:p text:style-name="Text_20_body"><text:s/></text:p>
      <text:p text:style-name="Text_20_body">"অনেক বাজে জিনিসের বাহুল্য ছিল সেদিন তোমার মধ্যে, অনেক হাস্যকর ভড়ং-- সে কথা তোমাকে মানতেই হবে।"</text:p>
      <text:p text:style-name="Text_20_body"><text:s/></text:p>
      <text:p text:style-name="Text_20_body">"মানছি, মানছি এক-শবার মানছি। তুমিই সে সমস্ত নিঃশেষে ঘুচিয়ে দিয়েছ। তবে আজ আবার অমন নিষ্ঠুর করে বলছ কেন?"</text:p>
      <text:p text:style-name="Text_20_body"><text:s/></text:p>
      <text:p text:style-name="Text_20_body">"কোন্‌ মনস্তাপে বলছি, শোনো। জীবিকা থেকে ভ্রষ্ট করেছ বলে সেদিন আমার কাছে মাপ চাইছিলে। যথার্থ জীবনের <text:soft-page-break/>পথ থেকে ভ্রষ্ট হয়েছি অথচ সেই সর্বনাশের পরিবর্তে যা দাবি করতে পারতুম তা মেটে নি। আমি ভেঙেছি আমার স্বভাবকে, কুসংস্কারে অন্ধ তুমি ভাঙতে পারলে না তোমার পণকে যার মধ্যে সত্য ছিল না; এজন্যে মাপ চাওয়া কি বাহুল্য ছিল? জানি তুমি ভাবছ, এতটা কী করে সম্ভব হল।"</text:p>
      <text:p text:style-name="Text_20_body"><text:s/></text:p>
      <text:p text:style-name="Text_20_body">"হাঁ অন্তু, আমার বিস্ময় কিছুতেই যায় না--জানি নে আমার এমন কী শক্তি ছিল।"</text:p>
      <text:p text:style-name="Text_20_body"><text:s/></text:p>
      <text:p text:style-name="Text_20_body">"তুমি কী করে জানবে? তোমাদের শক্তি তোমাদের নিজের নয়, ও মহামায়ার। কী আশ্চর্য় সুর তোমার কণ্ঠে, আমার মনের অসীম আকাশে ধ্বনির নীহারিকা সৃষ্টি করে। আর তোমার এই হাতখানি, ওই আঙুলগুলি, সত্যমিথ্যে সব-কিছুর 'পরে পরশমণি ছুঁইয়ে দিতে পারে। জানি নে, কী মোহের বেগে, ধিক্‌কার দিতে দিতেই নিয়েছি স্খলিত জীবনের অসম্মান। ইতিহাসে পড়েছি এমন বিপত্তির কথা, কিন্তু আমার মতো বুদ্ধি-অভিমানীর মধ্যে এটা যে ঘটতে পারে কখনো তা ভাবতে পারতুম না। এবার জাল ছেঁড়বার সময় এল, তাই আজ বলব তোমাকে সত্য কথা, যত কঠোর হোক।"</text:p>
      <text:p text:style-name="Text_20_body"><text:s/></text:p>
      <text:p text:style-name="Text_20_body">"বলো, বলো, যা বলতে হয় বলো। দয়া করো না আমাকে। আমি নির্মম, নির্জীব, আমি মূঢ়--তোমাকে বোঝবার শক্তি আমার কোনোকালে ছিল না। অতুল্য যা তাই এসেছিল হাত বাড়িয়ে আমার কাছে, অযোগ্য আমি, মূল্য দিই নি। বহুভাগ্যের ধন চিরজন্মের মতো চলে গেল। এর চেয়ে শাস্তি যদি থাকে, দাও শাস্তি।"</text:p>
      <text:p text:style-name="Text_20_body"><text:s/></text:p>
      <text:p text:style-name="Text_20_body">"থাক্‌, থাক্‌, শাস্তির কথা। ক্ষমাই করব আমি। মৃত্যু যে ক্ষমা করে সেই অসীম ক্ষমা। সেইজন্যেই আজ এসেছি।"</text:p>
      <text:p text:style-name="Text_20_body"><text:s/></text:p>
      <text:p text:style-name="Text_20_body">"সেইজন্যে?"</text:p>
      <text:p text:style-name="Text_20_body"><text:s/></text:p>
      <text:p text:style-name="Text_20_body">"হাঁ কেবলমাত্র সেইজন্যে।"</text:p>
      <text:p text:style-name="Text_20_body"><text:s/></text:p>
      <text:p text:style-name="Text_20_body">"না-ই ক্ষমা জানাতে তুমি। কিন্তু কেন এলে এমন করে বেড়া-আগুনের মধ্যে? জানি, জানি বাঁচবার ইচ্ছে নেই তোমার। তা যদি হয় তাহলে কটা দিন কেবলমাত্র আমাকে দাও, দাও তোমার সেবা করবার শেষ অধিকার। পায়ে পড়ি তোমার।"</text:p>
      <text:p text:style-name="Text_20_body"><text:s/></text:p>
      <text:p text:style-name="Text_20_body">"কী হবে সেবা! ফুটো জীবনের ঘটে ঢালবে সুধা! তুমি জান না, কী অসহ্য ক্ষোভ আমার। শুশ্রূষা দিয়ে তার কী করতে পার, যে-মানুষ আপন সত্য হারিয়েছে!"</text:p>
      <text:p text:style-name="Text_20_body"><text:s/></text:p>
      <text:p text:style-name="Text_20_body">"সত্য হারাও নি অন্তু। সত্য তোমার অন্তরে আছে অক্ষুণ্ন হয়ে।"</text:p>
      <text:p text:style-name="Text_20_body"><text:s/></text:p>
      <text:p text:style-name="Text_20_body">"হারিয়েছি, হারিয়েছি।"</text:p>
      <text:p text:style-name="Text_20_body"><text:soft-page-break/><text:s/></text:p>
      <text:p text:style-name="Text_20_body">"বলো না বলো না অমন কথা।"</text:p>
      <text:p text:style-name="Text_20_body"><text:s/></text:p>
      <text:p text:style-name="Text_20_body">"আমি যে কী যদি জানতে পারতে তোমার মাথা থেকে পা পর্যন্ত শিউরে উঠত।"</text:p>
      <text:p text:style-name="Text_20_body"><text:s/></text:p>
      <text:p text:style-name="Text_20_body">"অন্তু, আত্মনিন্দা বাড়িয়ে তুলছ কল্পনায়। নিষ্কামভাবে যা করেছ তার কলঙ্ক কখনোই লাগবে না তোমার স্বভাবে।"</text:p>
      <text:p text:style-name="Text_20_body"><text:s/></text:p>
      <text:p text:style-name="Text_20_body">"স্বভাবকেই হত্যা করেছি, সব হত্যার চেয়ে পাপ। কোনো অহিতকেই সমূলে মারতে পারি নি, সমূলে মেরেছি কেবল নিজেকে। সেই পাপে, আজ তোমাকে হাতে পেলেও তোমার সঙ্গে মিলতে পারব না। পাণিগ্রহণ! এই হাত নিয়ে! কিন্তু কেন এ-সব কথা! সমস্ত কালো দাগ মুছবে যমকন্যার কালো জলে, তারই কিনারায় এসে বসেছি। আজ বলা যাক্‌ যত সব হালকা কথা হাসতে হাসতে। সেই জন্মদিনের ইতিবৃত্তটা শেষ করে দিই। কী বল, এলী?"</text:p>
      <text:p text:style-name="Text_20_body"><text:s/></text:p>
      <text:p text:style-name="Text_20_body">"অন্তু, মন দিতে পারছি নে।"</text:p>
      <text:p text:style-name="Text_20_body"><text:s/></text:p>
      <text:p text:style-name="Text_20_body">"আমাদের দুজনের জীবনে মন দেবার যোগ্য যা-কিছু আছে সে কেবল ওইরকম গোটাকয়েক হালকা দিনের মধ্যে। ভোলবার যোগ্য ভারি ভারি দিনই তো বহুবিস্তর।"</text:p>
      <text:p text:style-name="Text_20_body"><text:s/></text:p>
      <text:p text:style-name="Text_20_body">"আচ্ছা, বলো অন্তু।"</text:p>
      <text:p text:style-name="Text_20_body"><text:s/></text:p>
      <text:p text:style-name="Text_20_body">"জন্মদিনের খাওয়া হয়ে গেল। হঠাৎ নীরদের শখ হল পলাশির যুদ্ধ আবৃত্তি করবে। উঠে দাঁড়িয়ে হাত নেড়ে গিরিশ ঘোষের ভঙ্গিতে আউড়িয়ে গেল--</text:p>
      <text:p text:style-name="Text_20_body"><text:s/></text:p>
      <text:p text:style-name="Text_20_body">কোথা যাও ফিরে চাও সহস্র কিরণ,</text:p>
      <text:p text:style-name="Text_20_body"><text:s/></text:p>
      <text:p text:style-name="Text_20_body">বারেক ফিরিয়া চাও ওগো দিনমণি।</text:p>
      <text:p text:style-name="Text_20_body"><text:s/></text:p>
      <text:p text:style-name="Text_20_body">নীরদ লোক ভালো, অত্যন্ত সাদাসিধে, কিন্তু নির্দয় তার স্মরণশক্তি। সভাটা ভেঙে ফেলবার জন্যে আমার মন যখন হন্যে হয়ে উঠেছে তখন ওরা ভবেশকে গান গাইতে অনুরোধ করলে। ভবেশ বললে, হার্মোনিয়ম সঙ্গে না থাকলে ও হাঁ করতে পারে না। --তোমার ঘরে ওই পাপটা ছিল না। ফাঁড়া কাটল। আশান্বিত মনে ভাবছি এইবার উপসংহার, এমন সময় সতু খামকা তর্ক তুললে, মানুষ জন্মায় জন্মদিনে না জন্মতিথিতে? যত বলি থামো সে থামে না। তর্কের মধ্যে দেশাত্মবোধের ঝাঁজ লাগল, চড়তে লাগল গলার আওয়াজ, বন্ধুবিচ্ছেদ হয় আর কি। বিষম রাগ হল তোমার উপরে। আমার জন্মদিনকে <text:soft-page-break/>একটা সামান্য উপলক্ষ্য করেছিলে, মহত্তর লক্ষ্য ছিল কর্মভাইদের একত্র করা।"</text:p>
      <text:p text:style-name="Text_20_body"><text:s/></text:p>
      <text:p text:style-name="Text_20_body">"কোন্‌টা লক্ষ্য কোন্‌টা উপলক্ষ্য বাইরে থেকে বিচার করো না অন্তু। শাস্তির যোগ্য আমি, কিন্তু অন্যায় শাস্তির না। মনে নেই তোমার, সেইবারকার জন্মদিনেই অতীন্দ্রবাবু আমার মুখে নাম নিলেন অন্তু? সেটা তো খুব ছোটো কথা নয়। তোমার অন্তু নামের ইতিহাসটা বলো শুনি।"</text:p>
      <text:p text:style-name="Text_20_body"><text:s/></text:p>
      <text:p text:style-name="Text_20_body">"সখী, তবে শ্রবণ করো। তখন বয়স আমার চার পাঁচ বছর, মাথায় ছিলুম ছোটো, কথা ছিল না মুখে, শুনেছি বোকার মতো ছিল চোখের চাহনি। জ্যেঠামশায় পশ্চিম থেকে এসে আমাকে প্রথম দেখলেন। কোলে তুলে নিলেন, বললেন, এই বালখিল্যটার নাম অতীন্দ্র রেখেছে কে? অতিশয়োক্তি অলংকার, এর নাম দাও অনতীন্দ্র। সেই অনতি শব্দটা স্নেহের কণ্ঠে অন্তু হয়ে দাঁড়িয়েছে। তোমার কাছেও একদিন অতি হয়েছে অনতি, ইচ্ছে করে খুইয়েছে মান।"</text:p>
      <text:p text:style-name="Text_20_body"><text:s/></text:p>
      <text:p text:style-name="Text_20_body">হঠাৎ অতীন চমকে উঠে থেমে গেল। বললে, "পায়ের শব্দ শুনছি যেন।"</text:p>
      <text:p text:style-name="Text_20_body"><text:s/></text:p>
      <text:p text:style-name="Text_20_body">এলা বললে, "অখিল।"</text:p>
      <text:p text:style-name="Text_20_body"><text:s/></text:p>
      <text:p text:style-name="Text_20_body">আওয়াজ এল, "দিদিমণি।"</text:p>
      <text:p text:style-name="Text_20_body"><text:s/></text:p>
      <text:p text:style-name="Text_20_body">ছাদে আসবার দরজা খুলে দিয়ে এলা জিজ্ঞাসা করলে, "কী।"</text:p>
      <text:p text:style-name="Text_20_body"><text:s/></text:p>
      <text:p text:style-name="Text_20_body">অখিল বললে, "খাবার।"</text:p>
      <text:p text:style-name="Text_20_body"><text:s/></text:p>
      <text:p text:style-name="Text_20_body">বাড়িতে রান্নার ব্যবস্থা নেই। অদূরবর্তী দিশি রেস্‌টোরাঁ থেকে বরাদ্দমত খাবার দিয়ে যায়।</text:p>
      <text:p text:style-name="Text_20_body"><text:s/></text:p>
      <text:p text:style-name="Text_20_body">এলা বললে, "অন্তু, চলো খেতে।"</text:p>
      <text:p text:style-name="Text_20_body"><text:s/></text:p>
      <text:p text:style-name="Text_20_body">"খাওয়ার কথা বলো না। না খেয়ে মরতে মানুষের অনেকদিন লাগে। নইলে ভারতবর্ষ টিঁকত না। ভাই অখিল, আর রাগ রেখো না মনে। আমার ভাগটা তুমিই খেয়ে নাও। তার পরে পলায়নেন সমাপয়েৎ--দৌড় দিয়ো যত পার।"</text:p>
      <text:p text:style-name="Text_20_body"><text:s/></text:p>
      <text:p text:style-name="Text_20_body">অখিল চলে গেল।</text:p>
      <text:p text:style-name="Text_20_body"><text:s/></text:p>
      <text:p text:style-name="Text_20_body"><text:soft-page-break/>দুজনে ছাদের মেঝের উপর বসল। অতীন আবার শুরু করলে। "সেদিনকার জন্মদিন চলতে লাগল একটানা, কেউ নড়বার নাম করে না। আমি ঘন ঘন ঘড়ি দেখছি, ওটা একটা ইঙ্গিত রাতকানাদের কাছে। শেষকালে তোমাকে বললুম, সকাল সকাল তোমার শুতে যাওয়া উচিত, এই সেদিন ইনফ্লুয়েঞ্জা থেকে উঠেছ। --প্রশ্ন উঠল, "কটা বেজেছে?' উত্তর "সাড়ে দশটা।' সভা ভাঙবার দুটো-একটা হাইতোলা গড়িমসি-করা লক্ষণ দেখা গেল। বটু বললে, বসে রইলেন যে অতীনবাবু? চলুন একসঙ্গে যাওয়া যাক্‌। --কোথায়? না, মেথরদের বস্‌তিতে; হঠাৎ গিয়ে পড়ে ওদের মদ খাওয়া বন্ধ করতে হবে। --সর্বশরীর জ্বলে উঠল। বললুম, মদ তো বন্ধ করবে, তার বদলে দেবে কী।--বিষয়টা নিয়ে এতটা উত্তেজিত হবার দরকার ছিল না। ফল হল, যারা চলে যাচ্ছিল তারা দাঁড়িয়ে গেল। শুরু হল--আপনি কি তবে বলতে চান--তীব্রস্বরে বলে উঠলুম--কিছু বলতে চাই নে।--এতটা বেশি ঝাঁজও বেমানান হল। গলা ভারি করে তোমার দিকে আধখানা চোখে চেয়ে বললুম, তবে আজ আসি। দোতলায় তোমার ঘরের সামনে পর্যন্ত এসে পা চলতে চায় না। কী বুদ্ধি হল বুকের পকেট চাপড়িয়ে বললুম, ফাউন্টেন পেনটা বুঝি ফেলে এসেছি। বটু বললে, আমিই খুঁজে আনছি-- বলেই দ্রুত চলে গেল ছাদে। পিছু পিছু ছুটলুম আমি। খানিকটা খোঁজবার ভান করে বটু ঈষৎ হেসে বললে, দেখুন তো বোধ করি পকেটেই আছে। নিশ্চিত জানতুম আমার ফাউন্টেন পেনটা আবিষ্কার করতে হলে ভূগোল সন্ধানের প্রয়োজন আমার নিজের বাসাতেই। স্পষ্ট বলতে হল, এলাদির সঙ্গে বিশেষ কথা আছে। বটু বললে, বেশ তো অপেক্ষা করছি। আমি বললুম, অপেক্ষা করতে হবে না, যাও। বটু ঈষৎ হেসে বললে, রাগ করেন কেন অতীনবাবু, আমি চললুম।"</text:p>
      <text:p text:style-name="Text_20_body"><text:s/></text:p>
      <text:p text:style-name="Text_20_body">আবার পায়ের শব্দ শুনে অতীন চমকে উঠে থামল। অখিল এল ছাদে। বললে, "কে একজন এই চিরকুট দিয়েছে অতীনবাবুকে। তাকে রাস্তায় দাঁড় করিয়ে রেখেছি।</text:p>
      <text:p text:style-name="Text_20_body"><text:s/></text:p>
      <text:p text:style-name="Text_20_body">এলার বুক ধড়াস করে উঠল, বললে, "কে এল?"</text:p>
      <text:p text:style-name="Text_20_body"><text:s/></text:p>
      <text:p text:style-name="Text_20_body">অতীন বললে, বাবুকে ঢুকতে দাও ঘরে।" অখিল জোরের সঙ্গে বললে, "না, দেব না।"</text:p>
      <text:p text:style-name="Text_20_body"><text:s/></text:p>
      <text:p text:style-name="Text_20_body">অতীন বললে, "ভয় নেই, বাবুকে তুমি চেন; অনেকবার দেখেছ।"</text:p>
      <text:p text:style-name="Text_20_body"><text:s/></text:p>
      <text:p text:style-name="Text_20_body">"না চিনি নে।"</text:p>
      <text:p text:style-name="Text_20_body"><text:s/></text:p>
      <text:p text:style-name="Text_20_body">"খুব চেন। আমি বলছি, ভয় নেই, আমি আছি।"</text:p>
      <text:p text:style-name="Text_20_body"><text:s/></text:p>
      <text:p text:style-name="Text_20_body">এলা বললে, "অখিল, যা তুই মিথ্যে ভয় করিস নে।"</text:p>
      <text:p text:style-name="Text_20_body"><text:s/></text:p>
      <text:p text:style-name="Text_20_body">অখিল চলে গেল।</text:p>
      <text:p text:style-name="Text_20_body"><text:s/></text:p>
      <text:p text:style-name="Text_20_body">এলা জিজ্ঞাসা করলে, "বটু এসেছে না কি?"</text:p>
      <text:p text:style-name="Text_20_body"><text:soft-page-break/><text:s/></text:p>
      <text:p text:style-name="Text_20_body">"না বটু নয়।"</text:p>
      <text:p text:style-name="Text_20_body"><text:s/></text:p>
      <text:p text:style-name="Text_20_body">"বলো না, কে এসেছে। আমার ভালো লাগছে না।"</text:p>
      <text:p text:style-name="Text_20_body"><text:s/></text:p>
      <text:p text:style-name="Text_20_body">"থাক্‌ সে-কথা, যা বলছিলুম বলতে দাও।"</text:p>
      <text:p text:style-name="Text_20_body"><text:s/></text:p>
      <text:p text:style-name="Text_20_body">"অন্তু, কিছুতেই মন দিতে পারছি নে।"</text:p>
      <text:p text:style-name="Text_20_body"><text:s/></text:p>
      <text:p text:style-name="Text_20_body">"এলা, শেষ করতে দাও আমার কাহিনী। বেশি দেরি নেই।--তুমি উঠে এলে ছাদে। মৃদুগন্ধ পেলুম রজনীগন্ধার। ফুলের গুচ্ছটি সবার কাছ থেকে লুকিয়ে রেখেছিলে একলা আমার হাতে দেবে বলে। আমাদের সম্বন্ধের ক্ষেত্রে অন্তুর জীবনলীলা শুরু হল এই লাজুক ফুলের গোপন অভ্যর্থনায়, তার পর থেকে অতীন্দ্রনাথের বিদ্যাবুদ্ধি গাম্ভীর্য ক্রমে ক্রমে তলিয়ে গেল অতলস্পর্শ আত্মবিস্মৃতিতে। সেইদিন প্রথম তুমি আমার গলা জড়িয়ে ধরলে, বললে, এই নাও জন্মদিনের উপহার--সেই পেয়েছি প্রথম চুম্বন। আজ দাবি করতে এসেছি শেষ চুম্বনের।"</text:p>
      <text:p text:style-name="Text_20_body"><text:s/></text:p>
      <text:p text:style-name="Text_20_body">অখিল এসে বললে, "বাবুটি দরজায় ধাক্কা মারতে শুরু করেছে। ভাঙল বুঝি। বলছে, জরুরি কথা।"</text:p>
      <text:p text:style-name="Text_20_body"><text:s/></text:p>
      <text:p text:style-name="Text_20_body">"ভয় নেই অখিল, দরজা ভাঙবার আগেই তাকে ঠাণ্ডা করব। বাবুকে ওইখানেই অনাথ করে রেখে তুমি এখনই পালাও অন্য ঠিকানায়। আমি আছি এলাদির খবর নিতে।"</text:p>
      <text:p text:style-name="Text_20_body"><text:s/></text:p>
      <text:p text:style-name="Text_20_body">এলা অখিলকে বুকের কাছে টেনে নিয়ে তার মাথায় চুমো খেয়ে বললে, "সোনা আমার, লক্ষ্ণী আমার, ভাই আমার, তুই চলে যা। তোর জন্যে কখানা নোট আমার আঁচলে বেঁধে রেখেছি, তোর এলাদির আশীর্বাদ। আমার পা ছুঁয়ে বল্‌, এখনই তুই যাবি, দেরি করবি নে।"</text:p>
      <text:p text:style-name="Text_20_body"><text:s/></text:p>
      <text:p text:style-name="Text_20_body">অতীন বললে, "অখিল আমার একটি পরামর্শ তোমাকে শুনতেই হবে। যদি তোমাকে কখনো কোনো প্রশ্ন কেউ জিজ্ঞাসা করে তুমি ঠিক কথাই বলবে। বলো এই রাত এগারোটার সময় আমিই তোমাকে জোর করে এ-বাড়ি থেকে বের করে দিয়েছি। চলো কথাটাকে সত্য করে আসি।"</text:p>
      <text:p text:style-name="Text_20_body"><text:s/></text:p>
      <text:p text:style-name="Text_20_body">এলা আর-একবার অখিলকে কাছে টেনে নিয়ে বললে, "আমার জন্যে ভাবিস নে ভাই। তোর অন্তুদা রইল, কোনো ভয় নেই।"</text:p>
      <text:p text:style-name="Text_20_body"><text:s/></text:p>
      <text:p text:style-name="Text_20_body"><text:soft-page-break/>অখিলকে যখন ঠেলে নিয়ে অতীন চলেছে এলা বললে,"আমিও যাই তোমার সঙ্গে অন্তু।"</text:p>
      <text:p text:style-name="Text_20_body"><text:s/></text:p>
      <text:p text:style-name="Text_20_body">আদেশের স্বরে অতীন বললে, "না, কিছুতেই না।"</text:p>
      <text:p text:style-name="Text_20_body"><text:s/></text:p>
      <text:p text:style-name="Text_20_body">ছাদের ছোটো পাঁচিলটার উপর বুক চেপে ধরে এলা দাঁড়িয়ে রইল--কণ্ঠের কাছে গুমরে গুমরে উঠতে লাগল কান্না, বুঝলে আজ রাত্রে ওর কাছ থেকে চিরকালের মতো অখিল গেল চলে।</text:p>
      <text:p text:style-name="Text_20_body"><text:s/></text:p>
      <text:p text:style-name="Text_20_body">ফিরে এল অতীন। এলা জিজ্ঞাসা করলে, "কী হল, অন্তু?"</text:p>
      <text:p text:style-name="Text_20_body"><text:s/></text:p>
      <text:p text:style-name="Text_20_body">অতীন বললে "অখিল গেছে। ভিতর থেকে দরজা বন্ধ করে দিয়েছি।"</text:p>
      <text:p text:style-name="Text_20_body"><text:s/></text:p>
      <text:p text:style-name="Text_20_body">"আর সেই লোকটি?"</text:p>
      <text:p text:style-name="Text_20_body"><text:s/></text:p>
      <text:p text:style-name="Text_20_body">"তাকেও দিয়েছি ছেড়ে। সে বসে বসে ভাবছিল কাজে ফাঁকি দিয়ে আমি বুঝি কেবল গল্পই করছি। যেন নতুন একটা আরব্য উপন্যাস শুরু হয়েছে। আরব্য উপন্যাসই বটে। সমস্তটাই গল্প, একেবারেই আজগবি গল্প। ভয় করছে এলা? আমাকে ভয় নেই তোমার?"</text:p>
      <text:p text:style-name="Text_20_body"><text:s/></text:p>
      <text:p text:style-name="Text_20_body">"তোমাকে ভয়, কী যে বল।"</text:p>
      <text:p text:style-name="Text_20_body"><text:s/></text:p>
      <text:p text:style-name="Text_20_body">"কী না করতে পারি আমি! পড়েছি পতনের শেষ সীমায়। সেদিন আমাদের দল অনাথা বিধবার সর্বস্ব লুঠ করে এনেছে। মন্মথ ছিল বুড়ীর গ্রামসম্পর্কে চেনা লোক--খবর দিয়ে পথ দেখিয়ে সে-ই এনেছে দলকে। ছদ্মবেশের মধ্যেও বিধবা তাকে চিনতে পেরে বলে উঠল, মনু, বাবা তুই এমন কাজ করতে পারলি? তার পরে বুড়ীকে আর বাঁচতে দিলে না। যাকে বলি দেশের প্রয়োজন সেই আত্মধর্মনাশের প্রয়োজনে টাকাটা এই হাত দিয়েই পৌছেছে যথাস্থানে। আমার উপবাস ভেঙেছি সেই টাকাতেই। এতদিন পরে যথার্থ দাগি হয়েছি চোরের কলঙ্কে, চোরাই মাল ছুঁয়েছি, ভোগ করেছি। চোর অতীন্দ্রের নাম বটু ফাঁস করে দিয়েছে। পাছে প্রমাণাভাবে শাস্তি না পাই বা অল্প শাস্তি পাই সেইজন্য পুলিস-সুপারিন্টেণ্ডেন্টের মারফত সে-মকদ্দমা ইংরেজ ম্যাজিস্ট্রেটের আদালতে দায়ের না হয়ে যাতে বাঙালি জয়ন্ত হাজরার এজলাসে ওঠে কমিশনরের কাছ থেকে সেই হুকুম আনাবে বলে মন্ত্রণা করে রেখেছে। সে নিশ্চিত জানে, কাল ধরা পড়বই। ইতিমধ্যে ভয় করো আমাকে, আমি নিজে ভয় করি আমার মৃত আত্মার কালো ভূতটাকে। আজ তোমার ঘরে কেউ নেই।"</text:p>
      <text:p text:style-name="Text_20_body"><text:s/></text:p>
      <text:p text:style-name="Text_20_body">"কেন, তুমি আছ।"</text:p>
      <text:p text:style-name="Text_20_body"><text:s/></text:p>
      <text:p text:style-name="Text_20_body"><text:soft-page-break/>"আমার হাত থেকে বাঁচাবে কে?"</text:p>
      <text:p text:style-name="Text_20_body"><text:s/></text:p>
      <text:p text:style-name="Text_20_body">"নেই বা বাঁচালে।"</text:p>
      <text:p text:style-name="Text_20_body"><text:s/></text:p>
      <text:p text:style-name="Text_20_body">"তোমারই আপন মণ্ডলীতে একদিন যারা ছিল এলাদির সব দেশভাই--ভাইফোঁটা দিয়েছ যাদের কপালে প্রতিবৎসর--তাদেরই মধ্যে কথা উঠেছে যে তোমার বেঁচে থাকা উচিত নয়।"</text:p>
      <text:p text:style-name="Text_20_body"><text:s/></text:p>
      <text:p text:style-name="Text_20_body">"তাদের চেয়ে বেশি অপরাধ আমি কী করেছি?"</text:p>
      <text:p text:style-name="Text_20_body"><text:s/></text:p>
      <text:p text:style-name="Text_20_body">"অনেক কথা জান তুমি, অনেকের নামধাম। পীড়ন করলে বেরিয়ে পড়বে।"</text:p>
      <text:p text:style-name="Text_20_body"><text:s/></text:p>
      <text:p text:style-name="Text_20_body">"কখনোই না।"</text:p>
      <text:p text:style-name="Text_20_body"><text:s/></text:p>
      <text:p text:style-name="Text_20_body">"কী করে বলব যে-মানুষটা এসেছিল আজ, এই হুকুম নিয়েই সে আসে নি? হুকুমের জোর কত সে তো জান তুমি।"</text:p>
      <text:p text:style-name="Text_20_body"><text:s/></text:p>
      <text:p text:style-name="Text_20_body">এলা চমকে উঠে বললে, "সত্যি বলছ অন্তু, সত্যি?"</text:p>
      <text:p text:style-name="Text_20_body"><text:s/></text:p>
      <text:p text:style-name="Text_20_body">"একটা খবর পেয়েছি আমরা।"</text:p>
      <text:p text:style-name="Text_20_body"><text:s/></text:p>
      <text:p text:style-name="Text_20_body">"কী খবর?"</text:p>
      <text:p text:style-name="Text_20_body"><text:s/></text:p>
      <text:p text:style-name="Text_20_body">"আজ ভোররাত্রে পুলিস আসবে তোমাকে ধরতে।"</text:p>
      <text:p text:style-name="Text_20_body"><text:s/></text:p>
      <text:p text:style-name="Text_20_body">"নিশ্চিত জানতুম একদিন পুলিস আমাকে ধরতে আসছে।"</text:p>
      <text:p text:style-name="Text_20_body"><text:s/></text:p>
      <text:p text:style-name="Text_20_body">"কেমন করে জানলে?"</text:p>
      <text:p text:style-name="Text_20_body"><text:s/></text:p>
      <text:p text:style-name="Text_20_body">"কাল বটুর চিঠি পেয়েছি, সে খবর দিয়েছে পুলিস আমাকে ধরবে, লিখেছে--সে এখনও আমাকে বাঁচাতে পারে।"</text:p>
      <text:p text:style-name="Text_20_body"><text:s/></text:p>
      <text:p text:style-name="Text_20_body"><text:soft-page-break/>"কী উপায়ে?"</text:p>
      <text:p text:style-name="Text_20_body"><text:s/></text:p>
      <text:p text:style-name="Text_20_body">"বলছে, যদি তাকে বিয়ে করি তাহলে সে আমার জামিন হয়ে আমার দায় গ্রহণ করবে।"</text:p>
      <text:p text:style-name="Text_20_body"><text:s/></text:p>
      <text:p text:style-name="Text_20_body">অন্ধকার হয়ে উঠল অতীনের মুখ, জিজ্ঞাসা করলে, "কী জবাব দিলে তুমি?"</text:p>
      <text:p text:style-name="Text_20_body"><text:s/></text:p>
      <text:p text:style-name="Text_20_body">এলা বললে, "আমি সেই চিঠির উপর কেবল লিখে দিলুম পিশাচ। আর-কিছু নয়।"</text:p>
      <text:p text:style-name="Text_20_body"><text:s/></text:p>
      <text:p text:style-name="Text_20_body">"খবর পেয়েছি, সেই বটুই আসবে কাল পুলিসকে সঙ্গে নিয়ে। তোমার সম্মতি পেলেই বাঘের সঙ্গে রফা করে তোমাকে কুমিরের গর্তে আশ্রয় দেবার হিতব্রতে সে উঠে পড়ে লাগবে। তার হৃদয় কোমল।"</text:p>
      <text:p text:style-name="Text_20_body"><text:s/></text:p>
      <text:p text:style-name="Text_20_body">এলা অতীনের পা জড়িয়ে ধরে বললে, "মারো আমাকে অন্তু, নিজের হাতে। তার চেয়ে সৌভাগ্য আমার কিছু হতে পারে না।" মেঝের থেকে উঠে দাঁড়িয়ে অতীনকে বার বার চুমো খেয়ে বললে, "মারো এইবার মারো।" ছিঁড়ে ফেললে বুকের জামা।</text:p>
      <text:p text:style-name="Text_20_body"><text:s/></text:p>
      <text:p text:style-name="Text_20_body">অতীন পাথরের মূর্তির মতো কঠিন হয়ে দাঁড়িয়ে রইল।</text:p>
      <text:p text:style-name="Text_20_body"><text:s/></text:p>
      <text:p text:style-name="Text_20_body">এলা বললে, "একটুও ভেবো না অন্তু। আমি যে তোমার, সম্পূর্ণই তোমার-- মরণেও তোমার। নাও আমাকে। নোংরা হাত লাগতে দিয়ো না আমার গায়ে, আমার এ দেহ তোমার।"</text:p>
      <text:p text:style-name="Text_20_body"><text:s/></text:p>
      <text:p text:style-name="Text_20_body">অতীন কঠিন সুরে বললে, "যাও এখনই শুতে যাও, হুকুম করছি শুতে যাও।"</text:p>
      <text:p text:style-name="Text_20_body"><text:s/></text:p>
      <text:p text:style-name="Text_20_body">অতীনকে বুকে চেপে ধরে এলা বলতে লাগল।--"অন্তু, অন্তু আমার, আমার রাজা, আমার দেবতা, তোমাকে কত ভালোবেসেছি আজ পর্যন্ত সম্পূর্ণ করে তা জানাতে পারলুম না। সেই ভালোবাসার দোহাই, মারো, আমাকে মারো।"</text:p>
      <text:p text:style-name="Text_20_body"><text:s/></text:p>
      <text:p text:style-name="Text_20_body">অতীন এলার হাত জোর করে ধরে তাকে শোবার ঘরে টেনে নিয়ে গেল, বললে, "শোও, এখনই শোও। ঘুমোও।"</text:p>
      <text:p text:style-name="Text_20_body"><text:s/></text:p>
      <text:p text:style-name="Text_20_body">"ঘুম হবে না।"</text:p>
      <text:p text:style-name="Text_20_body"><text:s/></text:p>
      <text:p text:style-name="Text_20_body">"ঘুমোবার ওষুধ আছে আমার হাতে।"</text:p>
      <text:p text:style-name="Text_20_body"><text:soft-page-break/><text:s/></text:p>
      <text:p text:style-name="Text_20_body">"কিচ্ছু দরকার নেই অন্তু। আমার চৈতন্যের শেষ মুহূর্ত তুমিই নাও। ক্লোরোফর্‌ম এনেছ? দাও ওটাকে ফেলে। ভীরু নই আমি; জেগে থেকে যাতে মরি তোমার কোলে তাই করো। শেষ চুম্বন আজ অফুরান হল অন্তু। অন্তু।"</text:p>
      <text:p text:style-name="Text_20_body"><text:s/></text:p>
      <text:p text:style-name="Text_20_body">দূরের থেকে হুইস্‌লের শব্দ এল।</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7:52:25.788651556</meta:creation-date>
    <dc:date>2015-08-09T17:54:42.021009710</dc:date>
    <meta:editing-duration>PT2M15S</meta:editing-duration>
    <meta:editing-cycles>4</meta:editing-cycles>
    <meta:generator>LibreOffice/4.4.5.2$Linux_X86_64 LibreOffice_project/40m0$Build-2</meta:generator>
    <meta:document-statistic meta:table-count="0" meta:image-count="0" meta:object-count="0" meta:page-count="65" meta:paragraph-count="1280" meta:word-count="17192" meta:character-count="68631" meta:non-whitespace-character-count="51552"/>
    <meta:user-defined meta:name="w2e_MetaAuthor">রবীন্দ্রনাথ ঠাকুর</meta:user-defined>
    <meta:user-defined meta:name="w2e_MetaBackgroundColor">000000</meta:user-defined>
    <meta:user-defined meta:name="w2e_MetaCoverType">None</meta:user-defined>
    <meta:user-defined meta:name="w2e_MetaLanguage">bn</meta:user-defined>
    <meta:user-defined meta:name="w2e_MetaTitle" meta:value-type="string">চার অধ্যায়</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